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adornments="Обычный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3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Helvetica" svg:font-family="Helvetica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Times" svg:font-family="Times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5.96cm" fo:margin-left="0cm" table:align="left"/>
    </style:style>
    <style:style style:name="Таблица1.A" style:family="table-column">
      <style:table-column-properties style:column-width="3.397cm"/>
    </style:style>
    <style:style style:name="Таблица1.B" style:family="table-column">
      <style:table-column-properties style:column-width="6.796cm"/>
    </style:style>
    <style:style style:name="Таблица1.C" style:family="table-column">
      <style:table-column-properties style:column-width="5.766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C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15.958cm" fo:margin-left="0cm" table:align="left"/>
    </style:style>
    <style:style style:name="Таблица2.A" style:family="table-column">
      <style:table-column-properties style:column-width="3.096cm"/>
    </style:style>
    <style:style style:name="Таблица2.B" style:family="table-column">
      <style:table-column-properties style:column-width="12.862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B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5.958cm" fo:margin-left="0cm" table:align="left"/>
    </style:style>
    <style:style style:name="Таблица3.A" style:family="table-column">
      <style:table-column-properties style:column-width="5.096cm"/>
    </style:style>
    <style:style style:name="Таблица3.B" style:family="table-column">
      <style:table-column-properties style:column-width="10.862cm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0pt" fo:language="ru" fo:country="RU" officeooo:paragraph-rsid="0032c675" style:font-size-asian="10pt" style:font-size-complex="10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officeooo:rsid="0082c78d" officeooo:paragraph-rsid="0082c78d"/>
    </style:style>
    <style:style style:name="P3" style:family="paragraph" style:parent-style-name="Table_20_Contents">
      <style:text-properties officeooo:rsid="0082c78d" officeooo:paragraph-rsid="0082c78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font-weight="bold" officeooo:rsid="0082c78d" officeooo:paragraph-rsid="0082c78d" style:font-weight-asian="bold" style:font-weight-complex="bold"/>
    </style:style>
    <style:style style:name="P5" style:family="paragraph" style:parent-style-name="Листинг">
      <style:text-properties fo:font-weight="bold" style:font-weight-asian="bold" style:font-weight-complex="bold"/>
    </style:style>
    <style:style style:name="P6" style:family="paragraph" style:parent-style-name="Листинг">
      <style:text-properties fo:font-weight="bold" officeooo:paragraph-rsid="00470923" style:font-weight-asian="bold" style:font-weight-complex="bold"/>
    </style:style>
    <style:style style:name="P7" style:family="paragraph" style:parent-style-name="Листинг">
      <style:text-properties fo:font-weight="bold" officeooo:paragraph-rsid="0076eec6" style:font-weight-asian="bold" style:font-weight-complex="bold"/>
    </style:style>
    <style:style style:name="P8" style:family="paragraph" style:parent-style-name="Листинг">
      <style:text-properties fo:font-weight="bold" officeooo:paragraph-rsid="00a2d188" style:font-weight-asian="bold" style:font-weight-complex="bold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officeooo:rsid="00979693" officeooo:paragraph-rsid="00979693"/>
    </style:style>
    <style:style style:name="P10" style:family="paragraph" style:parent-style-name="Text_20_body">
      <style:text-properties officeooo:rsid="00979693" officeooo:paragraph-rsid="00979693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rsid="00979693" officeooo:paragraph-rsid="009d5b17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officeooo:rsid="0095a441" officeooo:paragraph-rsid="0095a441"/>
    </style:style>
    <style:style style:name="P13" style:family="paragraph" style:parent-style-name="Text_20_body">
      <style:text-properties officeooo:rsid="0095a441" officeooo:paragraph-rsid="0095a441"/>
    </style:style>
    <style:style style:name="P14" style:family="paragraph" style:parent-style-name="Table_20_Contents">
      <style:text-properties officeooo:rsid="0095a441" officeooo:paragraph-rsid="0095a441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officeooo:rsid="0095a441" officeooo:paragraph-rsid="009d5b17"/>
    </style:style>
    <style:style style:name="P16" style:family="paragraph" style:parent-style-name="Table_20_Contents">
      <style:text-properties officeooo:rsid="0095a441" officeooo:paragraph-rsid="009d5b17"/>
    </style:style>
    <style:style style:name="P17" style:family="paragraph" style:parent-style-name="Table_20_Contents">
      <loext:graphic-properties draw:fill="none" draw:fill-color="#99cc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 style:shadow="none" text:number-lines="false" text:line-number="0">
        <style:tab-stops/>
      </style:paragraph-properties>
      <style:text-properties officeooo:rsid="0095a441" officeooo:paragraph-rsid="0095a441"/>
    </style:style>
    <style:style style:name="P18" style:family="paragraph" style:parent-style-name="Table_20_Contents">
      <loext:graphic-properties draw:fill="none" draw:fill-color="#99cc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 style:shadow="none" text:number-lines="false" text:line-number="0">
        <style:tab-stops/>
      </style:paragraph-properties>
      <style:text-properties officeooo:rsid="0095a441" officeooo:paragraph-rsid="009d5b17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Courier New3" fo:font-weight="bold" officeooo:rsid="00979693" officeooo:paragraph-rsid="009d5b17" style:font-weight-asian="bold" style:font-weight-complex="bold"/>
    </style:style>
    <style:style style:name="P20" style:family="paragraph" style:parent-style-name="Table_20_Contents">
      <style:text-properties style:font-name="Courier New3" fo:font-weight="bold" officeooo:rsid="00979693" officeooo:paragraph-rsid="009d5b17" style:font-weight-asian="bold" style:font-weight-complex="bold"/>
    </style:style>
    <style:style style:name="P21" style:family="paragraph" style:parent-style-name="Table_20_Contents">
      <style:text-properties style:font-name="Courier New3" fo:font-weight="bold" officeooo:rsid="0095a441" officeooo:paragraph-rsid="009d5b17" style:font-weight-asian="bold" style:font-weight-complex="bold"/>
    </style:style>
    <style:style style:name="P22" style:family="paragraph" style:parent-style-name="Text_20_body">
      <style:text-properties style:text-line-through-style="none" style:text-line-through-type="none"/>
    </style:style>
    <style:style style:name="P23" style:family="paragraph" style:parent-style-name="Text_20_body">
      <style:text-properties style:text-line-through-style="none" style:text-line-through-type="none" officeooo:paragraph-rsid="005f060e"/>
    </style:style>
    <style:style style:name="P24" style:family="paragraph" style:parent-style-name="Text_20_body">
      <style:text-properties style:text-line-through-style="none" style:text-line-through-type="none" officeooo:rsid="0065299f" officeooo:paragraph-rsid="0065299f"/>
    </style:style>
    <style:style style:name="P25" style:family="paragraph" style:parent-style-name="Text_20_body">
      <style:text-properties style:text-line-through-style="none" style:text-line-through-type="none" officeooo:rsid="00704fce" officeooo:paragraph-rsid="00704fce"/>
    </style:style>
    <style:style style:name="P26" style:family="paragraph" style:parent-style-name="Text_20_body">
      <style:text-properties style:text-line-through-style="none" style:text-line-through-type="none" officeooo:paragraph-rsid="0087f3a7"/>
    </style:style>
    <style:style style:name="P27" style:family="paragraph" style:parent-style-name="Листинг">
      <style:text-properties style:text-line-through-style="none" style:text-line-through-type="none" style:text-underline-style="none"/>
    </style:style>
    <style:style style:name="P28" style:family="paragraph" style:parent-style-name="Text_20_body">
      <style:text-properties fo:font-size="14pt" style:font-size-asian="14pt" style:font-size-complex="14pt"/>
    </style:style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Text_20_body">
      <style:text-properties officeooo:rsid="005e85c0" officeooo:paragraph-rsid="005e85c0"/>
    </style:style>
    <style:style style:name="P31" style:family="paragraph" style:parent-style-name="Text_20_body">
      <style:text-properties officeooo:rsid="0060854d" officeooo:paragraph-rsid="0060854d"/>
    </style:style>
    <style:style style:name="P32" style:family="paragraph" style:parent-style-name="Text_20_body">
      <style:text-properties officeooo:rsid="006818e5" officeooo:paragraph-rsid="006818e5"/>
    </style:style>
    <style:style style:name="P33" style:family="paragraph" style:parent-style-name="Text_20_body">
      <style:text-properties officeooo:paragraph-rsid="006818e5"/>
    </style:style>
    <style:style style:name="P34" style:family="paragraph" style:parent-style-name="Листинг">
      <style:text-properties officeooo:paragraph-rsid="006818e5"/>
    </style:style>
    <style:style style:name="P35" style:family="paragraph" style:parent-style-name="Text_20_body">
      <style:text-properties officeooo:paragraph-rsid="00708a89"/>
    </style:style>
    <style:style style:name="P36" style:family="paragraph" style:parent-style-name="Text_20_body">
      <style:text-properties officeooo:paragraph-rsid="00722f1b"/>
    </style:style>
    <style:style style:name="P37" style:family="paragraph" style:parent-style-name="Листинг">
      <style:text-properties officeooo:paragraph-rsid="00722f1b"/>
    </style:style>
    <style:style style:name="P38" style:family="paragraph" style:parent-style-name="Text_20_body">
      <style:text-properties officeooo:paragraph-rsid="00725e78"/>
    </style:style>
    <style:style style:name="P39" style:family="paragraph" style:parent-style-name="Text_20_body">
      <style:text-properties officeooo:rsid="007558db" officeooo:paragraph-rsid="007558db"/>
    </style:style>
    <style:style style:name="P40" style:family="paragraph" style:parent-style-name="Text_20_body">
      <style:text-properties officeooo:rsid="0076eec6" officeooo:paragraph-rsid="0076eec6"/>
    </style:style>
    <style:style style:name="P41" style:family="paragraph" style:parent-style-name="Text_20_body">
      <style:text-properties style:font-name="Times New Roman" fo:font-size="14pt" officeooo:rsid="0076eec6" officeooo:paragraph-rsid="0076eec6" style:font-size-asian="10.5pt"/>
    </style:style>
    <style:style style:name="P42" style:family="paragraph" style:parent-style-name="Text_20_body">
      <style:text-properties style:font-name="Times New Roman" fo:font-size="14pt" officeooo:rsid="007bd77c" officeooo:paragraph-rsid="007bd77c" style:font-size-asian="10.5pt"/>
    </style:style>
    <style:style style:name="P43" style:family="paragraph" style:parent-style-name="Text_20_body">
      <style:text-properties style:font-name="Times New Roman" fo:font-size="14pt" officeooo:rsid="007db01c" officeooo:paragraph-rsid="007db01c" style:font-size-asian="10.5pt"/>
    </style:style>
    <style:style style:name="P44" style:family="paragraph" style:parent-style-name="Text_20_body">
      <style:text-properties style:font-name="Times New Roman" fo:font-size="14pt" officeooo:rsid="00815869" officeooo:paragraph-rsid="00815869" style:font-size-asian="10.5pt"/>
    </style:style>
    <style:style style:name="P45" style:family="paragraph" style:parent-style-name="Text_20_body">
      <style:text-properties officeooo:rsid="0077a045" officeooo:paragraph-rsid="0077a045"/>
    </style:style>
    <style:style style:name="P46" style:family="paragraph" style:parent-style-name="Text_20_body">
      <style:text-properties officeooo:rsid="007db01c" officeooo:paragraph-rsid="007db01c"/>
    </style:style>
    <style:style style:name="P47" style:family="paragraph" style:parent-style-name="Text_20_body">
      <style:text-properties officeooo:paragraph-rsid="00815869"/>
    </style:style>
    <style:style style:name="P48" style:family="paragraph" style:parent-style-name="Text_20_body">
      <style:text-properties officeooo:rsid="008fab27" officeooo:paragraph-rsid="008fab27"/>
    </style:style>
    <style:style style:name="P49" style:family="paragraph" style:parent-style-name="Text_20_body">
      <style:text-properties officeooo:rsid="0090194c" officeooo:paragraph-rsid="0090194c"/>
    </style:style>
    <style:style style:name="P50" style:family="paragraph" style:parent-style-name="Text_20_body">
      <style:text-properties officeooo:rsid="008af0eb" officeooo:paragraph-rsid="0090194c"/>
    </style:style>
    <style:style style:name="P51" style:family="paragraph" style:parent-style-name="Text_20_body">
      <style:text-properties officeooo:paragraph-rsid="008db71a"/>
    </style:style>
    <style:style style:name="P52" style:family="paragraph" style:parent-style-name="Text_20_body">
      <style:text-properties officeooo:rsid="009a39d3" officeooo:paragraph-rsid="009a39d3"/>
    </style:style>
    <style:style style:name="P53" style:family="paragraph" style:parent-style-name="Text_20_body">
      <style:text-properties officeooo:rsid="009ae01c" officeooo:paragraph-rsid="009ae01c"/>
    </style:style>
    <style:style style:name="P54" style:family="paragraph" style:parent-style-name="Text_20_body">
      <style:text-properties officeooo:paragraph-rsid="009d5b17"/>
    </style:style>
    <style:style style:name="P55" style:family="paragraph" style:parent-style-name="Text_20_body">
      <style:text-properties officeooo:rsid="009e075a" officeooo:paragraph-rsid="009e075a"/>
    </style:style>
    <style:style style:name="P56" style:family="paragraph" style:parent-style-name="Text_20_body">
      <style:text-properties officeooo:rsid="009e68a7" officeooo:paragraph-rsid="009e68a7"/>
    </style:style>
    <style:style style:name="P57" style:family="paragraph" style:parent-style-name="Text_20_body">
      <style:text-properties officeooo:rsid="00a03be0" officeooo:paragraph-rsid="00a03be0"/>
    </style:style>
    <style:style style:name="P58" style:family="paragraph" style:parent-style-name="Text_20_body">
      <style:text-properties officeooo:rsid="00a08085" officeooo:paragraph-rsid="00a08085"/>
    </style:style>
    <style:style style:name="P59" style:family="paragraph" style:parent-style-name="Text_20_body">
      <style:text-properties officeooo:rsid="00a2d188" officeooo:paragraph-rsid="00a2d188"/>
    </style:style>
    <style:style style:name="P60" style:family="paragraph" style:parent-style-name="Листинг">
      <style:text-properties officeooo:rsid="00a2d188" officeooo:paragraph-rsid="00a2d188"/>
    </style:style>
    <style:style style:name="P61" style:family="paragraph" style:parent-style-name="Text_20_body">
      <style:text-properties officeooo:paragraph-rsid="00a4da71"/>
    </style:style>
    <style:style style:name="P62" style:family="paragraph" style:parent-style-name="Листинг">
      <style:text-properties officeooo:paragraph-rsid="00a4da71"/>
    </style:style>
    <style:style style:name="P63" style:family="paragraph" style:parent-style-name="Text_20_body">
      <style:text-properties officeooo:rsid="00a4da71" officeooo:paragraph-rsid="00a4da71"/>
    </style:style>
    <style:style style:name="P64" style:family="paragraph" style:parent-style-name="Text_20_body">
      <style:text-properties officeooo:rsid="00a6a4a2" officeooo:paragraph-rsid="00a6a4a2"/>
    </style:style>
    <style:style style:name="P65" style:family="paragraph" style:parent-style-name="Text_20_body">
      <style:text-properties officeooo:rsid="00aa4cbd" officeooo:paragraph-rsid="00aa4cbd"/>
    </style:style>
    <style:style style:name="P66" style:family="paragraph" style:parent-style-name="Text_20_body">
      <style:text-properties officeooo:rsid="00ab8209" officeooo:paragraph-rsid="00ab8209"/>
    </style:style>
    <style:style style:name="P67" style:family="paragraph" style:parent-style-name="Text_20_body">
      <style:text-properties officeooo:rsid="00ac75c5" officeooo:paragraph-rsid="00ac75c5"/>
    </style:style>
    <style:style style:name="P68" style:family="paragraph" style:parent-style-name="Text_20_body">
      <style:text-properties officeooo:paragraph-rsid="00ad1f56"/>
    </style:style>
    <style:style style:name="P69" style:family="paragraph" style:parent-style-name="Text_20_body">
      <style:text-properties officeooo:rsid="00aeb917" officeooo:paragraph-rsid="00aeb917"/>
    </style:style>
    <style:style style:name="P70" style:family="paragraph" style:parent-style-name="Footnote">
      <style:text-properties officeooo:rsid="000290fe" officeooo:paragraph-rsid="000290fe"/>
    </style:style>
    <style:style style:name="P71" style:family="paragraph" style:parent-style-name="Листинг">
      <style:paragraph-properties fo:text-align="center" style:justify-single-word="false"/>
      <style:text-properties officeooo:paragraph-rsid="00470923"/>
    </style:style>
    <style:style style:name="P72" style:family="paragraph" style:parent-style-name="Листинг">
      <style:text-properties fo:language="en" fo:country="US" officeooo:paragraph-rsid="00470923"/>
    </style:style>
    <style:style style:name="P73" style:family="paragraph" style:parent-style-name="Листинг">
      <style:text-properties fo:language="en" fo:country="US" officeooo:paragraph-rsid="005f060e"/>
    </style:style>
    <style:style style:name="P74" style:family="paragraph" style:parent-style-name="Листинг">
      <style:text-properties fo:language="en" fo:country="US" officeooo:paragraph-rsid="0060854d"/>
    </style:style>
    <style:style style:name="P75" style:family="paragraph" style:parent-style-name="Листинг">
      <style:text-properties officeooo:paragraph-rsid="00470923"/>
    </style:style>
    <style:style style:name="P76" style:family="paragraph" style:parent-style-name="Standard">
      <style:text-properties officeooo:paragraph-rsid="00470923"/>
    </style:style>
    <style:style style:name="P77" style:family="paragraph" style:parent-style-name="Листинг">
      <style:text-properties officeooo:paragraph-rsid="005a349b"/>
    </style:style>
    <style:style style:name="P78" style:family="paragraph" style:parent-style-name="Листинг">
      <style:text-properties officeooo:paragraph-rsid="0060854d"/>
    </style:style>
    <style:style style:name="P79" style:family="paragraph" style:parent-style-name="Листинг">
      <style:text-properties officeooo:paragraph-rsid="006453fa"/>
    </style:style>
    <style:style style:name="P80" style:family="paragraph" style:parent-style-name="Листинг">
      <style:text-properties officeooo:paragraph-rsid="0069c4ef"/>
    </style:style>
    <style:style style:name="P81" style:family="paragraph" style:parent-style-name="Листинг">
      <style:text-properties officeooo:paragraph-rsid="00704fce"/>
    </style:style>
    <style:style style:name="P82" style:family="paragraph" style:parent-style-name="Листинг">
      <style:text-properties fo:font-size="12pt" style:font-size-asian="12pt" style:font-size-complex="12pt"/>
    </style:style>
    <style:style style:name="P83" style:family="paragraph" style:parent-style-name="Листинг">
      <style:text-properties fo:font-size="12pt" officeooo:paragraph-rsid="0093e408" style:font-size-asian="12pt" style:font-size-complex="12pt"/>
    </style:style>
    <style:style style:name="P84" style:family="paragraph" style:parent-style-name="Листинг">
      <style:text-properties fo:font-size="12pt" officeooo:paragraph-rsid="009359bc" style:font-size-asian="12pt" style:font-size-complex="12pt"/>
    </style:style>
    <style:style style:name="P85" style:family="paragraph" style:parent-style-name="Листинг">
      <style:text-properties officeooo:paragraph-rsid="0077a045"/>
    </style:style>
    <style:style style:name="P86" style:family="paragraph" style:parent-style-name="Листинг">
      <style:text-properties officeooo:paragraph-rsid="007db01c"/>
    </style:style>
    <style:style style:name="P87" style:family="paragraph" style:parent-style-name="Листинг">
      <style:text-properties officeooo:paragraph-rsid="00a2d188"/>
    </style:style>
    <style:style style:name="P88" style:family="paragraph" style:parent-style-name="Листинг">
      <style:text-properties officeooo:paragraph-rsid="00aeb917"/>
    </style:style>
    <style:style style:name="P89" style:family="paragraph" style:parent-style-name="Standard">
      <style:text-properties style:text-line-through-style="solid" style:text-line-through-type="single" fo:language="en" fo:country="US" officeooo:paragraph-rsid="00470923"/>
    </style:style>
    <style:style style:name="P90" style:family="paragraph" style:parent-style-name="Table_20_Contents">
      <style:text-properties officeooo:paragraph-rsid="0082c78d"/>
    </style:style>
    <style:style style:name="P91" style:family="paragraph" style:parent-style-name="Text_20_body" style:master-page-name="">
      <loext:graphic-properties draw:fill="none" draw:fill-color="#99ccff"/>
      <style:paragraph-properties fo:margin-left="2cm" fo:margin-right="0cm" fo:margin-top="0cm" fo:margin-bottom="0cm" style:contextual-spacing="false" fo:text-align="justify" style:justify-single-word="false" fo:hyphenation-ladder-count="no-limit" fo:text-indent="0cm" style:auto-text-indent="false" style:page-number="auto" fo:background-color="transparent" style:shadow="none">
        <style:tab-stops>
          <style:tab-stop style:position="0.293cm"/>
          <style:tab-stop style:position="0.501cm"/>
        </style:tab-stops>
        <style:drop-cap style:lines="3"/>
      </style:paragraph-properties>
      <style:text-properties fo:color="#55308d" loext:opacity="100%" style:font-name="Georgia" officeooo:paragraph-rsid="007f0b09" fo:background-color="transparent" fo:hyphenate="true" fo:hyphenation-remain-char-count="2" fo:hyphenation-push-char-count="2" loext:hyphenation-no-caps="false"/>
    </style:style>
    <style:style style:name="P92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ourier New3" fo:font-weight="bold" officeooo:rsid="0095a441" officeooo:paragraph-rsid="0095a441" style:font-weight-asian="bold" style:font-weight-complex="bold"/>
    </style:style>
    <style:style style:name="P93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ourier New3" fo:font-weight="bold" officeooo:rsid="00979693" officeooo:paragraph-rsid="00979693" style:font-weight-asian="bold" style:font-weight-complex="bold"/>
    </style:style>
    <style:style style:name="P94" style:family="paragraph" style:parent-style-name="Heading_20_1" style:master-page-name="First_20_Page">
      <style:paragraph-properties style:page-number="auto"/>
      <style:text-properties officeooo:rsid="00470923" officeooo:paragraph-rsid="00470923"/>
    </style:style>
    <style:style style:name="P95" style:family="paragraph" style:parent-style-name="Heading_20_2">
      <style:paragraph-properties>
        <style:tab-stops>
          <style:tab-stop style:position="0cm"/>
        </style:tab-stops>
      </style:paragraph-properties>
      <style:text-properties officeooo:paragraph-rsid="00470923"/>
    </style:style>
    <style:style style:name="P96" style:family="paragraph" style:parent-style-name="Heading_20_2">
      <style:paragraph-properties>
        <style:tab-stops>
          <style:tab-stop style:position="0cm"/>
        </style:tab-stops>
      </style:paragraph-properties>
      <style:text-properties officeooo:paragraph-rsid="005f060e"/>
    </style:style>
    <style:style style:name="P97" style:family="paragraph" style:parent-style-name="Heading_20_2">
      <style:text-properties officeooo:rsid="008af0eb" officeooo:paragraph-rsid="008af0eb"/>
    </style:style>
    <style:style style:name="P98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470923"/>
    </style:style>
    <style:style style:name="P99" style:family="paragraph" style:parent-style-name="Heading_20_3">
      <style:text-properties officeooo:paragraph-rsid="009a39d3"/>
    </style:style>
    <style:style style:name="P100" style:family="paragraph" style:parent-style-name="Heading_20_3">
      <style:text-properties officeooo:rsid="00a6a4a2" officeooo:paragraph-rsid="00a6a4a2"/>
    </style:style>
    <style:style style:name="P101" style:family="paragraph" style:parent-style-name="Text_20_body" style:list-style-name="L1"/>
    <style:style style:name="P102" style:family="paragraph" style:parent-style-name="Text_20_body" style:list-style-name="L2">
      <style:text-properties style:text-line-through-style="none" style:text-line-through-type="none"/>
    </style:style>
    <style:style style:name="P103" style:family="paragraph" style:parent-style-name="Text_20_body" style:list-style-name="L3">
      <style:text-properties style:text-line-through-style="none" style:text-line-through-type="none" style:font-name="Courier New3"/>
    </style:style>
    <style:style style:name="P104" style:family="paragraph" style:parent-style-name="Text_20_body" style:list-style-name="L4">
      <style:text-properties style:text-line-through-style="none" style:text-line-through-type="none"/>
    </style:style>
    <style:style style:name="P105" style:family="paragraph" style:parent-style-name="Text_20_body" style:list-style-name="L5">
      <style:text-properties style:text-line-through-style="none" style:text-line-through-type="none"/>
    </style:style>
    <style:style style:name="P106" style:family="paragraph" style:parent-style-name="Text_20_body" style:list-style-name="WW8Num4">
      <style:text-properties style:text-line-through-style="none" style:text-line-through-type="none" officeooo:paragraph-rsid="005f060e"/>
    </style:style>
    <style:style style:name="P107" style:family="paragraph" style:parent-style-name="Text_20_body" style:list-style-name="L6">
      <style:text-properties style:text-line-through-style="none" style:text-line-through-type="none"/>
    </style:style>
    <style:style style:name="P108" style:family="paragraph" style:parent-style-name="Text_20_body" style:list-style-name="WW8Num8">
      <style:text-properties style:text-line-through-style="none" style:text-line-through-type="none"/>
    </style:style>
    <style:style style:name="P109" style:family="paragraph" style:parent-style-name="Text_20_body" style:list-style-name="WW8Num6">
      <style:text-properties style:text-line-through-style="none" style:text-line-through-type="none"/>
    </style:style>
    <style:style style:name="P110" style:family="paragraph" style:parent-style-name="Text_20_body" style:list-style-name="L8">
      <style:text-properties style:text-line-through-style="none" style:text-line-through-type="none"/>
    </style:style>
    <style:style style:name="P111" style:family="paragraph" style:parent-style-name="Text_20_body" style:list-style-name="L5"/>
    <style:style style:name="P112" style:family="paragraph" style:parent-style-name="Text_20_body" style:list-style-name="WW8Num8"/>
    <style:style style:name="P113" style:family="paragraph" style:parent-style-name="Text_20_body" style:list-style-name="L7">
      <style:text-properties officeooo:paragraph-rsid="0065299f"/>
    </style:style>
    <style:style style:name="P114" style:family="paragraph" style:parent-style-name="Text_20_body" style:list-style-name="L9">
      <style:text-properties officeooo:rsid="007bd77c" officeooo:paragraph-rsid="007bd77c"/>
    </style:style>
    <style:style style:name="P115" style:family="paragraph" style:parent-style-name="Text_20_body" style:list-style-name="L9">
      <style:text-properties style:font-name="Times New Roman" fo:font-size="14pt" officeooo:rsid="007bd77c" officeooo:paragraph-rsid="007bd77c" style:font-size-asian="10.5pt"/>
    </style:style>
    <style:style style:name="P116" style:family="paragraph" style:parent-style-name="Text_20_body" style:list-style-name="L10"/>
    <style:style style:name="P117" style:family="paragraph" style:parent-style-name="Text_20_body" style:list-style-name="L10">
      <style:paragraph-properties fo:margin-top="0cm" fo:margin-bottom="0.499cm" style:contextual-spacing="false"/>
    </style:style>
    <style:style style:name="P118" style:family="paragraph" style:parent-style-name="Text_20_body" style:list-style-name="L11">
      <style:text-properties officeooo:rsid="009d5b17" officeooo:paragraph-rsid="009d5b17"/>
    </style:style>
    <style:style style:name="P119" style:family="paragraph" style:parent-style-name="Text_20_body" style:list-style-name="L11">
      <style:text-properties officeooo:rsid="009ae01c" officeooo:paragraph-rsid="009ae01c"/>
    </style:style>
    <style:style style:name="P120" style:family="paragraph" style:parent-style-name="Text_20_body" style:list-style-name="L11">
      <style:text-properties officeooo:rsid="009ae01c" officeooo:paragraph-rsid="009be592"/>
    </style:style>
    <style:style style:name="P121" style:family="paragraph" style:parent-style-name="Text_20_body" style:list-style-name="L11">
      <style:paragraph-properties fo:break-before="page"/>
      <style:text-properties officeooo:rsid="009be592" officeooo:paragraph-rsid="009be592"/>
    </style:style>
    <style:style style:name="P122" style:family="paragraph" style:parent-style-name="Листинг" style:list-style-name="L11"/>
    <style:style style:name="P123" style:family="paragraph" style:parent-style-name="Листинг" style:list-style-name="L11">
      <style:text-properties officeooo:paragraph-rsid="009d5b17"/>
    </style:style>
    <style:style style:name="T1" style:family="text">
      <style:text-properties style:font-name="Times New Roman" fo:font-style="italic" officeooo:rsid="00b17876" style:font-style-asian="italic" style:font-style-complex="italic"/>
    </style:style>
    <style:style style:name="T2" style:family="text">
      <style:text-properties style:font-name="Times New Roman" fo:font-style="italic" officeooo:rsid="004dbb07" style:font-style-asian="italic" style:font-style-complex="italic"/>
    </style:style>
    <style:style style:name="T3" style:family="text">
      <style:text-properties style:font-name="Times New Roman" fo:font-style="italic" officeooo:rsid="0032c675" style:font-style-asian="italic" style:font-style-complex="italic"/>
    </style:style>
    <style:style style:name="T4" style:family="text">
      <style:text-properties style:font-name="Times New Roman" fo:font-size="14pt" style:font-size-asian="10.5pt"/>
    </style:style>
    <style:style style:name="T5" style:family="text">
      <style:text-properties style:font-name="Times New Roman" fo:font-size="14pt" officeooo:rsid="0054a10e" style:font-size-asian="10.5pt"/>
    </style:style>
    <style:style style:name="T6" style:family="text">
      <style:text-properties style:font-name="Times New Roman" fo:font-size="14pt" officeooo:rsid="00725e78" style:font-size-asian="10.5pt"/>
    </style:style>
    <style:style style:name="T7" style:family="text">
      <style:text-properties style:font-name="Times New Roman" fo:font-size="14pt" officeooo:rsid="007db01c" style:font-size-asian="10.5pt"/>
    </style:style>
    <style:style style:name="T8" style:family="text">
      <style:text-properties style:font-name="Times New Roman" fo:font-size="14pt" officeooo:rsid="007f0b09" style:font-size-asian="10.5pt"/>
    </style:style>
    <style:style style:name="T9" style:family="text">
      <style:text-properties style:font-name="Times New Roman" fo:font-size="14pt" officeooo:rsid="00815869" style:font-size-asian="10.5pt"/>
    </style:style>
    <style:style style:name="T10" style:family="text">
      <style:text-properties style:font-name="Times New Roman" fo:font-size="14pt" officeooo:rsid="0090194c" style:font-size-asian="10.5pt"/>
    </style:style>
    <style:style style:name="T11" style:family="text">
      <style:text-properties style:font-name="Times New Roman" fo:font-size="14pt" officeooo:rsid="009d5b17" style:font-size-asian="10.5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61d92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fo:language="en" fo:country="US"/>
    </style:style>
    <style:style style:name="T19" style:family="text">
      <style:text-properties style:text-line-through-style="none" style:text-line-through-type="none" fo:language="en" fo:country="US" fo:font-style="italic" style:font-style-asian="italic" style:font-style-complex="italic"/>
    </style:style>
    <style:style style:name="T20" style:family="text">
      <style:text-properties style:text-line-through-style="none" style:text-line-through-type="none" fo:language="en" fo:country="US" fo:font-weight="bold" style:font-weight-asian="bold"/>
    </style:style>
    <style:style style:name="T21" style:family="text">
      <style:text-properties style:text-line-through-style="none" style:text-line-through-type="none" fo:language="en" fo:country="US" fo:font-weight="bold" style:font-weight-asian="bold" style:font-weight-complex="bold"/>
    </style:style>
    <style:style style:name="T22" style:family="text">
      <style:text-properties style:text-line-through-style="none" style:text-line-through-type="none" fo:language="en" fo:country="US" fo:font-weight="bold" officeooo:rsid="0065299f" style:font-weight-asian="bold"/>
    </style:style>
    <style:style style:name="T23" style:family="text">
      <style:text-properties style:text-line-through-style="none" style:text-line-through-type="none" fo:language="en" fo:country="US" officeooo:rsid="0065299f"/>
    </style:style>
    <style:style style:name="T24" style:family="text">
      <style:text-properties style:text-line-through-style="none" style:text-line-through-type="none" fo:font-style="italic" style:font-style-asian="italic" style:font-style-complex="italic"/>
    </style:style>
    <style:style style:name="T25" style:family="text">
      <style:text-properties style:text-line-through-style="none" style:text-line-through-type="none" fo:font-weight="bold" style:font-weight-asian="bold"/>
    </style:style>
    <style:style style:name="T26" style:family="text">
      <style:text-properties style:text-line-through-style="none" style:text-line-through-type="none" fo:font-weight="bold" style:font-weight-asian="bold" style:font-weight-complex="bold"/>
    </style:style>
    <style:style style:name="T27" style:family="text">
      <style:text-properties style:text-line-through-style="none" style:text-line-through-type="none" fo:font-weight="bold" officeooo:rsid="0065299f" style:font-weight-asian="bold"/>
    </style:style>
    <style:style style:name="T28" style:family="text">
      <style:text-properties style:text-line-through-style="none" style:text-line-through-type="none" style:text-underline-style="none"/>
    </style:style>
    <style:style style:name="T29" style:family="text">
      <style:text-properties style:text-line-through-style="none" style:text-line-through-type="none" style:font-name="Courier New3"/>
    </style:style>
    <style:style style:name="T30" style:family="text">
      <style:text-properties style:text-line-through-style="none" style:text-line-through-type="none" style:font-name="Courier New3" fo:language="en" fo:country="US"/>
    </style:style>
    <style:style style:name="T31" style:family="text">
      <style:text-properties style:text-line-through-style="none" style:text-line-through-type="none" style:font-name="Courier New3" fo:language="en" fo:country="US" fo:font-weight="bold" style:font-weight-asian="bold" style:font-weight-complex="bold"/>
    </style:style>
    <style:style style:name="T32" style:family="text">
      <style:text-properties style:text-line-through-style="none" style:text-line-through-type="none" style:font-name="Courier New3" fo:language="en" fo:country="US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text-line-through-style="none" style:text-line-through-type="none" style:font-name="Courier New3" fo:font-weight="bold" style:font-weight-asian="bold" style:font-weight-complex="bold"/>
    </style:style>
    <style:style style:name="T34" style:family="text">
      <style:text-properties style:text-line-through-style="none" style:text-line-through-type="none" style:font-name="Courier New3" fo:font-weight="bold" officeooo:rsid="00708a89" style:font-weight-asian="bold" style:font-weight-complex="bold"/>
    </style:style>
    <style:style style:name="T35" style:family="text">
      <style:text-properties style:text-line-through-style="none" style:text-line-through-type="none" style:font-name="Courier New3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text-line-through-style="none" style:text-line-through-type="none" style:font-name="Times New Roman1"/>
    </style:style>
    <style:style style:name="T37" style:family="text">
      <style:text-properties style:text-line-through-style="none" style:text-line-through-type="none" style:font-name="Times New Roman1" fo:font-size="14pt" fo:font-style="italic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text-line-through-style="none" style:text-line-through-type="none" style:font-name="Times New Roman1" fo:language="en" fo:country="US" fo:font-style="italic" style:font-style-asian="italic" style:font-style-complex="italic"/>
    </style:style>
    <style:style style:name="T39" style:family="text">
      <style:text-properties style:text-line-through-style="none" style:text-line-through-type="none" style:font-name="Times New Roman1" fo:font-weight="normal" officeooo:rsid="00708a89" style:font-weight-asian="normal" style:font-weight-complex="normal"/>
    </style:style>
    <style:style style:name="T40" style:family="text">
      <style:text-properties style:text-line-through-style="none" style:text-line-through-type="none" officeooo:rsid="0065299f"/>
    </style:style>
    <style:style style:name="T41" style:family="text">
      <style:text-properties style:text-line-through-style="none" style:text-line-through-type="none" officeooo:rsid="00708a89"/>
    </style:style>
    <style:style style:name="T42" style:family="text">
      <style:text-properties style:text-line-through-style="none" style:text-line-through-type="none" style:font-name="Times New Roman" fo:font-size="14pt" officeooo:rsid="00708a89" style:font-size-asian="10.5pt"/>
    </style:style>
    <style:style style:name="T43" style:family="text">
      <style:text-properties style:text-line-through-style="none" style:text-line-through-type="none" officeooo:rsid="00722f1b"/>
    </style:style>
    <style:style style:name="T44" style:family="text">
      <style:text-properties fo:font-weight="bold"/>
    </style:style>
    <style:style style:name="T45" style:family="text">
      <style:text-properties fo:font-weight="bold" style:font-weight-asian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5522ed" style:font-weight-asian="bold" style:font-weight-complex="bold"/>
    </style:style>
    <style:style style:name="T48" style:family="text">
      <style:text-properties fo:font-weight="bold" officeooo:rsid="006818e5" style:font-weight-asian="bold" style:font-weight-complex="bold"/>
    </style:style>
    <style:style style:name="T49" style:family="text">
      <style:text-properties fo:font-weight="bold" officeooo:rsid="00a2d188" style:font-weight-asian="bold" style:font-weight-complex="bold"/>
    </style:style>
    <style:style style:name="T50" style:family="text">
      <style:text-properties fo:font-weight="bold" officeooo:rsid="00a15722" style:font-weight-asian="bold" style:font-weight-complex="bold"/>
    </style:style>
    <style:style style:name="T51" style:family="text">
      <style:text-properties fo:language="ru" fo:country="RU" officeooo:rsid="0060854d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weight="bold" style:font-weight-asian="bold"/>
    </style:style>
    <style:style style:name="T54" style:family="text">
      <style:text-properties fo:language="en" fo:country="US" fo:font-weight="bold" style:font-weight-asian="bold" style:font-weight-complex="bold"/>
    </style:style>
    <style:style style:name="T5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language="en" fo:country="US" fo:font-style="italic" style:font-style-asian="italic" style:font-style-complex="italic"/>
    </style:style>
    <style:style style:name="T57" style:family="text">
      <style:text-properties style:font-name="Times New Roman1" fo:language="en" fo:country="US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061d92" style:font-style-asian="normal" style:font-style-complex="normal"/>
    </style:style>
    <style:style style:name="T61" style:family="text">
      <style:text-properties style:font-name="Courier New3"/>
    </style:style>
    <style:style style:name="T62" style:family="text">
      <style:text-properties style:font-name="Courier New3" fo:language="en" fo:country="US"/>
    </style:style>
    <style:style style:name="T63" style:family="text">
      <style:text-properties style:font-name="Courier New3" fo:language="en" fo:country="US" fo:font-weight="bold" style:font-weight-asian="bold" style:font-weight-complex="bold"/>
    </style:style>
    <style:style style:name="T64" style:family="text">
      <style:text-properties style:font-name="Courier New3" fo:language="en" fo:country="US" fo:font-weight="bold" officeooo:rsid="0060854d" style:font-weight-asian="bold" style:font-weight-complex="bold"/>
    </style:style>
    <style:style style:name="T65" style:family="text">
      <style:text-properties style:font-name="Courier New3" fo:language="en" fo:country="US" fo:font-style="normal" style:font-style-asian="normal" style:font-style-complex="normal"/>
    </style:style>
    <style:style style:name="T66" style:family="text">
      <style:text-properties style:font-name="Courier New3" fo:font-weight="bold" style:font-weight-asian="bold" style:font-weight-complex="bold"/>
    </style:style>
    <style:style style:name="T67" style:family="text">
      <style:text-properties style:font-name="Courier New3" fo:font-weight="bold" officeooo:rsid="00708a89" style:font-weight-asian="bold" style:font-weight-complex="bold"/>
    </style:style>
    <style:style style:name="T68" style:family="text">
      <style:text-properties style:font-name="Courier New3" fo:font-weight="bold" officeooo:rsid="009be592" style:font-weight-asian="bold" style:font-weight-complex="bold"/>
    </style:style>
    <style:style style:name="T69" style:family="text">
      <style:text-properties style:font-name="Courier New3" fo:font-weight="bold" officeooo:rsid="009d5b17" style:font-weight-asian="bold" style:font-weight-complex="bold"/>
    </style:style>
    <style:style style:name="T70" style:family="text">
      <style:text-properties style:font-name="Courier New3" fo:font-weight="bold" officeooo:rsid="00a4da71" style:font-weight-asian="bold" style:font-weight-complex="bold"/>
    </style:style>
    <style:style style:name="T71" style:family="text">
      <style:text-properties style:font-name="Courier New3"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style:font-name="Courier New3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style:font-name="Courier New3" fo:font-weight="normal" style:font-weight-asian="normal" style:font-weight-complex="normal"/>
    </style:style>
    <style:style style:name="T74" style:family="text">
      <style:text-properties officeooo:rsid="00061d92"/>
    </style:style>
    <style:style style:name="T75" style:family="text">
      <style:text-properties officeooo:rsid="0054a10e"/>
    </style:style>
    <style:style style:name="T76" style:family="text">
      <style:text-properties officeooo:rsid="005d146c"/>
    </style:style>
    <style:style style:name="T77" style:family="text">
      <style:text-properties officeooo:rsid="005f060e"/>
    </style:style>
    <style:style style:name="T78" style:family="text">
      <style:text-properties officeooo:rsid="0060854d"/>
    </style:style>
    <style:style style:name="T79" style:family="text">
      <style:text-properties officeooo:rsid="0061bf39"/>
    </style:style>
    <style:style style:name="T80" style:family="text">
      <style:text-properties officeooo:rsid="00628be5"/>
    </style:style>
    <style:style style:name="T81" style:family="text">
      <style:text-properties officeooo:rsid="006453fa"/>
    </style:style>
    <style:style style:name="T82" style:family="text">
      <style:text-properties officeooo:rsid="006818e5"/>
    </style:style>
    <style:style style:name="T83" style:family="text">
      <style:text-properties officeooo:rsid="00704fce"/>
    </style:style>
    <style:style style:name="T84" style:family="text">
      <style:text-properties officeooo:rsid="00708a89"/>
    </style:style>
    <style:style style:name="T85" style:family="text">
      <style:text-properties officeooo:rsid="00722f1b"/>
    </style:style>
    <style:style style:name="T86" style:family="text">
      <style:text-properties officeooo:rsid="00725e78"/>
    </style:style>
    <style:style style:name="T87" style:family="text">
      <style:text-properties officeooo:rsid="007558db"/>
    </style:style>
    <style:style style:name="T88" style:family="text">
      <style:text-properties officeooo:rsid="007db01c"/>
    </style:style>
    <style:style style:name="T89" style:family="text">
      <style:text-properties fo:font-size="14pt" officeooo:rsid="00725e78" style:font-size-asian="10.5pt"/>
    </style:style>
    <style:style style:name="T90" style:family="text">
      <style:text-properties fo:font-size="14pt" officeooo:rsid="007981a2" style:font-size-asian="10.5pt"/>
    </style:style>
    <style:style style:name="T91" style:family="text">
      <style:text-properties fo:font-size="14pt" officeooo:rsid="007eabd4" style:font-size-asian="10.5pt"/>
    </style:style>
    <style:style style:name="T92" style:family="text">
      <style:text-properties fo:font-size="14pt" officeooo:rsid="007f0b09" style:font-size-asian="10.5pt"/>
    </style:style>
    <style:style style:name="T93" style:family="text">
      <style:text-properties fo:font-size="14pt" officeooo:rsid="007b2c0b" style:font-size-asian="10.5pt"/>
    </style:style>
    <style:style style:name="T94" style:family="text">
      <style:text-properties fo:font-size="14pt" officeooo:rsid="007bd77c" style:font-size-asian="10.5pt"/>
    </style:style>
    <style:style style:name="T95" style:family="text">
      <style:text-properties fo:font-size="14pt" fo:font-weight="bold" officeooo:rsid="007981a2" style:font-size-asian="10.5pt" style:font-weight-asian="bold" style:font-weight-complex="bold"/>
    </style:style>
    <style:style style:name="T96" style:family="text">
      <style:text-properties fo:font-size="14pt" fo:font-weight="bold" officeooo:rsid="007eabd4" style:font-size-asian="10.5pt" style:font-weight-asian="bold" style:font-weight-complex="bold"/>
    </style:style>
    <style:style style:name="T97" style:family="text">
      <style:text-properties fo:font-size="14pt" fo:font-weight="bold" officeooo:rsid="007b2c0b" style:font-size-asian="10.5pt" style:font-weight-asian="bold" style:font-weight-complex="bold"/>
    </style:style>
    <style:style style:name="T98" style:family="text">
      <style:text-properties fo:font-size="14pt" fo:font-style="normal" fo:font-weight="bold" officeooo:rsid="007bd77c" style:font-size-asian="10.5pt" style:font-style-asian="normal" style:font-weight-asian="bold" style:font-style-complex="normal" style:font-weight-complex="bold"/>
    </style:style>
    <style:style style:name="T99" style:family="text">
      <style:text-properties officeooo:rsid="00815869"/>
    </style:style>
    <style:style style:name="T100" style:family="text">
      <style:text-properties officeooo:rsid="008bef87"/>
    </style:style>
    <style:style style:name="T101" style:family="text">
      <style:text-properties officeooo:rsid="008db71a"/>
    </style:style>
    <style:style style:name="T102" style:family="text">
      <style:text-properties officeooo:rsid="0090194c"/>
    </style:style>
    <style:style style:name="T103" style:family="text">
      <style:text-properties officeooo:rsid="00914b81"/>
    </style:style>
    <style:style style:name="T104" style:family="text">
      <style:text-properties officeooo:rsid="009359bc"/>
    </style:style>
    <style:style style:name="T105" style:family="text">
      <style:text-properties officeooo:rsid="0093e408"/>
    </style:style>
    <style:style style:name="T106" style:family="text">
      <style:text-properties officeooo:rsid="0095a441"/>
    </style:style>
    <style:style style:name="T107" style:family="text">
      <style:text-properties officeooo:rsid="0098e703"/>
    </style:style>
    <style:style style:name="T108" style:family="text">
      <style:text-properties officeooo:rsid="009a39d3"/>
    </style:style>
    <style:style style:name="T109" style:family="text">
      <style:text-properties officeooo:rsid="009be592"/>
    </style:style>
    <style:style style:name="T110" style:family="text">
      <style:text-properties officeooo:rsid="009d5b17"/>
    </style:style>
    <style:style style:name="T111" style:family="text">
      <style:text-properties officeooo:rsid="009e075a"/>
    </style:style>
    <style:style style:name="T112" style:family="text">
      <style:text-properties officeooo:rsid="009e68a7"/>
    </style:style>
    <style:style style:name="T113" style:family="text">
      <style:text-properties officeooo:rsid="00a15722"/>
    </style:style>
    <style:style style:name="T114" style:family="text">
      <style:text-properties officeooo:rsid="00a2d188"/>
    </style:style>
    <style:style style:name="T115" style:family="text">
      <style:text-properties style:font-name="Courier New2" fo:font-size="14pt" fo:font-style="normal" officeooo:rsid="00a2d188" style:font-size-asian="10.5pt"/>
    </style:style>
    <style:style style:name="T116" style:family="text">
      <style:text-properties officeooo:rsid="00a4af8a"/>
    </style:style>
    <style:style style:name="T117" style:family="text">
      <style:text-properties officeooo:rsid="00a4da71"/>
    </style:style>
    <style:style style:name="T118" style:family="text">
      <style:text-properties officeooo:rsid="00a85977"/>
    </style:style>
    <style:style style:name="T119" style:family="text">
      <style:text-properties officeooo:rsid="00aa4cbd"/>
    </style:style>
    <style:style style:name="T120" style:family="text">
      <style:text-properties officeooo:rsid="00ad1f56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6cm" fo:text-indent="-0.635cm" fo:margin-left="7.60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41cm" fo:text-indent="-0.635cm" fo:margin-left="8.241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0" text:name="Figure"/>
        <text:sequence-decl text:display-outline-level="1" text:separation-character="." text:name="Листинг"/>
        <text:sequence-decl text:display-outline-level="1" text:separation-character="." text:name="ЗАДАЧА"/>
        <text:sequence-decl text:display-outline-level="1" text:separation-character="." text:name="Рис."/>
        <text:sequence-decl text:display-outline-level="1" text:separation-character="." text:name="ФОРМУЛА"/>
        <text:sequence-decl text:display-outline-level="1" text:separation-character="." text:name="ПРИМЕР"/>
      </text:sequence-decls>
      <text:h text:style-name="P94" text:outline-level="1"><text:bookmark-start text:name="__RefHeading___Toc42431_1773767603"/>Объектно-ориентированное программирование<text:bookmark-end text:name="__RefHeading___Toc42431_1773767603"/></text:h>
      <text:p text:style-name="P28">В этой главе читатель познакомится с классами в С++. Класс является обобщением понятия структуры, в этом типе данных объединены данные (поля) и функции (методы обработки данных). Концепция классов лежит в основе объектно-ориентированного программирования. Объектно-ориентированное программирование (ООП) представляет собой технологию разработки программ с использованием классов. ООП облегчает разработку и использование больших комплексов программ. Знание классов необходимо, чтобы <text:span text:style-name="T74">разрабатывать современные сложные программы</text:span>.</text:p>
      <text:h text:style-name="Heading_20_2" text:outline-level="2"><text:bookmark-start text:name="__RefHeading___Toc165726321"/>Общие сведения о классах<text:bookmark-end text:name="__RefHeading___Toc165726321"/></text:h>
      <text:p text:style-name="Text_20_body"><text:span text:style-name="T12">Классом</text:span><text:alphabetical-index-mark text:string-value="Класс"/> называется составной тип данных, членами (элементами) которого являются функции и переменные (поля). В основу понятия класс положен тот факт, что «над объектами можно совершать различные операции». Свойства объектов описываются с помощью полей классов, а действия над объектами описываются с помощью функций, которые называются методами класса. Класс имеет имя, состоит из полей, называемых членами класса<text:alphabetical-index-mark text:string-value="члены" text:key1="Класс"/> и функций - методов <text:alphabetical-index-mark text:string-value="методы" text:key1="Класс"/><text:s/>класса.</text:p>
      <text:p text:style-name="Text_20_body">После описания класса необходимо описать переменную типа <text:span text:style-name="T18">class</text:span>. Описание класса имеет следующий формат:</text:p>
      <text:p text:style-name="P75"><text:span text:style-name="T52">class</text:span> <text:span text:style-name="T52">name</text:span><text:span text:style-name="T52"><text:note text:id="ftn1" text:note-class="footnote"><text:note-citation>1</text:note-citation><text:note-body><text:p text:style-name="P70">Здесь name – имя класса.</text:p></text:note-body></text:note></text:span></text:p>
      <text:p text:style-name="P75">{</text:p>
      <text:p text:style-name="P75"><text:span text:style-name="T52">private</text:span>:</text:p>
      <text:p text:style-name="P75">// Описание закрытых членов и методов класса</text:p>
      <text:p text:style-name="P75"><text:span text:style-name="T52">protected</text:span>:</text:p>
      <text:p text:style-name="P75">// Описание защищенных членов и методов класса</text:p>
      <text:p text:style-name="P75"><text:span text:style-name="T52">public</text:span>:</text:p>
      <text:p text:style-name="P75">// Описание открытых членов и методов класса</text:p>
      <text:p text:style-name="P75">}</text:p>
      <text:p text:style-name="Text_20_body">В отличии от полей структуры доступных всегда, в классах могут быть члены и методы различного уровня доступа:</text:p>
      <text:list xml:id="list3096067263" text:style-name="L1">
        <text:list-item>
          <text:p text:style-name="P101"><text:span text:style-name="T12">открытые</text:span><text:span text:style-name="T59">, </text:span><text:span text:style-name="T60">также называемые </text:span><text:span text:style-name="T59">публичными </text:span><text:span text:style-name="T60">(</text:span><text:span text:style-name="T14">public</text:span><text:span text:style-name="T60">)</text:span><text:span text:style-name="T59">,</text:span> вызов открытых членов и методов класса осуществляется с помощью оператора<text:span text:style-name="T17"> </text:span><text:span text:style-name="T26">.</text:span><text:span text:style-name="T17"> ("точка");</text:span></text:p>
        </text:list-item>
        <text:list-item>
          <text:p text:style-name="P101"><text:span text:style-name="T12">закрытые </text:span>или приватные (private), доступ к которым возможен только с помощью открытых методов.</text:p>
        </text:list-item>
        <text:list-item>
          <text:p text:style-name="P101"><text:span text:style-name="T12">защищенные</text:span> методы, которые будут рассмотрены в параграфе, <text:span text:style-name="T74">посвящённом</text:span> наследовани<text:span text:style-name="T74">ю</text:span>.</text:p>
        </text:list-item>
      </text:list>
      <text:p text:style-name="Text_20_body">После описания класса, необходимо описать переменную описанного типа.</text:p>
      <text:p text:style-name="Листинг"><text:span text:style-name="T52">name</text:span>_<text:span text:style-name="T52">class</text:span> <text:span text:style-name="T52">name</text:span>;</text:p>
      <text:p text:style-name="Text_20_body">Здесь <text:span text:style-name="T19">name</text:span><text:span text:style-name="T24">_</text:span><text:span text:style-name="T19">class</text:span> – имя класса, <text:span text:style-name="T19">name</text:span> – имя переменной.</text:p>
      <text:p text:style-name="Text_20_body">В дальнейшем переменную типа <text:span text:style-name="T19">class</text:span> будем называть «<text:span text:style-name="T12">объект</text:span>» или «<text:span text:style-name="T12">экземпляр класса</text:span>»<text:alphabetical-index-mark text:string-value=" экземпляр класса" text:key1="Класс"/>. Объявление переменной типа <text:span text:style-name="T19">class</text:span> (в нашем примере перемен<text:soft-page-break/>ная <text:span text:style-name="T18">name</text:span> типа <text:span text:style-name="T18">name</text:span><text:span text:style-name="T17">_</text:span><text:span text:style-name="T18">class</text:span>) называется <text:span text:style-name="T12">созданием (инициализацией) объекта (экземпляра класса)</text:span>. </text:p>
      <text:p text:style-name="Text_20_body">После описания переменной можно обращаться к членам и методам класса. Обращение к членам и методам класса осуществляется аналогично обращению к полям структуры с помощью оператора «<text:span text:style-name="T17">.</text:span>». </text:p>
      <text:p text:style-name="P27">//Обращение к полю <text:span text:style-name="T52">p</text:span>1 экземпляра класса <text:span text:style-name="T52">name</text:span>.</text:p>
      <text:p text:style-name="P27"><text:span text:style-name="T52">name</text:span>.<text:span text:style-name="T52">p</text:span>1;</text:p>
      <text:p text:style-name="P27">//Обращение к методу <text:span text:style-name="T52">f</text:span>1 экземпляра класса <text:span text:style-name="T52">name</text:span></text:p>
      <text:p text:style-name="P27">//<text:span text:style-name="T52">par</text:span>1, <text:span text:style-name="T52">par</text:span>2, …, <text:span text:style-name="T52">parn</text:span> – список формальных параметров функции <text:span text:style-name="T52">f</text:span>1.</text:p>
      <text:p text:style-name="Листинг"><text:span text:style-name="T28">name.f1(par1,par2,…parn)</text:span>;</text:p>
      <text:p text:style-name="Text_20_body">Обратите внимание, что члены класса доступны из любого метода класса и их не надо передавать в качестве параметров функций-методов.</text:p>
      <text:p text:style-name="Text_20_body">В качестве примера класса рассмотрим класс <text:span text:style-name="T24">complex</text:span> для работы с комплексными числами. Читатель, желающий освежить свои знания о комплексных числах, может обратиться к странице <text:a xlink:type="simple" xlink:href="http://kvant.mccme.ru/1982/03/kompleksnye_chisla.htm" text:style-name="Internet_20_link" text:visited-style-name="Visited_20_Internet_20_Link"><text:span text:style-name="Internet_20_link">http://kvant.mccme.ru/1982/03/kompleksnye_chisla.htm</text:span></text:a>.</text:p>
      <text:p text:style-name="Text_20_body">В классе <text:span text:style-name="T52">complex</text:span> будут</text:p>
      <text:p text:style-name="Text_20_body">члены класса: </text:p>
      <text:list xml:id="list1953080434" text:style-name="L2">
        <text:list-item>
          <text:p text:style-name="P102"><text:span text:style-name="T55">double</text:span><text:span text:style-name="T15"> </text:span><text:span text:style-name="T55">x</text:span> – действительная часть комплексного числа;</text:p>
        </text:list-item>
        <text:list-item>
          <text:p text:style-name="P102"><text:span text:style-name="T55">double</text:span><text:span text:style-name="T15"> </text:span><text:span text:style-name="T55">y</text:span> – мнимая часть комплексного сила.</text:p>
        </text:list-item>
        <text:list-item>
          <text:p text:style-name="P102">методы класса: </text:p>
        </text:list-item>
        <text:list-item>
          <text:p text:style-name="P102"><text:span text:style-name="T55">double</text:span><text:span text:style-name="T15"> </text:span><text:span text:style-name="T55">modul</text:span><text:span text:style-name="T15">()</text:span> – функция вычисления модуля комплексного числа;</text:p>
        </text:list-item>
        <text:list-item>
          <text:p text:style-name="P102"><text:span text:style-name="T55">double</text:span><text:span text:style-name="T15"> </text:span><text:span text:style-name="T55">argument</text:span><text:span text:style-name="T15">()</text:span> – функция вычисления аргумента комплексного числа;</text:p>
        </text:list-item>
        <text:list-item>
          <text:p text:style-name="P102"><text:span text:style-name="T55">void</text:span><text:span text:style-name="T15"> </text:span><text:span text:style-name="T55">show</text:span><text:span text:style-name="T15">_</text:span><text:span text:style-name="T55">complex</text:span><text:span text:style-name="T15">()</text:span> – функция выводит комплексное число на экран.</text:p>
        </text:list-item>
      </text:list>
      <text:p text:style-name="P22">Ниже приведен текст класса и функция <text:span text:style-name="T52">main</text:span>, демонстрирующая работу с классом.</text:p>
      <text:p text:style-name="Листинг">#include &lt;iostream&gt;</text:p>
      <text:p text:style-name="Листинг">#include &lt;string&gt;</text:p>
      <text:p text:style-name="Листинг">#include &lt;math.h&gt;</text:p>
      <text:p text:style-name="Листинг">#define PI 3.14159</text:p>
      <text:p text:style-name="Листинг">using namespace std;</text:p>
      <text:p text:style-name="Листинг">//Определяем класс complex</text:p>
      <text:p text:style-name="Листинг">class complex </text:p>
      <text:p text:style-name="Листинг">{public:</text:p>
      <text:p text:style-name="Листинг">//Действительная часть комплексного числа.</text:p>
      <text:p text:style-name="Листинг">double x;</text:p>
      <text:p text:style-name="Листинг">//Мнимая часть комплексного числа.</text:p>
      <text:p text:style-name="Листинг">double y;</text:p>
      <text:p text:style-name="Листинг">//Метод класса complex – функция modul — для</text:p>
      <text:p text:style-name="Листинг">// вычисления модуля комплексного числа.</text:p>
      <text:p text:style-name="Листинг">double modul()</text:p>
      <text:p text:style-name="Листинг"><text:soft-page-break/>{return pow(x*x+y*y,0.5);}</text:p>
      <text:p text:style-name="Листинг">//Метод класса complex – функция argument для</text:p>
      <text:p text:style-name="Листинг">// вычисления аргумента комплексного числа.</text:p>
      <text:p text:style-name="Листинг">double argument()</text:p>
      <text:p text:style-name="Листинг">{return atan2(y,x)*180/PI;}</text:p>
      <text:p text:style-name="Листинг">//Метод класса complex – функция show_complex для</text:p>
      <text:p text:style-name="Листинг">// вывода комплексного числа.</text:p>
      <text:p text:style-name="Листинг">void show_complex()</text:p>
      <text:p text:style-name="Листинг">{if (y&gt;=0) </text:p>
      <text:p text:style-name="Листинг">//Вывод комплексного числа с положительной мнимой</text:p>
      <text:p text:style-name="Листинг">// частью.</text:p>
      <text:p text:style-name="Листинг">cout&lt;&lt;x&lt;&lt;"+"&lt;&lt;y&lt;&lt;"i"&lt;&lt;endl;</text:p>
      <text:p text:style-name="Листинг">else </text:p>
      <text:p text:style-name="Листинг">//Вывод комплексного числа с отрицательной мнимой</text:p>
      <text:p text:style-name="Листинг">// частью.</text:p>
      <text:p text:style-name="Листинг">cout&lt;&lt;x&lt;&lt;y&lt;&lt;"i"&lt;&lt;endl;</text:p>
      <text:p text:style-name="Листинг">}</text:p>
      <text:p text:style-name="Листинг">};</text:p>
      <text:p text:style-name="Листинг">int main()</text:p>
      <text:p text:style-name="Листинг">{//Определяем переменную chislo типа complex.</text:p>
      <text:p text:style-name="Листинг">complex chislo;</text:p>
      <text:p text:style-name="Листинг">//Определяем действительную часть комплексного</text:p>
      <text:p text:style-name="Листинг">// числа.</text:p>
      <text:p text:style-name="Листинг">chislo.x=3.5;</text:p>
      <text:p text:style-name="Листинг">//Определяем мнимую часть комплексного числа.</text:p>
      <text:p text:style-name="Листинг">chislo.y=-1.432;</text:p>
      <text:p text:style-name="Листинг">//Вывод комплексного числа, chislo.show_complex() </text:p>
      <text:p text:style-name="Листинг">//– обращение к методу класса. </text:p>
      <text:p text:style-name="Листинг">chislo.show_complex();</text:p>
      <text:p text:style-name="Листинг">//Вывод модуля комплексного числа, chislo.modul() </text:p>
      <text:p text:style-name="Листинг">//– обращение к методу класса.</text:p>
      <text:p text:style-name="Листинг">cout&lt;&lt;"Модуль числа="&lt;&lt;chislo.modul();</text:p>
      <text:p text:style-name="Листинг">//Вывод аргумента комплексного числа,</text:p>
      <text:p text:style-name="Листинг">// chislo.argument() – обращение к </text:p>
      <text:p text:style-name="Листинг">//методу класса.</text:p>
      <text:p text:style-name="Листинг">cout&lt;&lt;endl&lt;&lt;"Аргумент числа=" &lt;&lt;chislo.argument()&lt;&lt;endl;</text:p>
      <text:p text:style-name="Листинг">return 1;}</text:p>
      <text:p text:style-name="Text_20_body">При запуске программы на выполнение пользователь увидит <text:span text:style-name="T5">сообщение, </text:span>подобн<text:span text:style-name="T75">ое </text:span>представленному н<text:span text:style-name="T75">иже</text:span>.</text:p>
      <text:p text:style-name="P5">3.5-1.432i</text:p>
      <text:p text:style-name="P5">Модуль числа=3.78162</text:p>
      <text:p text:style-name="P5">Аргумент числа=-22.2516</text:p>
      <text:p text:style-name="Text_20_body">Возникает закономерный вопрос, а зачем нужны открытые и закрытые <text:soft-page-break/>члены и методы класса и <text:s/>какие члены и методы должны быть объявлены открытыми, а какие закрытыми? Использование открытых членов и методов позволяет получить полный доступ к элементам класса, однако это не всегда хорошо. Если все члены класса объявить открытыми, то при непосредственном обращении к ним появится потенциальная возможность изменить внести ошибку в функционирования взаимосвязанных между собой методов класса.</text:p>
      <text:p text:style-name="Text_20_body">Представьте себе класс «Система линейных алгебраических уравнений» (<text:span text:style-name="T52">SLAU</text:span>), членами которого являются:</text:p>
      <text:list xml:id="list3062272672" text:style-name="L3">
        <text:list-item>
          <text:p text:style-name="P103">матрица коэффициентов <text:span text:style-name="T52">A;</text:span></text:p>
        </text:list-item>
        <text:list-item>
          <text:p text:style-name="P103">массив <text:span text:style-name="T52">b;</text:span></text:p>
        </text:list-item>
        <text:list-item>
          <text:p text:style-name="P103">решение системы – массив <text:span text:style-name="T52">x;</text:span></text:p>
        </text:list-item>
        <text:list-item>
          <text:p text:style-name="P103">размерность системы <text:span text:style-name="T52">n</text:span>.</text:p>
        </text:list-item>
      </text:list>
      <text:p text:style-name="P22">Непосредственное обращение к <text:span text:style-name="T52">n</text:span>, например <text:span text:style-name="T57">cin</text:span><text:span text:style-name="T58">&gt;&gt;</text:span><text:span text:style-name="T57">SLAU</text:span><text:span text:style-name="T58">.</text:span><text:span text:style-name="T57">n</text:span><text:span text:style-name="T58">;</text:span> или <text:span text:style-name="T57">SLAU</text:span><text:span text:style-name="T58">.</text:span><text:span text:style-name="T57">n</text:span><text:span text:style-name="T58">=-5;</text:span> нарушит функционирование всех методов класса. Представьте себе, что произойдет с методом решения системы линейных алгебраических у равнений при отрицательном количестве уравнений.</text:p>
      <text:p text:style-name="Text_20_body">Поэтому, общим принципом является следующее: «Чем меньше открытых данных о классе используется в программе, тем лучше». Уменьшение количества публичных членов и методов позволит минимизировать количество ошибок. Желательно, чтобы все члены класса были закрытыми и тогда невозможно будет обращаться к членам <text:s/>класса непосредственно с помощью оператора «<text:span text:style-name="T26">.</text:span>» Количество открытых методов также следует минимизировать.</text:p>
      <text:p text:style-name="P22">Если в описании элементов класса отсутствует указание метода доступа, то члены и методы считаются закрытыми (<text:span text:style-name="T52">private</text:span>). Принято описывать методы за пределами класса. </text:p>
      <text:p text:style-name="P22">Попробуем немного изменить рассмотренный ранее пример класса <text:span text:style-name="T56">complex</text:span>. Добавим метод <text:span text:style-name="T63">vvod</text:span>, предназначенный для ввода действительной и мнимой части числа. <text:span text:style-name="T47">Ч</text:span><text:span text:style-name="T46">лены класса</text:span> и метод <text:span text:style-name="T63">show</text:span><text:span text:style-name="T66">_</text:span><text:span text:style-name="T63">complex</text:span> сделаем <text:span text:style-name="T61">закрытыми</text:span>, а остальные методы <text:span text:style-name="T61">открытыми</text:span>. Текст примера работы с классом <text:span text:style-name="T52">complex</text:span> после внесения изменений приведен в следующем листинге. Обратите внимание на синтаксис методов класса, когда они описываются за пределами класса.</text:p>
      <text:p text:style-name="Листинг">#include &lt;iostream&gt;</text:p>
      <text:p text:style-name="Листинг">#include &lt;string&gt;</text:p>
      <text:p text:style-name="Листинг">#include &lt;math.h&gt;</text:p>
      <text:p text:style-name="Листинг">#define PI 3.14159</text:p>
      <text:p text:style-name="Листинг">using namespace std;</text:p>
      <text:p text:style-name="Листинг">class complex {</text:p>
      <text:p text:style-name="Листинг">//Открытые методы. </text:p>
      <text:p text:style-name="Листинг">public:</text:p>
      <text:p text:style-name="Листинг">void vvod();</text:p>
      <text:p text:style-name="Листинг"><text:soft-page-break/>double modul();</text:p>
      <text:p text:style-name="Листинг">double argument(); </text:p>
      <text:p text:style-name="Листинг">//Закрытые члены и методы.</text:p>
      <text:p text:style-name="Листинг">private:</text:p>
      <text:p text:style-name="Листинг">double x;</text:p>
      <text:p text:style-name="Листинг">double y;</text:p>
      <text:p text:style-name="Листинг">void show_complex();</text:p>
      <text:p text:style-name="Листинг">};</text:p>
      <text:p text:style-name="Листинг">//Описание открытого метода vvod класса complex.</text:p>
      <text:p text:style-name="Листинг">void complex::vvod()</text:p>
      <text:p text:style-name="Листинг">{</text:p>
      <text:p text:style-name="Листинг">cout&lt;&lt;"Введите x\t";</text:p>
      <text:p text:style-name="Листинг">cin&gt;&gt;x;</text:p>
      <text:p text:style-name="Листинг">cout&lt;&lt;"Введите y\t";</text:p>
      <text:p text:style-name="Листинг">cin&gt;&gt;y;</text:p>
      <text:p text:style-name="P77">// Вызов закрытого метода show_complex из</text:p>
      <text:p text:style-name="P77">// открытого метода vvod.</text:p>
      <text:p text:style-name="Листинг">show_complex();</text:p>
      <text:p text:style-name="Листинг">}</text:p>
      <text:p text:style-name="Листинг">//Описание открытого метода modul класса complex.</text:p>
      <text:p text:style-name="Листинг">double complex::modul()</text:p>
      <text:p text:style-name="Листинг">{</text:p>
      <text:p text:style-name="Листинг">return pow(x*x+y*y,0.5);</text:p>
      <text:p text:style-name="Листинг">}</text:p>
      <text:p text:style-name="P77">//Описание открытого метода argument класса</text:p>
      <text:p text:style-name="P77">// complex.</text:p>
      <text:p text:style-name="Листинг">double complex::argument()</text:p>
      <text:p text:style-name="Листинг">{</text:p>
      <text:p text:style-name="Листинг">return atan2(y,x)*180/PI;</text:p>
      <text:p text:style-name="Листинг">}</text:p>
      <text:p text:style-name="Листинг">//Описание закрытого метода modul класса complex.</text:p>
      <text:p text:style-name="Листинг">void complex::show_complex()</text:p>
      <text:p text:style-name="Листинг">{</text:p>
      <text:p text:style-name="Листинг">if (y&gt;=0) </text:p>
      <text:p text:style-name="Листинг">cout&lt;&lt;x&lt;&lt;"+"&lt;&lt;y&lt;&lt;"i"&lt;&lt;endl;</text:p>
      <text:p text:style-name="Листинг">else cout&lt;&lt;x&lt;&lt;y&lt;&lt;"i"&lt;&lt;endl;</text:p>
      <text:p text:style-name="Листинг">}</text:p>
      <text:p text:style-name="Листинг">int main()</text:p>
      <text:p text:style-name="Листинг">{</text:p>
      <text:p text:style-name="Листинг">complex chislo;</text:p>
      <text:p text:style-name="Листинг">chislo.vvod();</text:p>
      <text:p text:style-name="Листинг">cout&lt;&lt;"Модуль комплексного числа="&lt;&lt;chislo.modul();</text:p>
      <text:p text:style-name="Листинг">cout&lt;&lt;endl&lt;&lt;"Аргумент комплексного <text:soft-page-break/>числа="&lt;&lt;chislo.argument()&lt;&lt;endl;</text:p>
      <text:p text:style-name="Листинг">return 1;</text:p>
      <text:p text:style-name="Листинг">}</text:p>
      <text:p text:style-name="P76">Результат работы программы</text:p>
      <text:p text:style-name="P5">Введите x<text:tab/>3.65</text:p>
      <text:p text:style-name="P5">Введите y<text:tab/>-7.84</text:p>
      <text:p text:style-name="P5">3.65-7.84i</text:p>
      <text:p text:style-name="P5">Модуль комплексного числа=8.64801</text:p>
      <text:p text:style-name="P5">Аргумент комплексного числа=-65.0352</text:p>
      <text:p text:style-name="Text_20_body">В рассмотренном примере показано совместное использование открытых и закрытых элементов класса. Разделение на открытые и закрытые в этом примере несколько искусственное, оно проведено только для иллюстрации механизма совместного использования закрытых или открытых элементов класса. Если попробовать обратиться к методу <text:span text:style-name="T31">show</text:span><text:span text:style-name="T33">_</text:span><text:span text:style-name="T31">complex</text:span><text:span text:style-name="T33">()</text:span> или к членам класса <text:span text:style-name="T31">x</text:span> , <text:span text:style-name="T31">y</text:span> из функции <text:span text:style-name="T31">main</text:span>, то компилятор выдаст сообщение об ошибке (доступ к элементам класса запрещен).</text:p>
      <text:p text:style-name="Text_20_body">При создании в программе экземпляра класса, формируется указатель <text:span text:style-name="T37">this</text:span>, в котором хранится адрес переменной-экземпляра класса. Указатель <text:span text:style-name="T37">this</text:span> выступает в роли указателя на текущий объект.</text:p>
      <text:h text:style-name="P95" text:outline-level="2"><text:bookmark-start text:name="__RefHeading___Toc165726322"/>Функция-конструктор<text:bookmark-end text:name="__RefHeading___Toc165726322"/></text:h>
      <text:p text:style-name="Text_20_body">Как видно, из рассмотренного примера, при создании экземпляра-класса необходимо присвоить начальные значения некоторым членам класса. В предыдущем примере для этого использовался метод <text:span text:style-name="T35">chislo.</text:span><text:span text:style-name="T32">vvod</text:span><text:span text:style-name="T35">()</text:span>, однако для упрощения процесса инициализации объекта предусмотрена специальная функция, которая называется <text:span text:style-name="T12">конструктором</text:span><text:alphabetical-index-mark text:string-value=" конструктор" text:key1="Класс"/>. Имя конструктора совпадает с именем класса, конструктор запускается автоматически при создании экземпляра класса (при объявлении переменной типа <text:span text:style-name="T38">class</text:span>). Функции-конструкторы не возвращают значение, но при описании функции конструктора не следует указывать в качестве возвращаемого значения тип <text:span text:style-name="T24">void</text:span>.</text:p>
      <text:p text:style-name="Text_20_body"><text:span text:style-name="T16">Конструктор автоматически запускается на выполнение для каждого экземпляра класса при его описании. </text:span>Чаще всего конструктор служит для инициализации полей экземпляра класса.</text:p>
      <text:p text:style-name="Text_20_body">Добавим в наш класс <text:span text:style-name="T19">complex</text:span> конструктор, программа с использованием конструктора в классе <text:span text:style-name="T52">complex</text:span> приведена ниже.</text:p>
      <text:p text:style-name="Листинг">#include &lt;iostream&gt;</text:p>
      <text:p text:style-name="Листинг">#include &lt;math.h&gt;</text:p>
      <text:p text:style-name="Листинг">#define PI 3.14159</text:p>
      <text:p text:style-name="Листинг">using namespace std;</text:p>
      <text:p text:style-name="Листинг">//Объявляем класс complex.Обратите внимание, что внутри класса указаны, </text:p>
      <text:p text:style-name="Листинг">//только прототипы методов, а сами функции описаны <text:soft-page-break/>за пределами класса.</text:p>
      <text:p text:style-name="Листинг">class complex</text:p>
      <text:p text:style-name="Листинг">{</text:p>
      <text:p text:style-name="Листинг">public:</text:p>
      <text:p text:style-name="Листинг">//Прототип конструктора класса.</text:p>
      <text:p text:style-name="Листинг">complex();</text:p>
      <text:p text:style-name="Листинг">//Прототип метода modul().</text:p>
      <text:p text:style-name="Листинг">double modul(); </text:p>
      <text:p text:style-name="Листинг">//Прототип метода argument().</text:p>
      <text:p text:style-name="Листинг">double argument(); </text:p>
      <text:p text:style-name="Листинг">private:</text:p>
      <text:p text:style-name="Листинг">double x;</text:p>
      <text:p text:style-name="Листинг">double y;</text:p>
      <text:p text:style-name="Листинг">//Прототип метода show_complex().</text:p>
      <text:p text:style-name="Листинг">void show_complex();</text:p>
      <text:p text:style-name="Листинг">};</text:p>
      <text:p text:style-name="Листинг">// Главная функция.</text:p>
      <text:p text:style-name="Листинг">int main()</text:p>
      <text:p text:style-name="Листинг">{</text:p>
      <text:p text:style-name="Листинг">//Описываем экземпляр класса, при выполнении программы после создания </text:p>
      <text:p text:style-name="Листинг">//переменной автоматически вызываетконстуктор.</text:p>
      <text:p text:style-name="Листинг">complex chislo;</text:p>
      <text:p text:style-name="Листинг">cout&lt;&lt;"Модуль коплексного числа="&lt;&lt;chislo.modul();</text:p>
      <text:p text:style-name="Листинг">cout&lt;&lt;endl&lt;&lt;"Аргумент комплексного числа="&lt;&lt;chislo.argument()&lt;&lt;endl;</text:p>
      <text:p text:style-name="Листинг">return 1;</text:p>
      <text:p text:style-name="Листинг">}</text:p>
      <text:p text:style-name="Листинг">//Текст функции конструктор класса complex.</text:p>
      <text:p text:style-name="Листинг">complex::complex()</text:p>
      <text:p text:style-name="Листинг">{</text:p>
      <text:p text:style-name="Листинг">cout&lt;&lt;"Введите x\t";</text:p>
      <text:p text:style-name="Листинг">cin&gt;&gt;x;</text:p>
      <text:p text:style-name="Листинг">cout&lt;&lt;"Введите y\t";</text:p>
      <text:p text:style-name="Листинг">cin&gt;&gt;y;</text:p>
      <text:p text:style-name="Листинг">show_complex();</text:p>
      <text:p text:style-name="Листинг">}</text:p>
      <text:p text:style-name="Листинг">//Текст метода modul класса complex.</text:p>
      <text:p text:style-name="Листинг">double complex::modul()</text:p>
      <text:p text:style-name="Листинг">{</text:p>
      <text:p text:style-name="Листинг">return pow(x*x+y*y,0.5);</text:p>
      <text:p text:style-name="Листинг">}</text:p>
      <text:p text:style-name="Листинг">//Текст метода argument класса complex.</text:p>
      <text:p text:style-name="Листинг">double complex::argument()</text:p>
      <text:p text:style-name="Листинг"><text:soft-page-break/>{</text:p>
      <text:p text:style-name="Листинг">return atan2(y,x)*180/PI;</text:p>
      <text:p text:style-name="Листинг">}</text:p>
      <text:p text:style-name="Листинг">//Текст метода show_complex класса complex.</text:p>
      <text:p text:style-name="Листинг">void complex::show_complex()</text:p>
      <text:p text:style-name="Листинг">{</text:p>
      <text:p text:style-name="Листинг"><text:tab/>if (y&gt;=0) cout&lt;&lt;x&lt;&lt;"+"&lt;&lt;y&lt;&lt;"i"&lt;&lt;endl;</text:p>
      <text:p text:style-name="Листинг"><text:tab/>else cout&lt;&lt;x&lt;&lt;y&lt;&lt;"i"&lt;&lt;endl;</text:p>
      <text:p text:style-name="Листинг">}</text:p>
      <text:p text:style-name="P22">Если члены класса, являются массивами (указателями), то в конструкторе логично предусмотреть не только <text:s/>может взять на выделение памяти для него. Рассмотрим это на примере. </text:p>
      <text:p text:style-name="P22">ЗАДАЧА <text:sequence text:ref-name="refЗАДАЧА0" text:name="ЗАДАЧА" text:formula="ooow:ЗАДАЧА+1" style:num-format="1">1.1</text:sequence>. С использованием классов решить следующую задачу. Заданы координаты n точек в <text:span text:style-name="T52">k</text:span>-мерном пространстве. Найти точки, расстояние между которыми наибольшее и наименьшее.</text:p>
      <text:p text:style-name="P22">Для решения задачи создадим класс <text:span text:style-name="T52">prostr</text:span>.</text:p>
      <text:p text:style-name="P22">Члены класса:</text:p>
      <text:list xml:id="list1091233225" text:style-name="L4">
        <text:list-item>
          <text:p text:style-name="P104"><text:span text:style-name="T65">int n</text:span><text:span text:style-name="T52"> – </text:span>количество точек;</text:p>
        </text:list-item>
        <text:list-item>
          <text:p text:style-name="P104"><text:span text:style-name="T65">int k</text:span><text:span text:style-name="T52"> </text:span>– размерность пространства;</text:p>
        </text:list-item>
        <text:list-item>
          <text:p text:style-name="P104"><text:span text:style-name="T62">double</text:span><text:span text:style-name="T61"> **</text:span><text:span text:style-name="T62">a</text:span> – матрица, в которой будут хранится координаты точек, <text:span text:style-name="T52">a</text:span>[<text:span text:style-name="T52">i</text:span>][<text:span text:style-name="T52">j</text:span>] - <text:span text:style-name="T52">i</text:span>-я координата точки с номером <text:span text:style-name="T52">j</text:span>.</text:p>
        </text:list-item>
        <text:list-item>
          <text:p text:style-name="P104"><text:span text:style-name="T62">double</text:span><text:span text:style-name="T61"> </text:span><text:span text:style-name="T62">min</text:span> – минимальное расстояние между точками в <text:span text:style-name="T52">k</text:span>-мерном пространстве;</text:p>
        </text:list-item>
        <text:list-item>
          <text:p text:style-name="P104"><text:span text:style-name="T62">double</text:span><text:span text:style-name="T61"> </text:span><text:span text:style-name="T62">max</text:span> – максимальное расстояние между точками в <text:span text:style-name="T52">k</text:span>-мерном пространстве;</text:p>
        </text:list-item>
        <text:list-item>
          <text:p text:style-name="P104"><text:span text:style-name="T62">int</text:span><text:span text:style-name="T61"> </text:span><text:span text:style-name="T62">imin</text:span><text:span text:style-name="T61">, </text:span><text:span text:style-name="T62">int</text:span><text:span text:style-name="T61"> </text:span><text:span text:style-name="T62">jmin</text:span> – точки, расстояние между которыми минимально;</text:p>
        </text:list-item>
        <text:list-item>
          <text:p text:style-name="P104"><text:span text:style-name="T52">i</text:span><text:span text:style-name="T62">nt</text:span><text:span text:style-name="T61"> </text:span><text:span text:style-name="T62">imax</text:span><text:span text:style-name="T61">, </text:span><text:span text:style-name="T62">int</text:span><text:span text:style-name="T61"> </text:span><text:span text:style-name="T62">jmax</text:span> – точки, расстояние между которыми максимально.</text:p>
        </text:list-item>
      </text:list>
      <text:p text:style-name="P22">Методы класса:</text:p>
      <text:list xml:id="list3601715023" text:style-name="L5">
        <text:list-item>
          <text:p text:style-name="P105"><text:span text:style-name="T62">prostr</text:span><text:span text:style-name="T61">()</text:span> – конструктор класса, в котором определяются <text:span text:style-name="T52">n</text:span> – количество точек, <text:span text:style-name="T52">k</text:span> – размерность пространства, выделяется память для матрицы <text:span text:style-name="T52">a</text:span> координат точки и вводятся координаты точек; </text:p>
        </text:list-item>
        <text:list-item>
          <text:p text:style-name="P105"><text:span text:style-name="T62">poisk</text:span><text:span text:style-name="T61">_</text:span><text:span text:style-name="T62">max</text:span><text:span text:style-name="T61">()</text:span> – функция нахождения точек, расстояние между которыми наибольшее;</text:p>
        </text:list-item>
        <text:list-item>
          <text:p text:style-name="P105"><text:span text:style-name="T62">poisk</text:span><text:span text:style-name="T61">_</text:span><text:span text:style-name="T62">min</text:span><text:span text:style-name="T61">()</text:span> – функция нахождения точек, расстояние между которыми наименьшее;</text:p>
        </text:list-item>
        <text:list-item>
          <text:p text:style-name="P105"><text:span text:style-name="T62">vivod</text:span><text:span text:style-name="T61">_</text:span><text:span text:style-name="T62">result</text:span><text:span text:style-name="T61">()</text:span> – функция вывода результатов: значений <text:span text:style-name="T52">min</text:span>, <text:span text:style-name="T52">max</text:span>, <text:span text:style-name="T52">imin</text:span>, <text:span text:style-name="T52">jmin</text:span>, <text:span text:style-name="T52">imax</text:span>, <text:span text:style-name="T52">jmax</text:span>;</text:p>
        </text:list-item>
        <text:list-item>
          <text:p text:style-name="P111"><text:span text:style-name="T30">delete</text:span><text:span text:style-name="T29">_</text:span><text:span text:style-name="T30">a</text:span><text:span text:style-name="T29">()</text:span><text:span text:style-name="T36"> </text:span><text:span text:style-name="T17">– освобождение памяти выделенной для матрицы </text:span><text:span text:style-name="T18">a</text:span><text:span text:style-name="T17">.</text:span></text:p>
        </text:list-item>
      </text:list>
      <text:p text:style-name="P22">В главной программе необходимо будет описать экземпляр класса и последовательно вызвать методы <text:span text:style-name="T63">poisk</text:span><text:span text:style-name="T66">_</text:span><text:span text:style-name="T63">min</text:span><text:span text:style-name="T66">()</text:span>, <text:span text:style-name="T63">poisk</text:span><text:span text:style-name="T66">_</text:span><text:span text:style-name="T63">max</text:span><text:span text:style-name="T66">()</text:span>, <text:soft-page-break/><text:span text:style-name="T63">vivod</text:span><text:span text:style-name="T66">_</text:span><text:span text:style-name="T63">result</text:span><text:span text:style-name="T66">(</text:span>), <text:span text:style-name="T63">delete</text:span><text:span text:style-name="T66">_</text:span><text:span text:style-name="T63">a</text:span><text:span text:style-name="T66">()</text:span>. Текст программы решения задачи 1 приведен ниже.</text:p>
      <text:p text:style-name="Листинг">#include &lt;iostream&gt;</text:p>
      <text:p text:style-name="Листинг">#include &lt;math.h&gt;</text:p>
      <text:p text:style-name="Листинг">using namespace std;</text:p>
      <text:p text:style-name="Листинг">//Описываем класс prostr</text:p>
      <text:p text:style-name="Листинг">class prostr{</text:p>
      <text:p text:style-name="Листинг">//Открытые методы класса.</text:p>
      <text:p text:style-name="Листинг">public:</text:p>
      <text:p text:style-name="Листинг">//Конструктор класса</text:p>
      <text:p text:style-name="Листинг"><text:s/>prostr();</text:p>
      <text:p text:style-name="Листинг">double poisk_min();</text:p>
      <text:p text:style-name="Листинг">double poisk_max();</text:p>
      <text:p text:style-name="Листинг">int vivod_result();</text:p>
      <text:p text:style-name="Листинг">int delete_a();</text:p>
      <text:p text:style-name="Листинг">//Все члены класса – закрытые.</text:p>
      <text:p text:style-name="Листинг">private:</text:p>
      <text:p text:style-name="Листинг">int n;</text:p>
      <text:p text:style-name="Листинг">int k;</text:p>
      <text:p text:style-name="Листинг">double **a;</text:p>
      <text:p text:style-name="Листинг">double min;</text:p>
      <text:p text:style-name="Листинг">double max;</text:p>
      <text:p text:style-name="Листинг">int imin;</text:p>
      <text:p text:style-name="Листинг">int jmin;</text:p>
      <text:p text:style-name="Листинг">int imax;</text:p>
      <text:p text:style-name="Листинг">int jmax;</text:p>
      <text:p text:style-name="Листинг">};</text:p>
      <text:p text:style-name="Листинг">//Главная функция</text:p>
      <text:p text:style-name="Листинг">int main()</text:p>
      <text:p text:style-name="Листинг">{</text:p>
      <text:p text:style-name="Листинг">//Описание переменной - экземпляра класса prostr.</text:p>
      <text:p text:style-name="Листинг">prostr x;</text:p>
      <text:p text:style-name="Листинг">//Вызов метода poisk_max для поиска максимального расстояния между </text:p>
      <text:p text:style-name="Листинг">//точками в k-мерном пространстве;</text:p>
      <text:p text:style-name="Листинг">x.poisk_max();</text:p>
      <text:p text:style-name="Листинг">//Вызов метода poisk_min для поиска максимального расстояния между </text:p>
      <text:p text:style-name="Листинг">//точками в k-мерном пространстве;</text:p>
      <text:p text:style-name="Листинг">x.poisk_min();</text:p>
      <text:p text:style-name="Листинг">//Вызов метода vivod_result для вывода результатов</text:p>
      <text:p text:style-name="Листинг">x.vivod_result();</text:p>
      <text:p text:style-name="Листинг">//Вызов функции delete_a.</text:p>
      <text:p text:style-name="Листинг">x.delete_a();</text:p>
      <text:p text:style-name="Листинг"><text:soft-page-break/>}</text:p>
      <text:p text:style-name="Листинг">//Текст функции конструктор класса prostr.</text:p>
      <text:p text:style-name="Листинг">prostr::prostr()</text:p>
      <text:p text:style-name="Листинг">{</text:p>
      <text:p text:style-name="Листинг">int i,j;</text:p>
      <text:p text:style-name="Листинг">cout&lt;&lt;"Введите размерность пространства ";</text:p>
      <text:p text:style-name="Листинг">cin&gt;&gt;k;</text:p>
      <text:p text:style-name="Листинг"><text:s/>cout&lt;&lt;"Введите количество точек ";</text:p>
      <text:p text:style-name="Листинг"><text:s/>cin&gt;&gt;n;</text:p>
      <text:p text:style-name="Листинг">a=new double*[k];</text:p>
      <text:p text:style-name="Листинг">for(i=0;i&lt;k;i++)</text:p>
      <text:p text:style-name="Листинг">a[i]=new double[n];</text:p>
      <text:p text:style-name="Листинг">for(j=0;j&lt;n;j++)</text:p>
      <text:p text:style-name="Листинг">{</text:p>
      <text:p text:style-name="Листинг">cout&lt;&lt;"Введите координаты "&lt;&lt;j&lt;&lt;"-й точки"&lt;&lt;endl;</text:p>
      <text:p text:style-name="Листинг">for(i=0;i&lt;k;i++)</text:p>
      <text:p text:style-name="Листинг">cin&gt;&gt;a[i][j];</text:p>
      <text:p text:style-name="Листинг">}</text:p>
      <text:p text:style-name="Листинг">}</text:p>
      <text:p text:style-name="Листинг">//Текст метода poisk_max класса prostr.</text:p>
      <text:p text:style-name="Листинг">double prostr::poisk_max()</text:p>
      <text:p text:style-name="Листинг">{</text:p>
      <text:p text:style-name="Листинг">int i,j,l;</text:p>
      <text:p text:style-name="Листинг">double s;</text:p>
      <text:p text:style-name="Листинг">for(max=0,l=0;l&lt;k;l++)</text:p>
      <text:p text:style-name="Листинг">max+=(a[l][0]-a[l][1])*(a[l][0]-a[l][1]);</text:p>
      <text:p text:style-name="Листинг">max=pow(max,0.5);</text:p>
      <text:p text:style-name="Листинг">imax=0;jmax=1;</text:p>
      <text:p text:style-name="Листинг">for(i=0;i&lt;n;i++)</text:p>
      <text:p text:style-name="Листинг">for(j=i+1;j&lt;n;j++)</text:p>
      <text:p text:style-name="Листинг">{</text:p>
      <text:p text:style-name="Листинг">for(s=0,l=0;l&lt;k;l++)</text:p>
      <text:p text:style-name="Листинг">s+=(a[l][i]-a[l][j])*(a[l][i]-a[l][j]);</text:p>
      <text:p text:style-name="Листинг">s=pow(s,0.5);</text:p>
      <text:p text:style-name="Листинг">if (s&gt;max)</text:p>
      <text:p text:style-name="Листинг">{</text:p>
      <text:p text:style-name="Листинг">max=s;</text:p>
      <text:p text:style-name="Листинг">imax=i;</text:p>
      <text:p text:style-name="Листинг">jmax=j;</text:p>
      <text:p text:style-name="Листинг">}</text:p>
      <text:p text:style-name="Листинг">}</text:p>
      <text:p text:style-name="Листинг">return 0;</text:p>
      <text:p text:style-name="Листинг">}</text:p>
      <text:p text:style-name="Листинг">//Текст метода poisk_min класса prostr.</text:p>
      <text:p text:style-name="Листинг"><text:soft-page-break/>double prostr::poisk_min()</text:p>
      <text:p text:style-name="Листинг">{</text:p>
      <text:p text:style-name="Листинг">int i,j,l;</text:p>
      <text:p text:style-name="Листинг">double s;</text:p>
      <text:p text:style-name="Листинг">for(min=0,l=0;l&lt;k;l++)</text:p>
      <text:p text:style-name="Листинг">min+=(a[l][0]-a[l][1])*(a[l][0]-a[l][1]);</text:p>
      <text:p text:style-name="Листинг">min=pow(min,0.5);</text:p>
      <text:p text:style-name="Листинг">imin=0;jmin=1;</text:p>
      <text:p text:style-name="Листинг">for(i=0;i&lt;<text:span text:style-name="T80">n</text:span>;i++)</text:p>
      <text:p text:style-name="Листинг">for(j=i+1;j&lt;n;j++)</text:p>
      <text:p text:style-name="Листинг">{</text:p>
      <text:p text:style-name="Листинг">for(s=0,l=0;l&lt;k;l++)</text:p>
      <text:p text:style-name="Листинг">s+=(a[l][i]-a[l][j])*(a[l][i]-a[l][j]);</text:p>
      <text:p text:style-name="Листинг">s=pow(s,0.5);</text:p>
      <text:p text:style-name="Листинг">if (s&lt;min)</text:p>
      <text:p text:style-name="Листинг">{</text:p>
      <text:p text:style-name="Листинг">min=s;</text:p>
      <text:p text:style-name="Листинг">imin=i;</text:p>
      <text:p text:style-name="Листинг">jmin=j;</text:p>
      <text:p text:style-name="Листинг">}</text:p>
      <text:p text:style-name="Листинг">}</text:p>
      <text:p text:style-name="Листинг">return 0;</text:p>
      <text:p text:style-name="Листинг">}</text:p>
      <text:p text:style-name="Листинг">//Текст метода vivod_result класса prostr.</text:p>
      <text:p text:style-name="Листинг">int prostr::vivod_result()</text:p>
      <text:p text:style-name="Листинг">{</text:p>
      <text:p text:style-name="Листинг">int i,j;</text:p>
      <text:p text:style-name="Листинг">for(i=0;i&lt;k;cout&lt;&lt;endl,i++)</text:p>
      <text:p text:style-name="Листинг">for (j=0;j&lt;n;j++)</text:p>
      <text:p text:style-name="Листинг">cout&lt;&lt;a[i][j]&lt;&lt;"\t";</text:p>
      <text:p text:style-name="Листинг">cout&lt;&lt;"max="&lt;&lt;max&lt;&lt;"\t nomera "&lt;&lt;imax&lt;&lt;"\t"&lt;&lt;jmax&lt;&lt;endl;</text:p>
      <text:p text:style-name="Листинг">cout&lt;&lt;"min="&lt;&lt;min&lt;&lt;"\t nomera "&lt;&lt;imin&lt;&lt;"\t"&lt;&lt;jmin&lt;&lt;endl;</text:p>
      <text:p text:style-name="Листинг">return 0;</text:p>
      <text:p text:style-name="Листинг">}</text:p>
      <text:p text:style-name="Листинг">//Текст функции освобождения памяти.</text:p>
      <text:p text:style-name="Листинг">int prostr::delete_a()</text:p>
      <text:p text:style-name="Листинг">{</text:p>
      <text:p text:style-name="Листинг"><text:tab/>for(int i=0;i&lt;k;i++)</text:p>
      <text:p text:style-name="Листинг">delete a[i];</text:p>
      <text:p text:style-name="Листинг">delete [] a;</text:p>
      <text:p text:style-name="Листинг">return 0;</text:p>
      <text:p text:style-name="Листинг">}</text:p>
      <text:p text:style-name="P29"><text:soft-page-break/>Ниже приведены результаты работы программы.</text:p>
      <text:p text:style-name="P5">Введите размерность пространства 3</text:p>
      <text:p text:style-name="P5">Введите количество точек 5</text:p>
      <text:p text:style-name="P5">Введите координаты 0-й точки</text:p>
      <text:p text:style-name="P5">0 0 0</text:p>
      <text:p text:style-name="P5">Введите координаты 1-й точки</text:p>
      <text:p text:style-name="P5">1 1 1</text:p>
      <text:p text:style-name="P5">Введите координаты 2-й точки</text:p>
      <text:p text:style-name="P5">-3 4 14</text:p>
      <text:p text:style-name="P5">Введите координаты 3-й точки</text:p>
      <text:p text:style-name="P5">3 7 8</text:p>
      <text:p text:style-name="P5">Введите координаты 4-й точки</text:p>
      <text:p text:style-name="P5">10 -9 22</text:p>
      <text:p text:style-name="P5">0<text:tab/>1<text:tab/>-3<text:tab/>3<text:tab/>10<text:tab/></text:p>
      <text:p text:style-name="P5">0<text:tab/>1<text:tab/>4<text:tab/>7<text:tab/>-9<text:tab/></text:p>
      <text:p text:style-name="P5">0<text:tab/>1<text:tab/>14<text:tab/>8<text:tab/>22<text:tab/></text:p>
      <text:p text:style-name="P5">max=25.7876<text:tab/> nomera 0<text:tab/>4</text:p>
      <text:p text:style-name="P5">min=2.44949<text:tab/> nomera 0<text:tab/>1</text:p>
      <text:h text:style-name="P98" text:outline-level="3"><text:bookmark-start text:name="__RefHeading___Toc165726323"/>Перегрузка функций-конструкторов<text:bookmark-end text:name="__RefHeading___Toc165726323"/></text:h>
      <text:p text:style-name="Text_20_body">Также как и любые другие функции, конструкторы могут перегружаться<text:alphabetical-index-mark text:string-value=" перегрузка" text:key1="Класс" text:key2=" конструктор"/>. Перепишем предыдущий пример, добавив в него перегружаемый конструктор, в который можно передавать значения <text:span text:style-name="T26">n</text:span> и <text:span text:style-name="T26">k</text:span>. В этом примере экземпляр класса можно описывать так</text:p>
      <text:p text:style-name="P71"><text:span text:style-name="T52">prostr</text:span> <text:span text:style-name="T52">x</text:span>;</text:p>
      <text:p text:style-name="Text_20_body">в этом случае конструктор вызывается без параметров, или так </text:p>
      <text:p text:style-name="P71"><text:span text:style-name="T52">prostr</text:span> <text:span text:style-name="T52">x</text:span> (3,5);</text:p>
      <text:p text:style-name="Text_20_body">в этом случае вызывается перегружаемы<text:span text:style-name="T76">й</text:span> конструктор <text:span text:style-name="T76">с</text:span> параметрами.</text:p>
      <text:p text:style-name="Листинг">#include &lt;iostream&gt;</text:p>
      <text:p text:style-name="Листинг">#include &lt;math.h&gt;</text:p>
      <text:p text:style-name="Листинг">using namespace std;</text:p>
      <text:p text:style-name="Листинг">class prostr{</text:p>
      <text:p text:style-name="Листинг">public:</text:p>
      <text:p text:style-name="Листинг">prostr(int,int);</text:p>
      <text:p text:style-name="Листинг">prostr();</text:p>
      <text:p text:style-name="Листинг">double poisk_min();</text:p>
      <text:p text:style-name="Листинг">double poisk_max();</text:p>
      <text:p text:style-name="Листинг">int vivod_result();</text:p>
      <text:p text:style-name="Листинг">int delete_a();</text:p>
      <text:p text:style-name="Листинг">private:</text:p>
      <text:p text:style-name="Листинг">int n;</text:p>
      <text:p text:style-name="Листинг">int k;</text:p>
      <text:p text:style-name="Листинг">double **a;</text:p>
      <text:p text:style-name="Листинг"><text:soft-page-break/>double min;</text:p>
      <text:p text:style-name="Листинг">double max;</text:p>
      <text:p text:style-name="Листинг">int imin;</text:p>
      <text:p text:style-name="Листинг">int jmin;</text:p>
      <text:p text:style-name="Листинг">int imax;</text:p>
      <text:p text:style-name="Листинг">int jmax;</text:p>
      <text:p text:style-name="Листинг">};</text:p>
      <text:p text:style-name="Листинг">int main()</text:p>
      <text:p text:style-name="Листинг">{</text:p>
      <text:p text:style-name="Листинг">//Можно вызывать конструктор с параметрами</text:p>
      <text:p text:style-name="Листинг">prostr x(3,5);</text:p>
      <text:p text:style-name="Листинг">// или без prostr x; в этом случае будет</text:p>
      <text:p text:style-name="Листинг">// вызываться тот же констуктор, </text:p>
      <text:p text:style-name="Листинг">//что и в предыдущем примере.</text:p>
      <text:p text:style-name="Листинг">x.poisk_max();</text:p>
      <text:p text:style-name="Листинг">x.poisk_min();</text:p>
      <text:p text:style-name="Листинг">x.vivod_result();</text:p>
      <text:p text:style-name="Листинг">x.delete_a();</text:p>
      <text:p text:style-name="Листинг">return 0;</text:p>
      <text:p text:style-name="Листинг">}</text:p>
      <text:p text:style-name="Листинг">prostr::prostr()</text:p>
      <text:p text:style-name="Листинг">{</text:p>
      <text:p text:style-name="Листинг">int i,j;</text:p>
      <text:p text:style-name="Листинг">cout&lt;&lt;"Введите размерность пространства ";</text:p>
      <text:p text:style-name="Листинг">cin&gt;&gt;k;</text:p>
      <text:p text:style-name="Листинг"><text:s/>cout&lt;&lt;"Введите количество точек ";</text:p>
      <text:p text:style-name="Листинг"><text:s/>cin&gt;&gt;n;</text:p>
      <text:p text:style-name="Листинг">a=new double*[k];</text:p>
      <text:p text:style-name="Листинг">for(i=0;i&lt;k;i++)</text:p>
      <text:p text:style-name="Листинг">a[i]=new double[n];</text:p>
      <text:p text:style-name="Листинг">for(j=0;j&lt;n;j++)</text:p>
      <text:p text:style-name="Листинг">{</text:p>
      <text:p text:style-name="Листинг">cout&lt;&lt;"Введите координаты "&lt;&lt;j&lt;&lt;"-й точки"&lt;&lt;endl;</text:p>
      <text:p text:style-name="Листинг">for(i=0;i&lt;k;i++)</text:p>
      <text:p text:style-name="Листинг">cin&gt;&gt;a[i][j];</text:p>
      <text:p text:style-name="Листинг">}</text:p>
      <text:p text:style-name="Листинг">}</text:p>
      <text:p text:style-name="Листинг">//Текст второго конструктора</text:p>
      <text:p text:style-name="Листинг">//Обратите внимание!!! Нельзя в качестве</text:p>
      <text:p text:style-name="Листинг">// формальных параметров </text:p>
      <text:p text:style-name="Листинг">//конструктора использовать переменные n и k,</text:p>
      <text:p text:style-name="Листинг">// потому что это имена членов </text:p>
      <text:p text:style-name="Листинг">//класса. Если в качестве формальных параметров</text:p>
      <text:p text:style-name="Листинг">// указать n и k, то внутри </text:p>
      <text:p text:style-name="Листинг"><text:soft-page-break/>//конструктора будут использоваться локальные переменные n и k, но при </text:p>
      <text:p text:style-name="Листинг">//этом члены класса prost n и k будут</text:p>
      <text:p text:style-name="Листинг">// неопределенны.</text:p>
      <text:p text:style-name="Листинг">prostr::prostr(int k1, int n1)</text:p>
      <text:p text:style-name="Листинг">//Входными параметрами являются размерность </text:p>
      <text:p text:style-name="Листинг">//пространства n1 и количество </text:p>
      <text:p text:style-name="Листинг">//точек в пространстве k1.</text:p>
      <text:p text:style-name="Листинг">{</text:p>
      <text:p text:style-name="Листинг">int i,j;</text:p>
      <text:p text:style-name="Листинг">//Присваиваем членам класса n и k значения входных</text:p>
      <text:p text:style-name="Листинг">// параметров конструктора</text:p>
      <text:p text:style-name="Листинг">k=k1;</text:p>
      <text:p text:style-name="Листинг">n=n1;</text:p>
      <text:p text:style-name="Листинг">a=new double*[k];</text:p>
      <text:p text:style-name="Листинг">for(i=0;i&lt;k;i++)</text:p>
      <text:p text:style-name="Листинг">a[i]=new double[n];</text:p>
      <text:p text:style-name="Листинг">for(j=0;j&lt;n;j++)</text:p>
      <text:p text:style-name="Листинг">{</text:p>
      <text:p text:style-name="Листинг">cout&lt;&lt;"Введите координаты "&lt;&lt;j&lt;&lt;"-й точки"&lt;&lt;endl;</text:p>
      <text:p text:style-name="Листинг">for(i=0;i&lt;k;i++)</text:p>
      <text:p text:style-name="Листинг">cin&gt;&gt;a[i][j];</text:p>
      <text:p text:style-name="Листинг">}}</text:p>
      <text:p text:style-name="Листинг">double prostr::poisk_max()</text:p>
      <text:p text:style-name="Листинг">{</text:p>
      <text:p text:style-name="Листинг">int i,j,l;</text:p>
      <text:p text:style-name="Листинг">double s;</text:p>
      <text:p text:style-name="Листинг">for(max=0,l=0;l&lt;k;l++)</text:p>
      <text:p text:style-name="Листинг">max+=(a[l][0]-a[l][1])*(a[l][0]-a[l][1]);</text:p>
      <text:p text:style-name="Листинг">max=pow(max,0.5);</text:p>
      <text:p text:style-name="Листинг">imax=0;jmax=1;</text:p>
      <text:p text:style-name="Листинг">for(i=0;i&lt;n;i++)</text:p>
      <text:p text:style-name="Листинг">for(j=i+1;j&lt;n;j++)</text:p>
      <text:p text:style-name="Листинг">{</text:p>
      <text:p text:style-name="Листинг">for(s=0,l=0;l&lt;k;l++)</text:p>
      <text:p text:style-name="Листинг">s+=(a[l][i]-a[l][j])*(a[l][i]-a[l][j]);</text:p>
      <text:p text:style-name="Листинг">s=pow(s,0.5);</text:p>
      <text:p text:style-name="Листинг">if (s&gt;max)</text:p>
      <text:p text:style-name="Листинг">{</text:p>
      <text:p text:style-name="Листинг">max=s;</text:p>
      <text:p text:style-name="Листинг">imax=i;</text:p>
      <text:p text:style-name="Листинг">jmax=j;</text:p>
      <text:p text:style-name="Листинг">}</text:p>
      <text:p text:style-name="Листинг">}</text:p>
      <text:p text:style-name="Листинг"><text:soft-page-break/>return 0;</text:p>
      <text:p text:style-name="Листинг">}</text:p>
      <text:p text:style-name="Листинг">double prostr::poisk_min()</text:p>
      <text:p text:style-name="Листинг">{</text:p>
      <text:p text:style-name="Листинг">int i,j,l;</text:p>
      <text:p text:style-name="Листинг">double s;</text:p>
      <text:p text:style-name="Листинг">for(min=0,l=0;l&lt;k;l++)</text:p>
      <text:p text:style-name="Листинг">min+=(a[l][0]-a[l][1])*(a[l][0]-a[l][1]);</text:p>
      <text:p text:style-name="Листинг">min=pow(min,0.5);</text:p>
      <text:p text:style-name="Листинг">imin=0;jmin=1;</text:p>
      <text:p text:style-name="Листинг">for(i=0;i&lt;<text:span text:style-name="T80">n</text:span>;i++)</text:p>
      <text:p text:style-name="Листинг">for(j=i+1;j&lt;n;j++)</text:p>
      <text:p text:style-name="Листинг">{</text:p>
      <text:p text:style-name="Листинг">for(s=0,l=0;l&lt;k;l++)</text:p>
      <text:p text:style-name="Листинг">s+=(a[l][i]-a[l][j])*(a[l][i]-a[l][j]);</text:p>
      <text:p text:style-name="Листинг">s=pow(s,0.5);</text:p>
      <text:p text:style-name="Листинг">if (s&lt;min)</text:p>
      <text:p text:style-name="Листинг">{</text:p>
      <text:p text:style-name="Листинг">min=s;</text:p>
      <text:p text:style-name="Листинг">imin=i;</text:p>
      <text:p text:style-name="Листинг">jmin=j;</text:p>
      <text:p text:style-name="Листинг">}</text:p>
      <text:p text:style-name="Листинг">}</text:p>
      <text:p text:style-name="Листинг">return 0;</text:p>
      <text:p text:style-name="Листинг">}</text:p>
      <text:p text:style-name="Листинг">int prostr::vivod_result()</text:p>
      <text:p text:style-name="Листинг">{</text:p>
      <text:p text:style-name="Листинг">int i,j;</text:p>
      <text:p text:style-name="Листинг">for(i=0;i&lt;k;cout&lt;&lt;endl,i++)</text:p>
      <text:p text:style-name="Листинг">for (j=0;j&lt;n;j++)</text:p>
      <text:p text:style-name="Листинг">cout&lt;&lt;a[i][j]&lt;&lt;"\t";</text:p>
      <text:p text:style-name="Листинг">cout&lt;&lt;"max="&lt;&lt;max&lt;&lt;"\t номера "</text:p>
      <text:p text:style-name="Листинг">&lt;&lt;imax&lt;&lt;"\t"&lt;&lt;jmax&lt;&lt;endl;</text:p>
      <text:p text:style-name="Листинг">cout&lt;&lt;"min="&lt;&lt;min&lt;&lt;"\t номера "</text:p>
      <text:p text:style-name="Листинг">&lt;&lt;imin&lt;&lt;"\t"&lt;&lt;jmin&lt;&lt;endl;</text:p>
      <text:p text:style-name="Листинг">return 0;</text:p>
      <text:p text:style-name="Листинг">}</text:p>
      <text:p text:style-name="Листинг">int prostr::delete_a()</text:p>
      <text:p text:style-name="Листинг">{</text:p>
      <text:p text:style-name="Листинг">for(int i=0;i&lt;k;i++)</text:p>
      <text:p text:style-name="Листинг">delete a[i];</text:p>
      <text:p text:style-name="Листинг">delete [] a;</text:p>
      <text:p text:style-name="Листинг">return 0;</text:p>
      <text:p text:style-name="Листинг">}</text:p>
      <text:p text:style-name="P30"><text:soft-page-break/>Результаты</text:p>
      <text:p text:style-name="P5">Введите координаты 0-й точки</text:p>
      <text:p text:style-name="P5">0 0 0</text:p>
      <text:p text:style-name="P5">Введите координаты 1-й точки</text:p>
      <text:p text:style-name="P5">1 2 3</text:p>
      <text:p text:style-name="P5">Введите координаты 2-й точки</text:p>
      <text:p text:style-name="P5">3 2 1</text:p>
      <text:p text:style-name="P5">Введите координаты 3-й точки</text:p>
      <text:p text:style-name="P5">-6 7 -9</text:p>
      <text:p text:style-name="P5">Введите координаты 4-й точки</text:p>
      <text:p text:style-name="P5">12 13 -87</text:p>
      <text:p text:style-name="P5">0<text:tab/>1<text:tab/>3<text:tab/>-6<text:tab/>12<text:tab/></text:p>
      <text:p text:style-name="P5">0<text:tab/>2<text:tab/>2<text:tab/>7<text:tab/>13<text:tab/></text:p>
      <text:p text:style-name="P5">0<text:tab/>3<text:tab/>1<text:tab/>-9<text:tab/>-87<text:tab/></text:p>
      <text:p text:style-name="P5">max=91.3345<text:tab/> номера 1<text:tab/>4</text:p>
      <text:p text:style-name="P5">min=2.82843<text:tab/> номера 1<text:tab/>2</text:p>
      <text:h text:style-name="P98" text:outline-level="3"><text:bookmark-start text:name="__RefHeading___Toc165726324"/>Параметры по умолчанию в конструкторе<text:bookmark-end text:name="__RefHeading___Toc165726324"/></text:h>
      <text:p text:style-name="Text_20_body">Теперь рассмотрим, как можно использовать параметры по умолчанию<text:alphabetical-index-mark text:string-value=" параметры по умолчанию" text:key1="Класс" text:key2=" конструктор"/> в конструкторе. Оставим в нашей задаче только конструктор с параметрами (<text:span text:style-name="T26">n1</text:span> и <text:span text:style-name="T26">k1</text:span>), но сделаем их по умолчанию равными 2 и 10 соответственно. В этом случае, при описании экземпляра класса без параметров <text:span text:style-name="T21">n</text:span> по умолчанию будет равно 2, а <text:span text:style-name="T21">k</text:span> – 10. Однако можно описать экземпляр класса, передав в него любые значения <text:span text:style-name="T21">n</text:span> и <text:span text:style-name="T21">k</text:span>. Например, так:</text:p>
      <text:p text:style-name="Листинг"><text:span text:style-name="T52">prostr</text:span> <text:span text:style-name="T52">x</text:span>(<text:span text:style-name="T52">3,5);</text:span></text:p>
      <text:p text:style-name="P89"/>
      <text:p text:style-name="Листинг">#include &lt;iostream&gt;</text:p>
      <text:p text:style-name="Листинг">#include &lt;math.h&gt;</text:p>
      <text:p text:style-name="Листинг">using namespace std;</text:p>
      <text:p text:style-name="Листинг">class prostr{</text:p>
      <text:p text:style-name="Листинг">public:</text:p>
      <text:p text:style-name="Листинг">//Прототип конструктора с параметрами по умолчанию k=2, n=10.</text:p>
      <text:p text:style-name="Листинг">//Еще раз обращаем внимание читателя, что в</text:p>
      <text:p text:style-name="Листинг">// качестве имен формальных </text:p>
      <text:p text:style-name="Листинг">//параметров конструктора не могут быть выбраны</text:p>
      <text:p text:style-name="Листинг">// переменные n и k, потому </text:p>
      <text:p text:style-name="Листинг">//что эти имена совпадают с именами членов класса,</text:p>
      <text:p text:style-name="Листинг">// см. примечание к программе в п. 10.2.1.</text:p>
      <text:p text:style-name="Листинг">prostr(int k1=2,int n1=10);</text:p>
      <text:p text:style-name="Листинг">double poisk_min();</text:p>
      <text:p text:style-name="Листинг">double poisk_max();</text:p>
      <text:p text:style-name="Листинг">int vivod_result();</text:p>
      <text:p text:style-name="Листинг">int delete_a();</text:p>
      <text:p text:style-name="Листинг"><text:soft-page-break/>private:</text:p>
      <text:p text:style-name="Листинг">int n;</text:p>
      <text:p text:style-name="Листинг">int k;</text:p>
      <text:p text:style-name="Листинг">double **a;</text:p>
      <text:p text:style-name="Листинг">double min;</text:p>
      <text:p text:style-name="Листинг">double max;</text:p>
      <text:p text:style-name="Листинг">int imin;</text:p>
      <text:p text:style-name="Листинг">int jmin;</text:p>
      <text:p text:style-name="Листинг">int imax;</text:p>
      <text:p text:style-name="Листинг">int jmax;</text:p>
      <text:p text:style-name="Листинг">};</text:p>
      <text:p text:style-name="Листинг">int main()</text:p>
      <text:p text:style-name="Листинг">{</text:p>
      <text:p text:style-name="Листинг">//Экземпляр класса можно описывать так</text:p>
      <text:p text:style-name="Листинг">prostr x(2,3);</text:p>
      <text:p text:style-name="Листинг">// или так - prostr x; в этом случае k=2, n=10.</text:p>
      <text:p text:style-name="Листинг">x.poisk_max();</text:p>
      <text:p text:style-name="Листинг">x.poisk_min();</text:p>
      <text:p text:style-name="Листинг">x.vivod_result();</text:p>
      <text:p text:style-name="Листинг">x.delete_a();</text:p>
      <text:p text:style-name="Листинг">return 0;</text:p>
      <text:p text:style-name="Листинг">}</text:p>
      <text:p text:style-name="Листинг">//Конструктор с параметрами по умолчанию k=2, n=10.</text:p>
      <text:p text:style-name="Листинг">prostr::prostr(int k1, int n1)</text:p>
      <text:p text:style-name="Листинг">{</text:p>
      <text:p text:style-name="Листинг">int i,j;</text:p>
      <text:p text:style-name="Листинг">k=k1;</text:p>
      <text:p text:style-name="Листинг">n=n1;</text:p>
      <text:p text:style-name="Листинг">a=new double*[k];</text:p>
      <text:p text:style-name="Листинг">for(i=0;i&lt;k;i++)</text:p>
      <text:p text:style-name="Листинг">a[i]=new double[n];</text:p>
      <text:p text:style-name="Листинг">for(j=0;j&lt;n;j++)</text:p>
      <text:p text:style-name="Листинг">{</text:p>
      <text:p text:style-name="Листинг">cout&lt;&lt;"Введите координаты "</text:p>
      <text:p text:style-name="Листинг">&lt;&lt;j&lt;&lt;"-й точки"&lt;&lt;endl;</text:p>
      <text:p text:style-name="Листинг">for(i=0;i&lt;k;i++)</text:p>
      <text:p text:style-name="Листинг">cin&gt;&gt;a[i][j];</text:p>
      <text:p text:style-name="Листинг">}</text:p>
      <text:p text:style-name="Листинг">}</text:p>
      <text:p text:style-name="Листинг">double prostr::poisk_max()</text:p>
      <text:p text:style-name="Листинг">{</text:p>
      <text:p text:style-name="Листинг">int i,j,l;</text:p>
      <text:p text:style-name="Листинг">double s;</text:p>
      <text:p text:style-name="Листинг"><text:soft-page-break/>for(max=0,l=0;l&lt;k;l++)</text:p>
      <text:p text:style-name="Листинг">max+=(a[l][0]-a[l][1])*(a[l][0]-a[l][1]);</text:p>
      <text:p text:style-name="Листинг">max=pow(max,0.5);</text:p>
      <text:p text:style-name="Листинг">imax=0;jmax=1;</text:p>
      <text:p text:style-name="Листинг">for(i=0;i&lt;n;i++)</text:p>
      <text:p text:style-name="Листинг">for(j=i+1;j&lt;n;j++)</text:p>
      <text:p text:style-name="Листинг">{</text:p>
      <text:p text:style-name="Листинг">for(s=0,l=0;l&lt;k;l++)</text:p>
      <text:p text:style-name="Листинг">s+=(a[l][i]-a[l][j])*(a[l][i]-a[l][j]);</text:p>
      <text:p text:style-name="Листинг">s=pow(s,0.5);</text:p>
      <text:p text:style-name="Листинг">if (s&gt;max)</text:p>
      <text:p text:style-name="Листинг">{</text:p>
      <text:p text:style-name="Листинг">max=s;</text:p>
      <text:p text:style-name="Листинг">imax=i;</text:p>
      <text:p text:style-name="Листинг">jmax=j;</text:p>
      <text:p text:style-name="Листинг">}</text:p>
      <text:p text:style-name="Листинг">}</text:p>
      <text:p text:style-name="Листинг">return 0;</text:p>
      <text:p text:style-name="Листинг">}</text:p>
      <text:p text:style-name="Листинг">double prostr::poisk_min()</text:p>
      <text:p text:style-name="Листинг">{</text:p>
      <text:p text:style-name="Листинг">int i,j,l;</text:p>
      <text:p text:style-name="Листинг">double s;</text:p>
      <text:p text:style-name="Листинг">for(min=0,l=0;l&lt;k;l++)</text:p>
      <text:p text:style-name="Листинг">min+=(a[l][0]-a[l][1])*(a[l][0]-a[l][1]);</text:p>
      <text:p text:style-name="Листинг">min=pow(min,0.5);</text:p>
      <text:p text:style-name="Листинг">imin=0;jmin=1;</text:p>
      <text:p text:style-name="Листинг">for(i=0;i&lt;<text:span text:style-name="T79">n</text:span>;i++)</text:p>
      <text:p text:style-name="Листинг">for(j=i+1;j&lt;n;j++)</text:p>
      <text:p text:style-name="Листинг">{</text:p>
      <text:p text:style-name="Листинг">for(s=0,l=0;l&lt;k;l++)</text:p>
      <text:p text:style-name="Листинг">s+=(a[l][i]-a[l][j])*(a[l][i]-a[l][j]);</text:p>
      <text:p text:style-name="Листинг">s=pow(s,0.5);</text:p>
      <text:p text:style-name="Листинг">if (s&lt;min)</text:p>
      <text:p text:style-name="Листинг">{</text:p>
      <text:p text:style-name="Листинг">min=s;</text:p>
      <text:p text:style-name="Листинг">imin=i;</text:p>
      <text:p text:style-name="Листинг">jmin=j;</text:p>
      <text:p text:style-name="Листинг">}</text:p>
      <text:p text:style-name="Листинг">}</text:p>
      <text:p text:style-name="Листинг">return 0;</text:p>
      <text:p text:style-name="Листинг">}</text:p>
      <text:p text:style-name="Листинг">int prostr::vivod_result()</text:p>
      <text:p text:style-name="Листинг">{</text:p>
      <text:p text:style-name="Листинг"><text:soft-page-break/>int i,j;</text:p>
      <text:p text:style-name="Листинг">for(i=0;i&lt;k;cout&lt;&lt;endl,i++)</text:p>
      <text:p text:style-name="Листинг">for (j=0;j&lt;n;j++)</text:p>
      <text:p text:style-name="Листинг">cout&lt;&lt;a[i][j]&lt;&lt;"\t";</text:p>
      <text:p text:style-name="Листинг">cout&lt;&lt;"max="&lt;&lt;max&lt;&lt;"\tномера "</text:p>
      <text:p text:style-name="Листинг">&lt;&lt;imax&lt;&lt;"\t"&lt;&lt;jmax&lt;&lt;endl;</text:p>
      <text:p text:style-name="Листинг">cout&lt;&lt;"min="&lt;&lt;min&lt;&lt;"\tномера "</text:p>
      <text:p text:style-name="Листинг">&lt;&lt;imin&lt;&lt;"\t"&lt;&lt;jmin&lt;&lt;endl;</text:p>
      <text:p text:style-name="Листинг">return 0;</text:p>
      <text:p text:style-name="Листинг">}</text:p>
      <text:p text:style-name="Листинг">int prostr::delete_a()</text:p>
      <text:p text:style-name="Листинг">{</text:p>
      <text:p text:style-name="Листинг">for(int i=0;i&lt;k;i++)</text:p>
      <text:p text:style-name="Листинг">delete a[i];</text:p>
      <text:p text:style-name="Листинг">delete [] a;</text:p>
      <text:p text:style-name="Листинг">return 0;</text:p>
      <text:p text:style-name="Листинг">}</text:p>
      <text:h text:style-name="P96" text:outline-level="2">Функция-деструктор</text:h>
      <text:p text:style-name="P23"><text:span text:style-name="T52">C</text:span>++ позволяет построить функцию-деструктор<text:alphabetical-index-mark text:string-value=" деструктор" text:key1="Класс"/>, которая выполняется при уничтожении экземпляра класса, что происходит в следующих случаях:</text:p>
      <text:list xml:id="list3058631863" text:style-name="WW8Num4">
        <text:list-item>
          <text:p text:style-name="P106">при завершении программы <text:s/>или выходе из функции;</text:p>
        </text:list-item>
        <text:list-item>
          <text:p text:style-name="P106">при освобождении <text:s/>памяти, выделенной <text:s/>для экземпляра класса.</text:p>
        </text:list-item>
      </text:list>
      <text:p text:style-name="P23">Деструктор имеет имя <text:span text:style-name="T46">~имя_класса</text:span>, не имеет параметров и не может перегружаться. Если деструктор не определен явно, то будет использоваться стандартный деструктор. Допишем в класс <text:span text:style-name="T64">prostr</text:span> деструктор <text:span text:style-name="T66">~</text:span><text:span text:style-name="T64">prostr</text:span><text:span text:style-name="T66">()</text:span>, который будет освобождать память, выделенную для <text:span text:style-name="T78">матрицы </text:span><text:span text:style-name="T52">a</text:span> и выводить сообщение об уничтожении объекта.</text:p>
      <text:p text:style-name="P73"><text:span text:style-name="T78">prostr</text:span>::~<text:span text:style-name="T78">prostr</text:span>()</text:p>
      <text:p text:style-name="P73">{</text:p>
      <text:p text:style-name="P78">for(int i=0;i&lt;k;i++)</text:p>
      <text:p text:style-name="P78">delete a[i];</text:p>
      <text:p text:style-name="P74">delete [] a;</text:p>
      <text:p text:style-name="P73">cout&lt;&lt;"<text:span text:style-name="T51">Память</text:span><text:span text:style-name="T78"> </text:span><text:span text:style-name="T51">освобождена</text:span><text:span text:style-name="T78">\n</text:span>";</text:p>
      <text:p text:style-name="P73">}</text:p>
      <text:p text:style-name="P31">Программа с использованием деструктора приведена ниже</text:p>
      <text:p text:style-name="Листинг">#include &lt;iostream&gt;</text:p>
      <text:p text:style-name="Листинг">#include &lt;math.h&gt;</text:p>
      <text:p text:style-name="Листинг">using namespace std;</text:p>
      <text:p text:style-name="Листинг">class prostr{</text:p>
      <text:p text:style-name="Листинг">public:</text:p>
      <text:p text:style-name="Листинг">//Прототип конструктора с параметрами по умолчанию <text:soft-page-break/>k=2, n=10.</text:p>
      <text:p text:style-name="Листинг">//Еще раз обращаем внимание читателя, что в</text:p>
      <text:p text:style-name="Листинг">// качестве имен формальных </text:p>
      <text:p text:style-name="Листинг">//параметров конструктора не могут быть выбраны</text:p>
      <text:p text:style-name="Листинг">// переменные n и k, потому </text:p>
      <text:p text:style-name="Листинг">//что эти имена совпадают с именами членов класса,</text:p>
      <text:p text:style-name="Листинг">// см. примечание к программе в п. 10.2.1.</text:p>
      <text:p text:style-name="Листинг">prostr(int k1=2,int n1=10);</text:p>
      <text:p text:style-name="Листинг">double poisk_min();</text:p>
      <text:p text:style-name="Листинг">double poisk_max();</text:p>
      <text:p text:style-name="Листинг">int vivod_result();</text:p>
      <text:p text:style-name="Листинг">~prostr();</text:p>
      <text:p text:style-name="Листинг">private:</text:p>
      <text:p text:style-name="Листинг">int n;</text:p>
      <text:p text:style-name="Листинг">int k;</text:p>
      <text:p text:style-name="Листинг">double **a;</text:p>
      <text:p text:style-name="Листинг">double min;</text:p>
      <text:p text:style-name="Листинг">double max;</text:p>
      <text:p text:style-name="Листинг">int imin;</text:p>
      <text:p text:style-name="Листинг">int jmin;</text:p>
      <text:p text:style-name="Листинг">int imax;</text:p>
      <text:p text:style-name="Листинг">int jmax;</text:p>
      <text:p text:style-name="Листинг">};</text:p>
      <text:p text:style-name="Листинг">int main()</text:p>
      <text:p text:style-name="Листинг">{</text:p>
      <text:p text:style-name="Листинг">//Экземпляр класса можно описывать так</text:p>
      <text:p text:style-name="Листинг">prostr x;</text:p>
      <text:p text:style-name="Листинг">//в этом случае k=2, n=10.</text:p>
      <text:p text:style-name="Листинг">x.poisk_max();</text:p>
      <text:p text:style-name="Листинг">x.poisk_min();</text:p>
      <text:p text:style-name="Листинг">x.vivod_result();</text:p>
      <text:p text:style-name="Листинг">//x.delete_a();</text:p>
      <text:p text:style-name="Листинг">return 0;</text:p>
      <text:p text:style-name="Листинг">}</text:p>
      <text:p text:style-name="Листинг">//Конструктор с параметрами по умолчанию k=2, n=10.</text:p>
      <text:p text:style-name="Листинг">prostr::prostr(int k1, int n1)</text:p>
      <text:p text:style-name="Листинг">{</text:p>
      <text:p text:style-name="Листинг">int i,j;</text:p>
      <text:p text:style-name="Листинг">k=k1;</text:p>
      <text:p text:style-name="Листинг">n=n1;</text:p>
      <text:p text:style-name="Листинг">a=new double*[k];</text:p>
      <text:p text:style-name="Листинг">for(i=0;i&lt;k;i++)</text:p>
      <text:p text:style-name="Листинг">a[i]=new double[n];</text:p>
      <text:p text:style-name="Листинг"><text:soft-page-break/>for(j=0;j&lt;n;j++)</text:p>
      <text:p text:style-name="Листинг">{</text:p>
      <text:p text:style-name="Листинг">cout&lt;&lt;"Введите координаты "</text:p>
      <text:p text:style-name="Листинг">&lt;&lt;j&lt;&lt;"-й точки"&lt;&lt;endl;</text:p>
      <text:p text:style-name="Листинг">for(i=0;i&lt;k;i++)</text:p>
      <text:p text:style-name="Листинг">cin&gt;&gt;a[i][j];</text:p>
      <text:p text:style-name="Листинг">}</text:p>
      <text:p text:style-name="Листинг">}</text:p>
      <text:p text:style-name="Листинг">double prostr::poisk_max()</text:p>
      <text:p text:style-name="Листинг">{</text:p>
      <text:p text:style-name="Листинг">int i,j,l;</text:p>
      <text:p text:style-name="Листинг">double s;</text:p>
      <text:p text:style-name="Листинг">for(max=0,l=0;l&lt;k;l++)</text:p>
      <text:p text:style-name="Листинг">max+=(a[l][0]-a[l][1])*(a[l][0]-a[l][1]);</text:p>
      <text:p text:style-name="Листинг">max=pow(max,0.5);</text:p>
      <text:p text:style-name="Листинг">imax=0;jmax=1;</text:p>
      <text:p text:style-name="Листинг">for(i=0;i&lt;n;i++)</text:p>
      <text:p text:style-name="Листинг">for(j=i+1;j&lt;n;j++)</text:p>
      <text:p text:style-name="Листинг">{</text:p>
      <text:p text:style-name="Листинг">for(s=0,l=0;l&lt;k;l++)</text:p>
      <text:p text:style-name="Листинг">s+=(a[l][i]-a[l][j])*(a[l][i]-a[l][j]);</text:p>
      <text:p text:style-name="Листинг">s=pow(s,0.5);</text:p>
      <text:p text:style-name="Листинг">if (s&gt;max)</text:p>
      <text:p text:style-name="Листинг">{</text:p>
      <text:p text:style-name="Листинг">max=s;</text:p>
      <text:p text:style-name="Листинг">imax=i;</text:p>
      <text:p text:style-name="Листинг">jmax=j;</text:p>
      <text:p text:style-name="Листинг">}</text:p>
      <text:p text:style-name="Листинг">}</text:p>
      <text:p text:style-name="Листинг">return 0;</text:p>
      <text:p text:style-name="Листинг">}</text:p>
      <text:p text:style-name="Листинг">double prostr::poisk_min()</text:p>
      <text:p text:style-name="Листинг">{</text:p>
      <text:p text:style-name="Листинг">int i,j,l;</text:p>
      <text:p text:style-name="Листинг">double s;</text:p>
      <text:p text:style-name="Листинг">for(min=0,l=0;l&lt;k;l++)</text:p>
      <text:p text:style-name="Листинг">min+=(a[l][0]-a[l][1])*(a[l][0]-a[l][1]);</text:p>
      <text:p text:style-name="Листинг">min=pow(min,0.5);</text:p>
      <text:p text:style-name="Листинг">imin=0;jmin=1;</text:p>
      <text:p text:style-name="Листинг">for(i=0;i&lt;n;i++)</text:p>
      <text:p text:style-name="Листинг">for(j=i+1;j&lt;n;j++)</text:p>
      <text:p text:style-name="Листинг">{</text:p>
      <text:p text:style-name="Листинг">for(s=0,l=0;l&lt;k;l++)</text:p>
      <text:p text:style-name="Листинг">s+=(a[l][i]-a[l][j])*(a[l][i]-a[l][j]);</text:p>
      <text:p text:style-name="Листинг"><text:soft-page-break/>s=pow(s,0.5);</text:p>
      <text:p text:style-name="Листинг">if (s&lt;min)</text:p>
      <text:p text:style-name="Листинг">{</text:p>
      <text:p text:style-name="Листинг">min=s;</text:p>
      <text:p text:style-name="Листинг">imin=i;</text:p>
      <text:p text:style-name="Листинг">jmin=j;</text:p>
      <text:p text:style-name="Листинг">}</text:p>
      <text:p text:style-name="Листинг">}</text:p>
      <text:p text:style-name="Листинг">return 0;</text:p>
      <text:p text:style-name="Листинг">}</text:p>
      <text:p text:style-name="Листинг">int prostr::vivod_result()</text:p>
      <text:p text:style-name="Листинг">{</text:p>
      <text:p text:style-name="Листинг">int i,j;</text:p>
      <text:p text:style-name="Листинг">for(i=0;i&lt;k;cout&lt;&lt;endl,i++)</text:p>
      <text:p text:style-name="Листинг">for (j=0;j&lt;n;j++)</text:p>
      <text:p text:style-name="Листинг">cout&lt;&lt;a[i][j]&lt;&lt;"\t";</text:p>
      <text:p text:style-name="Листинг">cout&lt;&lt;"max="&lt;&lt;max&lt;&lt;"\tномера "</text:p>
      <text:p text:style-name="Листинг">&lt;&lt;imax&lt;&lt;"\t"&lt;&lt;jmax&lt;&lt;endl;</text:p>
      <text:p text:style-name="Листинг">cout&lt;&lt;"min="&lt;&lt;min&lt;&lt;"\tномера "</text:p>
      <text:p text:style-name="Листинг">&lt;&lt;imin&lt;&lt;"\t"&lt;&lt;jmin&lt;&lt;endl;</text:p>
      <text:p text:style-name="Листинг">return 0;</text:p>
      <text:p text:style-name="Листинг">}</text:p>
      <text:p text:style-name="Листинг">//<text:span text:style-name="T81">Деструктор вызывается неявно</text:span></text:p>
      <text:p text:style-name="Листинг">//при завершении программы или выходе из функции;</text:p>
      <text:p text:style-name="P79">//при освобождении памяти, выделенной для</text:p>
      <text:p text:style-name="P79">// экземпляра класса.</text:p>
      <text:p text:style-name="Листинг">prostr::~prostr()</text:p>
      <text:p text:style-name="Листинг">{</text:p>
      <text:p text:style-name="Листинг">for(int i=0;i&lt;k;i++)</text:p>
      <text:p text:style-name="Листинг">delete a[i];</text:p>
      <text:p text:style-name="Листинг">delete [] a;</text:p>
      <text:p text:style-name="Листинг">cout&lt;&lt;"Память освобождена\n";</text:p>
      <text:p text:style-name="Листинг">}</text:p>
      <text:p text:style-name="Text_20_body">Результаты</text:p>
      <text:p text:style-name="P5">Введите координаты 0-й точки</text:p>
      <text:p text:style-name="P5">0 0</text:p>
      <text:p text:style-name="P5">Введите координаты 1-й точки</text:p>
      <text:p text:style-name="P5">1 1</text:p>
      <text:p text:style-name="P5">Введите координаты 2-й точки</text:p>
      <text:p text:style-name="P5">2 2</text:p>
      <text:p text:style-name="P5">Введите координаты 3-й точки</text:p>
      <text:p text:style-name="P5">3 4</text:p>
      <text:p text:style-name="P5">Введите координаты 4-й точки</text:p>
      <text:p text:style-name="P5">-5 -11</text:p>
      <text:p text:style-name="P5"><text:soft-page-break/>Введите координаты 5-й точки</text:p>
      <text:p text:style-name="P5">4 4</text:p>
      <text:p text:style-name="P5">Введите координаты 6-й точки</text:p>
      <text:p text:style-name="P5">5 5</text:p>
      <text:p text:style-name="P5">Введите координаты 7-й точки</text:p>
      <text:p text:style-name="P5">6 6</text:p>
      <text:p text:style-name="P5">Введите координаты 8-й точки</text:p>
      <text:p text:style-name="P5">6.1 5.9</text:p>
      <text:p text:style-name="P5">Введите координаты 9-й точки</text:p>
      <text:p text:style-name="P5">100 200</text:p>
      <text:p text:style-name="P5">0<text:tab/>1<text:tab/>2<text:tab/>3<text:tab/>-5<text:tab/>4<text:tab/>5<text:tab/>6<text:tab/>6.1<text:tab/>100<text:tab/></text:p>
      <text:p text:style-name="P5">0<text:tab/>1<text:tab/>2<text:tab/>4<text:tab/>-11<text:tab/>4<text:tab/>5<text:tab/>6<text:tab/>5.9<text:tab/>200<text:tab/></text:p>
      <text:p text:style-name="P5">max=235.682<text:tab/>номера 4<text:tab/>9</text:p>
      <text:p text:style-name="P5">min=0.141421<text:tab/>номера 7<text:tab/>8</text:p>
      <text:p text:style-name="P5">Память освобождена</text:p>
      <text:h text:style-name="Heading_20_2" text:outline-level="2"><text:bookmark-start text:name="__RefHeading___Toc165726325"/>Конструктор копирования<text:bookmark-end text:name="__RefHeading___Toc165726325"/></text:h>
      <text:p text:style-name="Text_20_body">Еще одним видом конструктора является конструктор копирования<text:alphabetical-index-mark text:string-value=" копирования" text:key1="Класс" text:key2=" конструктор"/>, который позволяет создать копию экземпляра класса. Это актуально когда необходимы два экземпляра класса с одними и теми же значениями членов класса. Синтаксис заголовка конструктора копирования следующий:</text:p>
      <text:p text:style-name="Листинг"><text:span text:style-name="T52">public</text:span>: <text:span text:style-name="T52">name</text:span>_<text:span text:style-name="T52">constructor</text:span> (<text:span text:style-name="T52">type</text:span>_<text:span text:style-name="T52">class</text:span> &amp; <text:span text:style-name="T52">name</text:span>);</text:p>
      <text:p text:style-name="Text_20_body">Здесь <text:span text:style-name="T31">name</text:span><text:span text:style-name="T33">_</text:span><text:span text:style-name="T31">constructor</text:span> – имя конструктора копирования, <text:span text:style-name="T31">type</text:span><text:span text:style-name="T33">_</text:span><text:span text:style-name="T31">class</text:span> – имя класса<text:note text:id="ftn2" text:note-class="footnote"><text:note-citation>2</text:note-citation><text:note-body><text:p text:style-name="Footnote">В конструктор копирования можно передавать только экземпляры класса.</text:p></text:note-body></text:note>, передаваемого в конструктор копирования, <text:span text:style-name="T31">name</text:span> – передаваемый в конструктор копирования экземпляр класса.</text:p>
      <text:p text:style-name="Text_20_body">Рассмотрим пример использования конструктора копирования.</text:p>
      <text:p text:style-name="Text_20_body">ЗАДАЧА <text:sequence text:ref-name="refЗАДАЧА1" text:name="ЗАДАЧА" text:formula="ooow:ЗАДАЧА+1" style:num-format="1">1.2</text:sequence>. Создать класс <text:span text:style-name="T54">SLAU</text:span>, предназначенный для решения систем линейных алгебраических уравнений.</text:p>
      <text:p text:style-name="Text_20_body">В классе <text:span text:style-name="T54">SLAU</text:span> будут:</text:p>
      <text:list xml:id="list4147195115" text:style-name="L6">
        <text:list-item>
          <text:p text:style-name="P107">закрытые члены класса: <text:span text:style-name="T62">int</text:span><text:span text:style-name="T61"> </text:span><text:span text:style-name="T62">n</text:span> – размерность системы линейных алгебраических уравнений (СЛАУ), <text:span text:style-name="T62">double</text:span><text:span text:style-name="T61"> **</text:span><text:span text:style-name="T62">a</text:span> – динамическая матрица коэффициентов СЛАУ, <text:span text:style-name="T62">double</text:span><text:span text:style-name="T61"> *</text:span><text:span text:style-name="T62">b</text:span> – динамический массив коэффициентов правых частей СЛАУ, <text:span text:style-name="T62">double</text:span><text:span text:style-name="T61"> *</text:span><text:span text:style-name="T62">x</text:span> – динамический массив решения СЛАУ, <text:span text:style-name="T62">int</text:span><text:span text:style-name="T61"> </text:span><text:span text:style-name="T62">pr</text:span> – переменная, в которой будет храниться: 0, если существует единственное решения системы, -1 – если система имеет бесконечное множество решений и -2 если система не имеет решения.</text:p>
        </text:list-item>
        <text:list-item>
          <text:p text:style-name="P107">открытые методы класса: конструктор <text:span text:style-name="T62">SLAU</text:span>, конструктор копирования <text:span text:style-name="T62">SLAU</text:span><text:span text:style-name="T61">(</text:span><text:span text:style-name="T62">SLAU</text:span><text:span text:style-name="T61"> &amp; </text:span><text:span text:style-name="T62">A</text:span><text:span text:style-name="T61">1)</text:span>, метод <text:span text:style-name="T62">Solve</text:span>, предназначенный для решения СЛАУ, метод <text:span text:style-name="T62">Result</text:span> – предназначенный для вывода результата решения СЛАУ.</text:p>
        </text:list-item>
      </text:list>
      <text:p text:style-name="P22"><text:soft-page-break/>В методе <text:span text:style-name="T52">Solve</text:span> будет реализован метод Гаусса решения систем линейных алгебраических уравнений.</text:p>
      <text:p text:style-name="P22">При решении СЛАУ методом Гаусса изменяется матрица коэффициентов и массив коэффициентов правых частей. Поэтому возникает проблема, как сохранить значения коэффициентов системы линейных алгебраических уравнений. <text:span text:style-name="T77">Ранее</text:span> главе мы решали эту проблему, вводя дополнительные массивы. Сейчас мы поступим следующим образом:</text:p>
      <text:list xml:id="list495291350" text:style-name="WW8Num8">
        <text:list-item>
          <text:p text:style-name="P108">Создадим экземпляр класса <text:span text:style-name="T61">SLAU</text:span>.</text:p>
        </text:list-item>
        <text:list-item>
          <text:p text:style-name="P108">C помощью конструктора копирования создадим копию этого экземпляра.</text:p>
        </text:list-item>
        <text:list-item>
          <text:p text:style-name="P112">Вызовем методы <text:span text:style-name="T62">Solve</text:span> и <text:span text:style-name="T62">Result</text:span> для копии. Использование копии позволит сохранить матрицу <text:span text:style-name="T52">a</text:span> и массив <text:span text:style-name="T52">b</text:span> в исходном экземпляре класса.</text:p>
        </text:list-item>
      </text:list>
      <text:p text:style-name="P24">Класс SLAU будем хранить в отдельных файлах:</text:p>
      <text:list xml:id="list98791016" text:style-name="L7">
        <text:list-item>
          <text:p text:style-name="P113"><text:span text:style-name="T40">заголовочный файл будет иметь имя </text:span><text:span text:style-name="T22">SLAU</text:span><text:span text:style-name="T27">.</text:span><text:span text:style-name="T22">h</text:span><text:span text:style-name="T40">,</text:span></text:p>
        </text:list-item>
        <text:list-item>
          <text:p text:style-name="P113"><text:span text:style-name="T23">cpp</text:span><text:span text:style-name="T40"> файл – </text:span><text:span text:style-name="T22">SLAU</text:span><text:span text:style-name="T27">.</text:span><text:span text:style-name="T22">cpp</text:span></text:p>
        </text:list-item>
      </text:list>
      <text:p text:style-name="Text_20_body"><text:span text:style-name="T17">В заголовочном файле </text:span><text:span text:style-name="T20">SLAU</text:span><text:span text:style-name="T25">.</text:span><text:span text:style-name="T20">h</text:span><text:span text:style-name="T17"> будет храниться описание класса </text:span><text:span text:style-name="T18">SLAU</text:span><text:span text:style-name="T17">, в файле </text:span><text:span text:style-name="T20">SLAU</text:span><text:span text:style-name="T25">.</text:span><text:span text:style-name="T20">cpp</text:span><text:span text:style-name="T17"> – реализация методов класса.</text:span></text:p>
      <text:p text:style-name="Text_20_body">Добавим в него необходимые члены и методы класса, после чего содержимое файла <text:span text:style-name="T53">SLAU</text:span><text:span text:style-name="T45">.</text:span><text:span text:style-name="T53">h</text:span> должно стать таким:</text:p>
      <text:p text:style-name="Листинг">#ifndef SLAU_H</text:p>
      <text:p text:style-name="Листинг">#define SLAU_H</text:p>
      <text:p text:style-name="Листинг">class SLAU</text:p>
      <text:p text:style-name="Листинг">{</text:p>
      <text:p text:style-name="Листинг"><text:s text:c="4"/>public:</text:p>
      <text:p text:style-name="Листинг"><text:tab/><text:tab/>//Конструтор копирования</text:p>
      <text:p text:style-name="Листинг"><text:s text:c="8"/>SLAU();</text:p>
      <text:p text:style-name="Листинг"><text:s text:c="8"/>//Деструтор</text:p>
      <text:p text:style-name="Листинг"><text:s text:c="8"/>~SLAU();</text:p>
      <text:p text:style-name="Листинг"><text:s text:c="8"/>//Конструткор копирования</text:p>
      <text:p text:style-name="Листинг"><text:s text:c="8"/>SLAU(const SLAU&amp; A1);</text:p>
      <text:p text:style-name="Листинг"><text:s text:c="8"/>int Solve();</text:p>
      <text:p text:style-name="Листинг"><text:s text:c="8"/>//Функция вывода СЛАУ</text:p>
      <text:p text:style-name="Листинг"><text:s text:c="8"/>int data();</text:p>
      <text:p text:style-name="Листинг"><text:s text:c="8"/>//Функция вывода корней системы</text:p>
      <text:p text:style-name="Листинг"><text:s text:c="8"/>int Result();</text:p>
      <text:p text:style-name="Листинг"><text:s text:c="4"/>protected:</text:p>
      <text:p text:style-name="Листинг"><text:s text:c="4"/>private:</text:p>
      <text:p text:style-name="Листинг"><text:s text:c="4"/>//Размерность системы</text:p>
      <text:p text:style-name="Листинг"><text:s text:c="4"/><text:tab/>int n;</text:p>
      <text:p text:style-name="Листинг"><text:s text:c="4"/>//Матрица коэффициентов</text:p>
      <text:p text:style-name="Листинг"><text:tab/>double **a;</text:p>
      <text:p text:style-name="Листинг"><text:tab/>//Вектор правых частей</text:p>
      <text:p text:style-name="Листинг"><text:soft-page-break/><text:tab/>double *b;</text:p>
      <text:p text:style-name="Листинг"><text:tab/>//Решение СЛАУ</text:p>
      <text:p text:style-name="Листинг"><text:tab/>double *x;</text:p>
      <text:p text:style-name="Листинг"><text:tab/>//Признак, хранящий количество решений СЛАУ</text:p>
      <text:p text:style-name="Листинг"><text:tab/>int pr;</text:p>
      <text:p text:style-name="Листинг">};</text:p>
      <text:p text:style-name="Листинг">#endif // SLAU_H</text:p>
      <text:p text:style-name="Text_20_body">Для нормального функционирования конструктора в файл <text:span text:style-name="T53">SLAU</text:span><text:span text:style-name="T45">.</text:span><text:span text:style-name="T53">cpp</text:span> запишем реализацию всех методов класса. Содержимое <text:span text:style-name="T53">SLAU</text:span><text:span text:style-name="T45">.</text:span><text:span text:style-name="T53">cpp</text:span> должно стать таким:</text:p>
      <text:p text:style-name="Листинг">#include "SLAU.h"</text:p>
      <text:p text:style-name="Листинг">#include &lt;iostream&gt;</text:p>
      <text:p text:style-name="Листинг">#include &lt;math.h&gt;</text:p>
      <text:p text:style-name="Листинг">using namespace std;</text:p>
      <text:p text:style-name="Листинг">//Конструктор класса SLAU</text:p>
      <text:p text:style-name="Листинг">SLAU::SLAU()</text:p>
      <text:p text:style-name="Листинг">{<text:tab/>int i,j;</text:p>
      <text:p text:style-name="Листинг"><text:tab/>cout&lt;&lt;"n=";</text:p>
      <text:p text:style-name="Листинг"><text:tab/>cin&gt;&gt;n;</text:p>
      <text:p text:style-name="Листинг"><text:tab/>a=new double *[n];</text:p>
      <text:p text:style-name="Листинг"><text:tab/>b=new double [n];</text:p>
      <text:p text:style-name="Листинг"><text:tab/>x=new double [n];</text:p>
      <text:p text:style-name="Листинг"><text:tab/>for(i=0;i&lt;n;i++)</text:p>
      <text:p text:style-name="Листинг"><text:tab/><text:tab/>a[i]=new double [n];</text:p>
      <text:p text:style-name="Листинг"><text:tab/>cout&lt;&lt;"Матрица A\n";</text:p>
      <text:p text:style-name="Листинг"><text:tab/>for(i=0;i&lt;n;i++)</text:p>
      <text:p text:style-name="Листинг"><text:tab/><text:tab/>for(j=0;j&lt;n;j++)</text:p>
      <text:p text:style-name="Листинг"><text:tab/><text:tab/><text:tab/>cin&gt;&gt;a[i][j];</text:p>
      <text:p text:style-name="Листинг"><text:tab/>cout&lt;&lt;"Массив B\n";</text:p>
      <text:p text:style-name="Листинг"><text:tab/>for(i=0;i&lt;n;i++)</text:p>
      <text:p text:style-name="Листинг"><text:tab/><text:tab/>cin&gt;&gt;b[i];</text:p>
      <text:p text:style-name="Листинг">}</text:p>
      <text:p text:style-name="Листинг">//Деструктор класса СЛАУ</text:p>
      <text:p text:style-name="Листинг">SLAU::~SLAU()</text:p>
      <text:p text:style-name="Листинг">{<text:tab/></text:p>
      <text:p text:style-name="Листинг"><text:tab/>cout&lt;&lt;"Вызов деструктора\n";</text:p>
      <text:p text:style-name="Листинг"><text:tab/>delete []b;</text:p>
      <text:p text:style-name="Листинг"><text:tab/>delete []x;</text:p>
      <text:p text:style-name="Листинг"><text:tab/>for(int i=0;i&lt;n;i++)</text:p>
      <text:p text:style-name="Листинг"><text:tab/><text:tab/>delete []a[i];</text:p>
      <text:p text:style-name="Листинг"><text:tab/>delete []a;</text:p>
      <text:p text:style-name="Листинг"><text:tab/><text:tab/>cout&lt;&lt;"Память после решения СЛАУ освобождена\n";</text:p>
      <text:p text:style-name="Листинг"><text:s text:c="4"/>//dtor</text:p>
      <text:p text:style-name="Листинг"><text:soft-page-break/>}</text:p>
      <text:p text:style-name="Листинг">//Конструктор копирования</text:p>
      <text:p text:style-name="Листинг">SLAU::SLAU(const SLAU&amp; A1)</text:p>
      <text:p text:style-name="Листинг">{<text:tab/>int i,j;</text:p>
      <text:p text:style-name="Листинг"><text:tab/>n=A1.n;</text:p>
      <text:p text:style-name="Листинг"><text:tab/>a=new double *[n];</text:p>
      <text:p text:style-name="Листинг"><text:tab/>b=new double [n];</text:p>
      <text:p text:style-name="Листинг"><text:tab/>x=new double [n];</text:p>
      <text:p text:style-name="Листинг"><text:tab/>for(i=0;i&lt;n;i++)</text:p>
      <text:p text:style-name="Листинг"><text:tab/><text:tab/>a[i]=new double [n];</text:p>
      <text:p text:style-name="Листинг"><text:tab/>for(i=0;i&lt;n;i++)</text:p>
      <text:p text:style-name="Листинг"><text:tab/><text:tab/>for(j=0;j&lt;n;j++)</text:p>
      <text:p text:style-name="Листинг"><text:tab/><text:tab/><text:tab/>a[i][j]=A1.a[i][j];</text:p>
      <text:p text:style-name="Листинг"><text:tab/>for(i=0;i&lt;n;i++)</text:p>
      <text:p text:style-name="Листинг"><text:tab/><text:tab/>b[i]=A1.b[i];</text:p>
      <text:p text:style-name="Листинг">}</text:p>
      <text:p text:style-name="Листинг">//Функция решения СЛАУ методом Гаусса</text:p>
      <text:p text:style-name="Листинг">int SLAU::Solve()</text:p>
      <text:p text:style-name="Листинг">{</text:p>
      <text:p text:style-name="Листинг"><text:tab/> int i,j,k,r;</text:p>
      <text:p text:style-name="Листинг"><text:tab/>double c,M,max,s;</text:p>
      <text:p text:style-name="Листинг"><text:tab/>for(k=0;k&lt;n;k++)</text:p>
      <text:p text:style-name="Листинг"><text:tab/>{</text:p>
      <text:p text:style-name="Листинг">// Поиск максимального по модулю элемента в k-м</text:p>
      <text:p text:style-name="Листинг">// столбце.</text:p>
      <text:p text:style-name="Листинг"><text:tab/><text:tab/>max=fabs(a[k][k]);</text:p>
      <text:p text:style-name="Листинг"><text:tab/><text:tab/>r=k;</text:p>
      <text:p text:style-name="Листинг"><text:tab/><text:tab/>for(i=k+1;i&lt;n;i++)</text:p>
      <text:p text:style-name="Листинг"><text:tab/><text:tab/><text:tab/>if (fabs(a[i][k])&gt;max)</text:p>
      <text:p text:style-name="Листинг"><text:tab/><text:tab/><text:tab/>{</text:p>
      <text:p text:style-name="Листинг"><text:tab/><text:tab/><text:tab/><text:tab/>max=fabs(a[i][k]);</text:p>
      <text:p text:style-name="Листинг"><text:tab/><text:tab/><text:tab/><text:tab/>r=i;</text:p>
      <text:p text:style-name="Листинг"><text:tab/><text:tab/><text:tab/>}</text:p>
      <text:p text:style-name="Листинг">// Меняем местами k-ю и r-ю (строку, где находится</text:p>
      <text:p text:style-name="Листинг">// максимальный по модулю</text:p>
      <text:p text:style-name="Листинг">// элемент) строки.</text:p>
      <text:p text:style-name="Листинг"><text:tab/><text:tab/>for(j=0;j&lt;n;j++)</text:p>
      <text:p text:style-name="Листинг"><text:tab/><text:tab/>{</text:p>
      <text:p text:style-name="Листинг"><text:tab/><text:tab/><text:tab/>c=a[k][j];</text:p>
      <text:p text:style-name="Листинг"><text:tab/><text:tab/><text:tab/>a[k][j]=a[r][j];</text:p>
      <text:p text:style-name="Листинг"><text:tab/><text:tab/><text:tab/>a[r][j]=c;</text:p>
      <text:p text:style-name="Листинг"><text:tab/><text:tab/>}</text:p>
      <text:p text:style-name="Листинг"><text:tab/><text:tab/>c=b[k];</text:p>
      <text:p text:style-name="Листинг"><text:tab/><text:tab/>b[k]=b[r];</text:p>
      <text:p text:style-name="Листинг"><text:soft-page-break/><text:tab/><text:tab/>b[r]=c;</text:p>
      <text:p text:style-name="Листинг">// Приведение матрицы к диагональному виду.</text:p>
      <text:p text:style-name="Листинг"><text:tab/><text:tab/>for(i=k+1;i&lt;n;i++)</text:p>
      <text:p text:style-name="Листинг"><text:tab/><text:tab/>{</text:p>
      <text:p text:style-name="Листинг"><text:tab/><text:tab/><text:tab/>for(M=a[i][k]/a[k][k],j=k;j&lt;n;j++)</text:p>
      <text:p text:style-name="Листинг"><text:tab/><text:tab/><text:tab/><text:tab/>a[i][j]-=M*a[k][j];</text:p>
      <text:p text:style-name="Листинг"><text:tab/><text:tab/><text:tab/>b[i]-=M*b[k];</text:p>
      <text:p text:style-name="Листинг"><text:tab/><text:tab/>}</text:p>
      <text:p text:style-name="Листинг"><text:tab/>}</text:p>
      <text:p text:style-name="Листинг">// Обратный ход метода Гаусса.</text:p>
      <text:p text:style-name="Листинг">// Если последний диагональный элемент равен 0 и</text:p>
      <text:p text:style-name="Листинг"><text:tab/>if (a[n-1][n-1]==0)</text:p>
      <text:p text:style-name="Листинг">// если последний коэффициент вектора свободных</text:p>
      <text:p text:style-name="Листинг">// членов равен 0,</text:p>
      <text:p text:style-name="Листинг"><text:tab/><text:tab/>if(b[n-1]==0)</text:p>
      <text:p text:style-name="Листинг">// то система имеет бесконечное множество решений</text:p>
      <text:p text:style-name="Листинг"><text:tab/><text:tab/>{</text:p>
      <text:p text:style-name="Листинг"><text:tab/><text:tab/><text:tab/>return -1;</text:p>
      <text:p text:style-name="Листинг"><text:tab/><text:tab/><text:tab/>pr=-1;</text:p>
      <text:p text:style-name="Листинг"><text:tab/><text:tab/>}</text:p>
      <text:p text:style-name="Листинг">// если последний коэффициент вектора свободных</text:p>
      <text:p text:style-name="Листинг">// членов не равен 0,</text:p>
      <text:p text:style-name="Листинг">// то система решений не имеет.</text:p>
      <text:p text:style-name="Листинг"><text:tab/><text:tab/>else {</text:p>
      <text:p text:style-name="Листинг"><text:tab/><text:tab/><text:tab/>return -2;</text:p>
      <text:p text:style-name="Листинг"><text:tab/><text:tab/><text:tab/>pr=-2;</text:p>
      <text:p text:style-name="Листинг"><text:tab/><text:tab/>}</text:p>
      <text:p text:style-name="Листинг"/>
      <text:p text:style-name="Листинг"><text:tab/>else</text:p>
      <text:p text:style-name="Листинг">// Если последний диагональный элемент не равен 0,</text:p>
      <text:p text:style-name="Листинг">// то начинается обратный ход метода Гаусса.</text:p>
      <text:p text:style-name="Листинг"><text:tab/>{</text:p>
      <text:p text:style-name="Листинг"><text:tab/><text:tab/>for(i=n-1;i&gt;=0;i--)</text:p>
      <text:p text:style-name="Листинг"><text:tab/><text:tab/>{</text:p>
      <text:p text:style-name="Листинг"><text:tab/><text:tab/><text:tab/>for(s=0,j=i+1;j&lt;n;j++)</text:p>
      <text:p text:style-name="Листинг"><text:tab/><text:tab/><text:tab/><text:tab/>s+=a[i][j]*x[j];</text:p>
      <text:p text:style-name="Листинг"><text:tab/><text:tab/><text:tab/>x[i]=(b[i]-s)/a[i][i];</text:p>
      <text:p text:style-name="Листинг"><text:tab/><text:tab/>}</text:p>
      <text:p text:style-name="Листинг"><text:tab/><text:tab/>pr=0;</text:p>
      <text:p text:style-name="Листинг"><text:tab/><text:tab/>return 0;</text:p>
      <text:p text:style-name="Листинг"><text:tab/>}</text:p>
      <text:p text:style-name="Листинг">}</text:p>
      <text:p text:style-name="Листинг">//Функция вывода корней системы</text:p>
      <text:p text:style-name="Листинг">int SLAU::Result()</text:p>
      <text:p text:style-name="Листинг"><text:soft-page-break/>{</text:p>
      <text:p text:style-name="Листинг"><text:tab/>if (pr==0)</text:p>
      <text:p text:style-name="Листинг"><text:tab/>{cout&lt;&lt;"Решение СЛАУ\n";</text:p>
      <text:p text:style-name="Листинг"><text:tab/><text:tab/>for(int i=0;i&lt;n;i++)</text:p>
      <text:p text:style-name="Листинг"><text:tab/><text:tab/><text:tab/>cout&lt;&lt;x[i]&lt;&lt;"\t";}</text:p>
      <text:p text:style-name="Листинг"><text:tab/>else</text:p>
      <text:p text:style-name="Листинг"><text:tab/><text:tab/>if (pr==-1)</text:p>
      <text:p text:style-name="Листинг"><text:tab/><text:tab/><text:tab/>cout&lt;&lt;"Система имеет бесконечное множество решений\n";</text:p>
      <text:p text:style-name="Листинг"><text:tab/><text:tab/>else</text:p>
      <text:p text:style-name="Листинг"><text:tab/><text:tab/><text:tab/>cout&lt;&lt;"Система не имеет решений\n";</text:p>
      <text:p text:style-name="Листинг"><text:tab/>cout&lt;&lt;endl;</text:p>
      <text:p text:style-name="Листинг"><text:tab/>return 1;</text:p>
      <text:p text:style-name="Листинг">}</text:p>
      <text:p text:style-name="Листинг">//Функция вывода СЛАУ</text:p>
      <text:p text:style-name="Листинг">int SLAU::data()</text:p>
      <text:p text:style-name="Листинг">{</text:p>
      <text:p text:style-name="Листинг"><text:tab/>int i;</text:p>
      <text:p text:style-name="Листинг"><text:tab/>cout&lt;&lt;"Исходная система Ax=b\n";</text:p>
      <text:p text:style-name="Листинг"><text:tab/>cout&lt;&lt;"Матрица A=\n";</text:p>
      <text:p text:style-name="Листинг"><text:tab/>for(int i=0;i&lt;n;cout&lt;&lt;endl,i++)</text:p>
      <text:p text:style-name="Листинг"><text:tab/>for(int j=0;j&lt;n;j++)</text:p>
      <text:p text:style-name="Листинг"><text:tab/>cout&lt;&lt;a[i][j]&lt;&lt;" ";</text:p>
      <text:p text:style-name="Листинг"><text:tab/>cout&lt;&lt;"Вектор b=\n";</text:p>
      <text:p text:style-name="Листинг"><text:tab/>for(int i=0;i&lt;n;i++)</text:p>
      <text:p text:style-name="Листинг"><text:tab/>cout&lt;&lt;b[i]&lt;&lt;" ";</text:p>
      <text:p text:style-name="Листинг"><text:tab/>cout&lt;&lt;endl;</text:p>
      <text:p text:style-name="Листинг"><text:tab/></text:p>
      <text:p text:style-name="Листинг"><text:tab/>return 1;</text:p>
      <text:p text:style-name="Листинг">}</text:p>
      <text:p text:style-name="Text_20_body">Теперь осталось написать главную функцию проекта <text:span text:style-name="T82">(файл </text:span><text:span text:style-name="T48">Myslau.cpp</text:span><text:span text:style-name="T82">)</text:span></text:p>
      <text:p text:style-name="Листинг">#include "SLAU.h"</text:p>
      <text:p text:style-name="Листинг">#include &lt;iostream&gt;</text:p>
      <text:p text:style-name="Листинг">using namespace std;</text:p>
      <text:p text:style-name="Листинг">int main()</text:p>
      <text:p text:style-name="Листинг">{</text:p>
      <text:p text:style-name="Листинг">//Создаем экземпляр класса SLAU h путем вызова</text:p>
      <text:p text:style-name="Листинг">// конструктора</text:p>
      <text:p text:style-name="Листинг"><text:tab/>SLAU h;</text:p>
      <text:p text:style-name="Листинг">//Создаем экземпляр класса SLAU h1 с помощью</text:p>
      <text:p text:style-name="Листинг">// конструктора копирования.</text:p>
      <text:p text:style-name="Листинг">//В h1 будет храниться та же система линейных </text:p>
      <text:p text:style-name="Листинг">//алгебраических уравнений, </text:p>
      <text:p text:style-name="Листинг"><text:soft-page-break/>//что и в h.</text:p>
      <text:p text:style-name="Листинг"><text:tab/>SLAU h1(h);</text:p>
      <text:p text:style-name="Листинг">//Для решения системы h1 вызывается метод Solve.</text:p>
      <text:p text:style-name="Листинг"><text:tab/>h1.Solve();</text:p>
      <text:p text:style-name="Листинг">//<text:span text:style-name="T82">Вывод исходной системы</text:span></text:p>
      <text:p text:style-name="Листинг"><text:tab/>h.data();</text:p>
      <text:p text:style-name="P34">//Вывод решения системы с помощью метода</text:p>
      <text:p text:style-name="P34">//Result.</text:p>
      <text:p text:style-name="Листинг"><text:tab/>h1.Result();</text:p>
      <text:p text:style-name="Листинг">}</text:p>
      <text:p text:style-name="P32">Если все файлы SLAU.h, SLAU.cpp и Myslau.cpp хранятся в одном каталоге, то компиляция программы осуществляется командой</text:p>
      <text:p text:style-name="P5">g++ Myslau.cpp SLAU.cpp -o Myslau</text:p>
      <text:p text:style-name="P32">Запуск приложения можно осуществить командой </text:p>
      <text:p text:style-name="P5">./Myslau</text:p>
      <text:p text:style-name="P32">Результаты работы программы</text:p>
      <text:p text:style-name="P5">./Myslau </text:p>
      <text:p text:style-name="P5">n=4</text:p>
      <text:p text:style-name="P5">Матрица A</text:p>
      <text:p text:style-name="P5">1 2 3 4</text:p>
      <text:p text:style-name="P5">3 -5 6 17</text:p>
      <text:p text:style-name="P5">11 17 90 -71 </text:p>
      <text:p text:style-name="P5">1.23 4.56 -5.1234 17.43</text:p>
      <text:p text:style-name="P5">Массив B</text:p>
      <text:p text:style-name="P5">1</text:p>
      <text:p text:style-name="P5">2</text:p>
      <text:p text:style-name="P5">3</text:p>
      <text:p text:style-name="P5">4</text:p>
      <text:p text:style-name="P5">Исходная система Ax=b</text:p>
      <text:p text:style-name="P5">Матрица A=</text:p>
      <text:p text:style-name="P5">1 2 3 4 </text:p>
      <text:p text:style-name="P5">3 -5 6 17 </text:p>
      <text:p text:style-name="P5">11 17 90 -71 </text:p>
      <text:p text:style-name="P5">1.23 4.56 -5.1234 17.43 </text:p>
      <text:p text:style-name="P5">Вектор b=</text:p>
      <text:p text:style-name="P5">1 2 3 4 </text:p>
      <text:p text:style-name="P5">Решение СЛАУ</text:p>
      <text:p text:style-name="P5">3.62637<text:tab/>0.149823<text:tab/>-0.637862<text:tab/>-0.253107<text:tab/></text:p>
      <text:p text:style-name="P5">Вызов деструктора</text:p>
      <text:p text:style-name="P5">Память после решения СЛАУ освобождена</text:p>
      <text:p text:style-name="P5">Вызов деструктора</text:p>
      <text:p text:style-name="P5">Память после решения СЛАУ освобождена</text:p>
      <text:p text:style-name="P33"><text:span text:style-name="T82">Конечно, это только тестовый пример класса с конструктором копирования. Взаимодействие напрямую с клавиатурой и экраном (ввод-вывод </text:span><text:soft-page-break/><text:span text:style-name="T82">внутри класса) не принято осуществлять настолько примитивно, как в нашем примере. Но с другой стороны формально возможности С++ позволяют это делать.</text:span></text:p>
      <text:h text:style-name="P95" text:outline-level="2"><text:bookmark-start text:name="__RefHeading___Toc165726327"/>Массив экземпляров класса<text:bookmark-end text:name="__RefHeading___Toc165726327"/></text:h>
      <text:p text:style-name="Text_20_body">Также как и другие типы, классы могут объединяться в массивы. Создадим массив экземпляров, рассмотренного в задаче 1, класса <text:span text:style-name="T31">prostr</text:span>. В классе <text:span text:style-name="T31">prostr</text:span> оставим конструктор без параметров (значения <text:span text:style-name="T26">n</text:span> и <text:span text:style-name="T26">k</text:span> будут вводиться с экрана дисплея). Листинг программы с комментариями, в которой используется массив из 3 экземпляров класса <text:span text:style-name="T31">prostr</text:span>, приведен ниже.</text:p>
      <text:p text:style-name="P72"/>
      <text:p text:style-name="Листинг">#include &lt;iostream&gt;</text:p>
      <text:p text:style-name="Листинг">#include &lt;math.h&gt;</text:p>
      <text:p text:style-name="Листинг">using namespace std;</text:p>
      <text:p text:style-name="Листинг">//Описываем класс prostr</text:p>
      <text:p text:style-name="Листинг">class prostr{</text:p>
      <text:p text:style-name="Листинг">public:</text:p>
      <text:p text:style-name="Листинг">prostr();</text:p>
      <text:p text:style-name="Листинг">~prostr();</text:p>
      <text:p text:style-name="Листинг">double poisk_min();</text:p>
      <text:p text:style-name="Листинг">double poisk_max();</text:p>
      <text:p text:style-name="Листинг">int vivod_result();</text:p>
      <text:p text:style-name="Листинг">int delete_a();</text:p>
      <text:p text:style-name="Листинг">private:</text:p>
      <text:p text:style-name="Листинг">int n;</text:p>
      <text:p text:style-name="Листинг">int k;</text:p>
      <text:p text:style-name="Листинг">double **a;</text:p>
      <text:p text:style-name="Листинг">double min;</text:p>
      <text:p text:style-name="Листинг">double max;</text:p>
      <text:p text:style-name="Листинг">int imin;</text:p>
      <text:p text:style-name="Листинг">int jmin;</text:p>
      <text:p text:style-name="Листинг">int imax;</text:p>
      <text:p text:style-name="Листинг">int jmax;</text:p>
      <text:p text:style-name="Листинг">};</text:p>
      <text:p text:style-name="Листинг">int main()</text:p>
      <text:p text:style-name="Листинг">{</text:p>
      <text:p text:style-name="Листинг">int m;</text:p>
      <text:p text:style-name="Листинг">//Описан массив из трех экземпляров класса, при </text:p>
      <text:p text:style-name="Листинг">//этом для каждого </text:p>
      <text:p text:style-name="Листинг">//экземпляра класса (x[0], x[1], x[2]</text:p>
      <text:p text:style-name="Листинг">//автоматически будет вызываться </text:p>
      <text:p text:style-name="Листинг">//конструктор. Деструктор тоже будет вызываться</text:p>
      <text:p text:style-name="Листинг">// автоматически для всех экземпляров класса.</text:p>
      <text:p text:style-name="Листинг"><text:soft-page-break/>prostr x[3];</text:p>
      <text:p text:style-name="P80">//Для каждого экземпляра класса вызываем методы</text:p>
      <text:p text:style-name="P80">// poisk_max(), poisk_min(), vivod_result.</text:p>
      <text:p text:style-name="Листинг">for(m=0;m&lt;3;m++)</text:p>
      <text:p text:style-name="Листинг">{</text:p>
      <text:p text:style-name="Листинг">x[m].poisk_max();</text:p>
      <text:p text:style-name="Листинг">x[m].poisk_min();</text:p>
      <text:p text:style-name="Листинг">x[m].vivod_result();</text:p>
      <text:p text:style-name="Листинг">}</text:p>
      <text:p text:style-name="Листинг">return 13;</text:p>
      <text:p text:style-name="Листинг">}</text:p>
      <text:p text:style-name="Листинг">//Конструктор класса.</text:p>
      <text:p text:style-name="Листинг">prostr::prostr()</text:p>
      <text:p text:style-name="Листинг">{</text:p>
      <text:p text:style-name="Листинг">int i,j;</text:p>
      <text:p text:style-name="Листинг">cout&lt;&lt;"Введите размерность пространства ";</text:p>
      <text:p text:style-name="Листинг">cin&gt;&gt;k;</text:p>
      <text:p text:style-name="Листинг">cout&lt;&lt;"Введите количество планет ";</text:p>
      <text:p text:style-name="Листинг">cin&gt;&gt;n;</text:p>
      <text:p text:style-name="Листинг">a=new double*[k];</text:p>
      <text:p text:style-name="Листинг">for(i=0;i&lt;k;i++)</text:p>
      <text:p text:style-name="Листинг">a[i]=new double[n];</text:p>
      <text:p text:style-name="Листинг">for(j=0;j&lt;n;j++)</text:p>
      <text:p text:style-name="Листинг">{</text:p>
      <text:p text:style-name="Листинг">cout&lt;&lt;"Введите координаты "&lt;&lt;j&lt;&lt;"-й планеты"&lt;&lt;endl;</text:p>
      <text:p text:style-name="Листинг">for(i=0;i&lt;k;i++)</text:p>
      <text:p text:style-name="Листинг">cin&gt;&gt;a[i][j];</text:p>
      <text:p text:style-name="Листинг">}</text:p>
      <text:p text:style-name="Листинг">}</text:p>
      <text:p text:style-name="Листинг">//Деструктор класса</text:p>
      <text:p text:style-name="Листинг">prostr::~prostr()</text:p>
      <text:p text:style-name="Листинг">{ </text:p>
      <text:p text:style-name="Листинг"><text:tab/>int i;</text:p>
      <text:p text:style-name="Листинг"><text:tab/>for(i=0;i&lt;k;i++)</text:p>
      <text:p text:style-name="Листинг"><text:tab/>delete []a[i];</text:p>
      <text:p text:style-name="Листинг">delete []a;</text:p>
      <text:p text:style-name="Листинг">cout&lt;&lt;"Пространство удалено!!!"&lt;&lt;endl;</text:p>
      <text:p text:style-name="Листинг">}</text:p>
      <text:p text:style-name="Листинг">//Метод poisk_max()</text:p>
      <text:p text:style-name="Листинг">double prostr::poisk_max()</text:p>
      <text:p text:style-name="Листинг">{</text:p>
      <text:p text:style-name="Листинг">int i,j,l;</text:p>
      <text:p text:style-name="Листинг">double s;</text:p>
      <text:p text:style-name="Листинг"><text:soft-page-break/>for(max=0,l=0;l&lt;k;l++)</text:p>
      <text:p text:style-name="Листинг">max+=(a[l][0]-a[l][1])*(a[l][0]-a[l][1]);</text:p>
      <text:p text:style-name="Листинг">max=pow(max,0.5);</text:p>
      <text:p text:style-name="Листинг">imax=0;jmax=1;</text:p>
      <text:p text:style-name="Листинг">for(i=0;i&lt;n;i++)</text:p>
      <text:p text:style-name="Листинг">for(j=i+1;j&lt;n;j++)</text:p>
      <text:p text:style-name="Листинг">{</text:p>
      <text:p text:style-name="Листинг">for(s=0,l=0;l&lt;k;l++)</text:p>
      <text:p text:style-name="Листинг">s+=(a[l][i]-a[l][j])*(a[l][i]-a[l][j]);</text:p>
      <text:p text:style-name="Листинг">s=pow(s,0.5);</text:p>
      <text:p text:style-name="Листинг">if (s&gt;max)</text:p>
      <text:p text:style-name="Листинг">{</text:p>
      <text:p text:style-name="Листинг">max=s;</text:p>
      <text:p text:style-name="Листинг">imax=i;</text:p>
      <text:p text:style-name="Листинг">jmax=j;</text:p>
      <text:p text:style-name="Листинг">}</text:p>
      <text:p text:style-name="Листинг">}</text:p>
      <text:p text:style-name="Листинг">return 0;</text:p>
      <text:p text:style-name="Листинг">}</text:p>
      <text:p text:style-name="Листинг">//Метод poisk_min()</text:p>
      <text:p text:style-name="Листинг">double prostr::poisk_min()</text:p>
      <text:p text:style-name="Листинг">{</text:p>
      <text:p text:style-name="Листинг">int i,j,l;</text:p>
      <text:p text:style-name="Листинг">double s;</text:p>
      <text:p text:style-name="Листинг">for(min=0,l=0;l&lt;k;l++)</text:p>
      <text:p text:style-name="Листинг">min+=(a[l][0]-a[l][1])*(a[l][0]-a[l][1]);</text:p>
      <text:p text:style-name="Листинг">min=pow(min,0.5);</text:p>
      <text:p text:style-name="Листинг">imin=0;jmin=1;</text:p>
      <text:p text:style-name="Листинг">for(i=0;i&lt;n;i++)</text:p>
      <text:p text:style-name="Листинг">for(j=i+1;j&lt;n;j++)</text:p>
      <text:p text:style-name="Листинг">{</text:p>
      <text:p text:style-name="Листинг">for(s=0,l=0;l&lt;k;l++)</text:p>
      <text:p text:style-name="Листинг">s+=(a[l][i]-a[l][j])*(a[l][i]-a[l][j]);</text:p>
      <text:p text:style-name="Листинг">s=pow(s,0.5);</text:p>
      <text:p text:style-name="Листинг">if (s&lt;min)</text:p>
      <text:p text:style-name="Листинг">{</text:p>
      <text:p text:style-name="Листинг">min=s;</text:p>
      <text:p text:style-name="Листинг">imin=i;</text:p>
      <text:p text:style-name="Листинг">jmin=j;</text:p>
      <text:p text:style-name="Листинг">}</text:p>
      <text:p text:style-name="Листинг">}</text:p>
      <text:p text:style-name="Листинг">return 0;</text:p>
      <text:p text:style-name="Листинг">}</text:p>
      <text:p text:style-name="Листинг">//Метод vivod_result()</text:p>
      <text:p text:style-name="Листинг"><text:soft-page-break/>int prostr::vivod_result()</text:p>
      <text:p text:style-name="Листинг">{</text:p>
      <text:p text:style-name="Листинг">int i,j;</text:p>
      <text:p text:style-name="Листинг">for(i=0;i&lt;k;cout&lt;&lt;endl,i++)</text:p>
      <text:p text:style-name="Листинг">for (j=0;j&lt;n;j++)</text:p>
      <text:p text:style-name="Листинг">cout&lt;&lt;a[i][j]&lt;&lt;"\t";</text:p>
      <text:p text:style-name="Листинг">cout&lt;&lt;"max="&lt;&lt;max&lt;&lt;"\tномера планет "&lt;&lt;imax&lt;&lt;"\t"&lt;&lt;jmax&lt;&lt;endl;</text:p>
      <text:p text:style-name="Листинг">cout&lt;&lt;"min="&lt;&lt;min&lt;&lt;"\tномера планет "&lt;&lt;imin&lt;&lt;"\t"&lt;&lt;jmin&lt;&lt;endl;</text:p>
      <text:p text:style-name="Листинг">return 0;</text:p>
      <text:p text:style-name="Листинг">}</text:p>
      <text:p text:style-name="Text_20_body">Результаты<text:span text:style-name="T52"> </text:span>работы<text:span text:style-name="T52"> </text:span>программы<text:span text:style-name="T52">.</text:span></text:p>
      <text:p text:style-name="P5">Введите размерность пространства 3</text:p>
      <text:p text:style-name="P5">Введите количество планет 5</text:p>
      <text:p text:style-name="P5">Введите координаты 0-й планеты</text:p>
      <text:p text:style-name="P5">1 2 3</text:p>
      <text:p text:style-name="P5">Введите координаты 1-й планеты</text:p>
      <text:p text:style-name="P5">3 2 1</text:p>
      <text:p text:style-name="P5">Введите координаты 2-й планеты</text:p>
      <text:p text:style-name="P5">1 2 4</text:p>
      <text:p text:style-name="P5">Введите координаты 3-й планеты</text:p>
      <text:p text:style-name="P5">-5 6 7</text:p>
      <text:p text:style-name="P5">Введите координаты 4-й планеты</text:p>
      <text:p text:style-name="P5">11 -40 42</text:p>
      <text:p text:style-name="P5">Введите размерность пространства 2</text:p>
      <text:p text:style-name="P5">Введите количество планет 4</text:p>
      <text:p text:style-name="P5">Введите координаты 0-й планеты</text:p>
      <text:p text:style-name="P5">1 2 </text:p>
      <text:p text:style-name="P5">Введите координаты 1-й планеты</text:p>
      <text:p text:style-name="P5">3 4</text:p>
      <text:p text:style-name="P5">Введите координаты 2-й планеты</text:p>
      <text:p text:style-name="P5">-5 6</text:p>
      <text:p text:style-name="P5">Введите координаты 3-й планеты</text:p>
      <text:p text:style-name="P5">-4.9 6.7</text:p>
      <text:p text:style-name="P5">Введите размерность пространства 4</text:p>
      <text:p text:style-name="P5">Введите количество планет 5</text:p>
      <text:p text:style-name="P5">Введите координаты 0-й планеты</text:p>
      <text:p text:style-name="P5">0 0 0 0</text:p>
      <text:p text:style-name="P5">Введите координаты 1-й планеты</text:p>
      <text:p text:style-name="P5">1 2 3 4</text:p>
      <text:p text:style-name="P5">Введите координаты 2-й планеты</text:p>
      <text:p text:style-name="P5">1 2 3 -5</text:p>
      <text:p text:style-name="P5">Введите координаты 3-й планеты</text:p>
      <text:p text:style-name="P5"><text:soft-page-break/>11 -12 34 -55</text:p>
      <text:p text:style-name="P5">Введите координаты 4-й планеты</text:p>
      <text:p text:style-name="P5">0.1 -4.5 6.8 32</text:p>
      <text:p text:style-name="P5">1<text:tab/>3<text:tab/>1<text:tab/>-5<text:tab/>11<text:tab/></text:p>
      <text:p text:style-name="P5">2<text:tab/>2<text:tab/>2<text:tab/>6<text:tab/>-40<text:tab/></text:p>
      <text:p text:style-name="P5">3<text:tab/>1<text:tab/>4<text:tab/>7<text:tab/>42<text:tab/></text:p>
      <text:p text:style-name="P5">max=59.975<text:tab/>номера планет 3<text:tab/>4</text:p>
      <text:p text:style-name="P5">min=1<text:tab/>номера планет 0<text:tab/>2</text:p>
      <text:p text:style-name="P5">1<text:tab/>3<text:tab/>-5<text:tab/>-4.9<text:tab/></text:p>
      <text:p text:style-name="P5">2<text:tab/>4<text:tab/>6<text:tab/>6.7<text:tab/></text:p>
      <text:p text:style-name="P5">max=8.34865<text:tab/>номера планет 1<text:tab/>3</text:p>
      <text:p text:style-name="P5">min=0.707107<text:tab/>номера планет 2<text:tab/>3</text:p>
      <text:p text:style-name="P5">0<text:tab/>1<text:tab/>1<text:tab/>11<text:tab/>0.1<text:tab/></text:p>
      <text:p text:style-name="P5">0<text:tab/>2<text:tab/>2<text:tab/>-12<text:tab/>-4.5<text:tab/></text:p>
      <text:p text:style-name="P5">0<text:tab/>3<text:tab/>3<text:tab/>34<text:tab/>6.8<text:tab/></text:p>
      <text:p text:style-name="P5">0<text:tab/>4<text:tab/>-5<text:tab/>-55<text:tab/>32<text:tab/></text:p>
      <text:p text:style-name="P5">max=92.1081<text:tab/>номера планет 3<text:tab/>4</text:p>
      <text:p text:style-name="P5">min=5.47723<text:tab/>номера планет 0<text:tab/>1</text:p>
      <text:p text:style-name="P5">Пространство удалено!!!</text:p>
      <text:p text:style-name="P5">Пространство удалено!!!</text:p>
      <text:p text:style-name="P5">Пространство удалено!!!</text:p>
      <text:p text:style-name="P22">Как и любой другой массив, массив экземпляров класса может быть динамическим. Для работы с динамическими массивами экземпляров класса необходимо:</text:p>
      <text:list xml:id="list37998408" text:style-name="WW8Num6">
        <text:list-item>
          <text:p text:style-name="P109">Описать указатель на класс.</text:p>
        </text:list-item>
        <text:list-item>
          <text:p text:style-name="P109">Определить количество экземпляров класса.</text:p>
        </text:list-item>
        <text:list-item>
          <text:p text:style-name="P109">С помощью оператора <text:span text:style-name="T52">new</text:span> создать динамический массив экземпляров класса.</text:p>
        </text:list-item>
      </text:list>
      <text:p text:style-name="P22">Перепишем функцию <text:span text:style-name="T52">main</text:span> для работы с динамическим массивом экземпляров <text:span text:style-name="T52">prostr</text:span>.</text:p>
      <text:p text:style-name="Листинг">int <text:s/>main()</text:p>
      <text:p text:style-name="Листинг">{</text:p>
      <text:p text:style-name="Листинг">int m,g;</text:p>
      <text:p text:style-name="Листинг">//Описываем указатель на класс prostr.</text:p>
      <text:p text:style-name="Листинг">prostr *x;</text:p>
      <text:p text:style-name="Листинг">//Определяем количество элементов в динамическом</text:p>
      <text:p text:style-name="Листинг">// массиве.</text:p>
      <text:p text:style-name="Листинг">cout&lt;&lt;"Сколько пространств будем создавать?\n";</text:p>
      <text:p text:style-name="Листинг">cin&gt;&gt;g;</text:p>
      <text:p text:style-name="Листинг">//Создаем динамический массив из g экземпляров</text:p>
      <text:p text:style-name="Листинг">// класса prostr.</text:p>
      <text:p text:style-name="Листинг">x=new prostr[g];</text:p>
      <text:p text:style-name="Листинг">for(m=0;m&lt;g;m++)</text:p>
      <text:p text:style-name="Листинг">{</text:p>
      <text:p text:style-name="Листинг"><text:soft-page-break/>x[m].poisk_max();</text:p>
      <text:p text:style-name="Листинг">x[m].poisk_min();</text:p>
      <text:p text:style-name="Листинг">x[m].vivod_result();</text:p>
      <text:p text:style-name="Листинг">}</text:p>
      <text:p text:style-name="Листинг">return 13;</text:p>
      <text:p text:style-name="Листинг">}</text:p>
      <text:h text:style-name="P95" text:outline-level="2"><text:bookmark-start text:name="__RefHeading___Toc165726328"/>Перегрузка операций<text:bookmark-end text:name="__RefHeading___Toc165726328"/></text:h>
      <text:p text:style-name="Text_20_body">В С++ существует возможность перегрузить не только функции, но и операции внутри класса, например, можно добиться того, что операция <text:span text:style-name="T26">*</text:span> при работе с матрицами осуществляла умножение матриц, а при работе с комплексными числами – умножение комплексных чисел. </text:p>
      <text:p text:style-name="Text_20_body">Для перегрузки операций<text:alphabetical-index-mark text:string-value=" перегрузка операций" text:key1="Класс"/> внутри класса нужно написать специальную функцию – метод класса. При перегрузке операций следует помнить следующее:</text:p>
      <text:list xml:id="list516338345" text:style-name="L8">
        <text:list-item>
          <text:p text:style-name="P110">при перегрузке нельзя изменить приоритет операций;</text:p>
        </text:list-item>
        <text:list-item>
          <text:p text:style-name="P110">нельзя изменить тип операции (из унарной операции нельзя сделать бинарную или наоборот);</text:p>
        </text:list-item>
        <text:list-item>
          <text:p text:style-name="P110">перегруженная операция является членом класса и может использоваться только в выражениях с объектами своего класса;</text:p>
        </text:list-item>
        <text:list-item>
          <text:p text:style-name="P110">нельзя создавать новые операции;</text:p>
        </text:list-item>
        <text:list-item>
          <text:p text:style-name="P110">запрещено перегружать операции: <text:s/><text:span text:style-name="T71">.</text:span>(доступ к членам класса), унарную операцию <text:span text:style-name="T71">*</text:span>(значение по адресу указателя), <text:span text:style-name="T71">::</text:span>(расширение области видимости), <text:span text:style-name="T71">?:</text:span> (операция if);</text:p>
        </text:list-item>
        <text:list-item>
          <text:p text:style-name="P110">допустима перегрузка следующих операций: <text:span text:style-name="T66">+, -, *, /, %, =, &lt;, &gt;, +=, -=, *=, /=, &lt;, &gt;, &amp;&amp;, ||, ++, --, (), [], new, delete</text:span>.</text:p>
        </text:list-item>
      </text:list>
      <text:p text:style-name="Text_20_body">Для перегрузки бинарной операции внутри класса необходимо создать функцию-метод:</text:p>
      <text:p text:style-name="Листинг">type operator symbols(type1 parametr)</text:p>
      <text:p text:style-name="Листинг">{</text:p>
      <text:p text:style-name="Листинг">операторы;</text:p>
      <text:p text:style-name="Листинг">}</text:p>
      <text:p text:style-name="P22">здесь</text:p>
      <text:p text:style-name="P22"><text:span text:style-name="T72">type</text:span> – тип возвращаемого операцией значения, <text:span text:style-name="T72">operator</text:span> – служебное слово, <text:span text:style-name="T72">symbols</text:span> – перегружая операция, <text:span text:style-name="T72">type1</text:span> – тип второго операнда, первым операндом является экземпляр класса, <text:span text:style-name="T72">parametr</text:span> – имя переменной второго операнда.</text:p>
      <text:p text:style-name="P22">В качестве примера рассмотрим класс <text:span text:style-name="T73">complex</text:span> с перегруженными операциями +(сложение комплексных чисел), -(вычитание комплексных чисел).</text:p>
      <text:p text:style-name="Text_20_body">ЗАДАЧА <text:sequence text:ref-name="refЗАДАЧА2" text:name="ЗАДАЧА" text:formula="ooow:ЗАДАЧА+1" style:num-format="1">1.3</text:sequence>. Создать класс для работы с комплексными числами, в <text:soft-page-break/>котором перегрузить операции сложения и вычитания. Текст программы с комментариями приведен ниже.</text:p>
      <text:p text:style-name="Листинг">#include &lt;iostream&gt;</text:p>
      <text:p text:style-name="Листинг">using namespace std;</text:p>
      <text:p text:style-name="Листинг">//Класc комплексное число complex.</text:p>
      <text:p text:style-name="Листинг">class complex {</text:p>
      <text:p text:style-name="Листинг">public:</text:p>
      <text:p text:style-name="Листинг">//Конструктор класса</text:p>
      <text:p text:style-name="Листинг">complex(bool pr=true);</text:p>
      <text:p text:style-name="Листинг">//Метод, реализующий перегрузку операции сложения.</text:p>
      <text:p text:style-name="Листинг">complex operator+(complex M);</text:p>
      <text:p text:style-name="Листинг">//Метод, реализующий перегрузку операции </text:p>
      <text:p text:style-name="Листинг">//вычитания.</text:p>
      <text:p text:style-name="Листинг">complex operator-(complex M);</text:p>
      <text:p text:style-name="Листинг">//Действительная часть комплексного числа.</text:p>
      <text:p text:style-name="Листинг"><text:tab/>float x;</text:p>
      <text:p text:style-name="Листинг">//Мнимая часть комплексного числа.</text:p>
      <text:p text:style-name="Листинг"><text:tab/>float y;</text:p>
      <text:p text:style-name="Листинг">//Метод вывода комплексного числа на экран.</text:p>
      <text:p text:style-name="Листинг"><text:tab/>void show_complex();</text:p>
      <text:p text:style-name="Листинг"><text:s/>};</text:p>
      <text:p text:style-name="Листинг">int main()</text:p>
      <text:p text:style-name="Листинг">{</text:p>
      <text:p text:style-name="Листинг">complex chislo1, chislo2, chislo4(false), chislo3(false);</text:p>
      <text:p text:style-name="Листинг">//Для сложения двух комплексных чисел достаточно</text:p>
      <text:p text:style-name="Листинг">// использовать операцию +.</text:p>
      <text:p text:style-name="Листинг">//В классе complex + перегружен для выполнения</text:p>
      <text:p text:style-name="Листинг">// сложения комплексных</text:p>
      <text:p text:style-name="Листинг">//чисел.</text:p>
      <text:p text:style-name="Листинг">chislo3=chislo1+chislo2;</text:p>
      <text:p text:style-name="Листинг">cout&lt;&lt;"chislo3=chislo1+chislo2=";</text:p>
      <text:p text:style-name="Листинг">chislo3.show_complex();</text:p>
      <text:p text:style-name="Листинг">//Для вычитания двух комплексных чисел достаточно</text:p>
      <text:p text:style-name="P81">// использовать операцию -.</text:p>
      <text:p text:style-name="P81">// В классе complex - перегружен для выполнения</text:p>
      <text:p text:style-name="Листинг">// вычитания комплексных чисел.</text:p>
      <text:p text:style-name="Листинг">chislo4=chislo1-chislo2;</text:p>
      <text:p text:style-name="Листинг">cout&lt;&lt;"chislo4=chislo1-chislo2=";</text:p>
      <text:p text:style-name="Листинг">return 1;</text:p>
      <text:p text:style-name="Листинг">}</text:p>
      <text:p text:style-name="Листинг">//Конструктор класса complex, с логическим</text:p>
      <text:p text:style-name="Листинг">// параметром (true - </text:p>
      <text:p text:style-name="Листинг">//по умолчанию), если параметр равен true, то в</text:p>
      <text:p text:style-name="Листинг"><text:soft-page-break/>// конструкторе будет</text:p>
      <text:p text:style-name="Листинг">//запрашиваться действительная и мнимая часть</text:p>
      <text:p text:style-name="Листинг">// числа, если же параметр</text:p>
      <text:p text:style-name="Листинг">//конструктора равен 0, то будет создаваться </text:p>
      <text:p text:style-name="Листинг">//комплексное число с нулевой</text:p>
      <text:p text:style-name="Листинг">//действительной и мнимой частью. Комплексные</text:p>
      <text:p text:style-name="Листинг">// числа с нулевой</text:p>
      <text:p text:style-name="Листинг">//действительной и мнимой частью можно</text:p>
      <text:p text:style-name="Листинг">// использоваться для создания</text:p>
      <text:p text:style-name="Листинг">//переменных, в которых будет хранится результат</text:p>
      <text:p text:style-name="Листинг">// действий с комплексными</text:p>
      <text:p text:style-name="Листинг">//числами.</text:p>
      <text:p text:style-name="Листинг">complex::complex(bool pr)</text:p>
      <text:p text:style-name="Листинг">{</text:p>
      <text:p text:style-name="Листинг"><text:tab/>if (pr)</text:p>
      <text:p text:style-name="Листинг"><text:tab/>{</text:p>
      <text:p text:style-name="P82">cout&lt;&lt;"Введите действительную часть комплексного числа\t";</text:p>
      <text:p text:style-name="Листинг">cin&gt;&gt;x;</text:p>
      <text:p text:style-name="Листинг">cout&lt;&lt;"Введите мни<text:span text:style-name="T83">м</text:span>ую часть комплексного числа\t";</text:p>
      <text:p text:style-name="Листинг"><text:tab/><text:tab/>cin&gt;&gt;y;</text:p>
      <text:p text:style-name="Листинг"><text:tab/><text:tab/>show_complex();</text:p>
      <text:p text:style-name="Листинг"><text:tab/>}</text:p>
      <text:p text:style-name="Листинг"><text:tab/>else{x=0;y=0;}</text:p>
      <text:p text:style-name="Листинг">}</text:p>
      <text:p text:style-name="Листинг">//Метод вывода комплексного числа на экран.</text:p>
      <text:p text:style-name="Листинг">void complex::show_complex()</text:p>
      <text:p text:style-name="Листинг">{</text:p>
      <text:p text:style-name="Листинг">if (y&gt;=0) cout&lt;&lt;x&lt;&lt;"+"&lt;&lt;y&lt;&lt;"i"&lt;&lt;endl;</text:p>
      <text:p text:style-name="Листинг"><text:tab/>else cout&lt;&lt;x&lt;&lt;y&lt;&lt;"i"&lt;&lt;endl;</text:p>
      <text:p text:style-name="Листинг">}</text:p>
      <text:p text:style-name="Листинг">//Метод реализующий перегрузку операции сложения.</text:p>
      <text:p text:style-name="Листинг">//Результатом этой функции будет новое комплексное</text:p>
      <text:p text:style-name="Листинг">// число.</text:p>
      <text:p text:style-name="Листинг">complex complex::operator+(complex M)</text:p>
      <text:p text:style-name="Листинг">{</text:p>
      <text:p text:style-name="Листинг">//Создаем комплексное число temp, в котором будет</text:p>
      <text:p text:style-name="Листинг">// храниться результат</text:p>
      <text:p text:style-name="Листинг">//сложения двух комплексных чисел.</text:p>
      <text:p text:style-name="Листинг"><text:tab/>complex temp(false);</text:p>
      <text:p text:style-name="Листинг">//Действительная часть нового комплексного числа</text:p>
      <text:p text:style-name="Листинг">// формируется, как</text:p>
      <text:p text:style-name="Листинг">//результат сложения действительной части первого</text:p>
      <text:p text:style-name="Листинг">// и второго операнда,</text:p>
      <text:p text:style-name="Листинг">//первым операндом является текущий класс, вторым</text:p>
      <text:p text:style-name="Листинг"><text:soft-page-break/>// – передаваемое в</text:p>
      <text:p text:style-name="Листинг">//функцию комплексное число M.</text:p>
      <text:p text:style-name="Листинг"><text:tab/>temp.x=x+M.x;</text:p>
      <text:p text:style-name="Листинг">//Мнимая часть нового комплексного числа</text:p>
      <text:p text:style-name="Листинг">// формируется, как результат сложения мнимой</text:p>
      <text:p text:style-name="Листинг">// части первого и второго операнда.</text:p>
      <text:p text:style-name="Листинг"><text:tab/>temp.y=y+M.y;</text:p>
      <text:p text:style-name="Листинг">//Возвращаем сумму двух комплексных чисел, в</text:p>
      <text:p text:style-name="Листинг">//качестве результата.</text:p>
      <text:p text:style-name="Листинг"><text:tab/>return temp;</text:p>
      <text:p text:style-name="Листинг">}</text:p>
      <text:p text:style-name="Листинг">//Метод реализующий перегрузку операции вычитания.</text:p>
      <text:p text:style-name="Листинг">complex complex::operator-(complex M)</text:p>
      <text:p text:style-name="Листинг">{</text:p>
      <text:p text:style-name="Листинг"><text:tab/>complex temp(false);</text:p>
      <text:p text:style-name="Листинг">//Действительная часть нового комплексного числа</text:p>
      <text:p text:style-name="Листинг">// формируется, как</text:p>
      <text:p text:style-name="Листинг">//результат вычитания действительной части первого</text:p>
      <text:p text:style-name="Листинг">// и второго операнда,</text:p>
      <text:p text:style-name="Листинг">//первым операндом является текущий класс, вторым</text:p>
      <text:p text:style-name="Листинг">// – передаваемое в</text:p>
      <text:p text:style-name="Листинг">//функцию комплексное число M.</text:p>
      <text:p text:style-name="Листинг"><text:tab/>temp.x=x-M.x;</text:p>
      <text:p text:style-name="Листинг">//Мнимая часть нового комплексного числа</text:p>
      <text:p text:style-name="Листинг">// формируется, как</text:p>
      <text:p text:style-name="Листинг">//результат вычитания мнимой части первого и</text:p>
      <text:p text:style-name="Листинг">// второго операнда.</text:p>
      <text:p text:style-name="Листинг"><text:tab/>temp.y=y-M.y;</text:p>
      <text:p text:style-name="Листинг">//Возвращаем разность двух комплексных чисел, в</text:p>
      <text:p text:style-name="Листинг">// качестве результата.</text:p>
      <text:p text:style-name="Листинг"><text:tab/>return temp;</text:p>
      <text:p text:style-name="Листинг">};</text:p>
      <text:p text:style-name="P25">Результаты работы программы</text:p>
      <text:p text:style-name="P5">Введите действительную часть комплексного числа<text:tab/>4</text:p>
      <text:p text:style-name="P5">Введите мникую часть комплексного числа<text:tab/>5</text:p>
      <text:p text:style-name="P5">4+5i</text:p>
      <text:p text:style-name="P5">Введите действительную часть комплексного числа<text:tab/>8</text:p>
      <text:p text:style-name="P5">Введите мникую часть комплексного числа<text:tab/>-9</text:p>
      <text:p text:style-name="P5">8-9i</text:p>
      <text:p text:style-name="P5">chislo3=chislo1+chislo2=12-4i</text:p>
      <text:p text:style-name="P5">chislo4=chislo1-chislo2=-4+14i</text:p>
      <text:p text:style-name="P25">Давайте вспомним, что в С++ есть указатель <text:span text:style-name="T66">this</text:span>, в котором хранит<text:soft-page-break/>ся адрес <text:span text:style-name="T84">текущей </text:span>переменной-экземпляра класса. <text:span text:style-name="T84">С использованием указателя </text:span><text:span text:style-name="T67">this</text:span><text:span text:style-name="T84"> функции перегружающие операции сложения и вычитания комплексных числе можно переписать так.</text:span></text:p>
      <text:p text:style-name="Листинг">complex complex::operator+(complex M)</text:p>
      <text:p text:style-name="Листинг">{</text:p>
      <text:p text:style-name="Листинг"><text:tab/>x+=M.x;</text:p>
      <text:p text:style-name="Листинг"><text:tab/>y+=M.y;</text:p>
      <text:p text:style-name="Листинг"><text:tab/>return *this;</text:p>
      <text:p text:style-name="Листинг">}</text:p>
      <text:p text:style-name="Листинг">complex complex::operator-(complex M)</text:p>
      <text:p text:style-name="Листинг">{</text:p>
      <text:p text:style-name="Листинг"><text:tab/>x-=M.x;</text:p>
      <text:p text:style-name="Листинг"><text:tab/>y-=M.y;</text:p>
      <text:p text:style-name="Листинг"><text:tab/>return *this;</text:p>
      <text:p text:style-name="Листинг">};</text:p>
      <text:p text:style-name="P35"><text:span text:style-name="T17">Как </text:span><text:span text:style-name="T42">известно</text:span><text:span text:style-name="T17">, в C++ есть унарные операции </text:span><text:span text:style-name="T33">++</text:span><text:span text:style-name="T17"> и </text:span><text:span text:style-name="T33">--</text:span><text:span text:style-name="T17">. Действие этих операций отличается при расположении слева и справа от операнда. Рассмотрим, как реализуется перегрузка операции </text:span><text:span text:style-name="T33">++x</text:span><text:span text:style-name="T17"> и <text:s/></text:span><text:span text:style-name="T33">x++</text:span><text:span text:style-name="T17"> на примере класса комплексных чисел. </text:span><text:span text:style-name="T41">В качестве тестовой задачи перегрузки операторов </text:span><text:span text:style-name="T34">++</text:span><text:span text:style-name="T41"> и </text:span><text:span text:style-name="T34">–</text:span><text:span text:style-name="T39"> реализуем следующее. </text:span><text:span text:style-name="T17">Пусть операция </text:span><text:span text:style-name="T33">++x</text:span><text:span text:style-name="T17"> увеличивает действительную и мнимую часть комплексного числа x на 1, а </text:span><text:span text:style-name="T33">x++</text:span><text:span text:style-name="T17"> увеличивает на 1 только действительную часть комплексного числа x.</text:span></text:p>
      <text:p text:style-name="Листинг">#include &lt;iostream&gt;</text:p>
      <text:p text:style-name="Листинг">using namespace std;</text:p>
      <text:p text:style-name="Листинг">class complex {</text:p>
      <text:p text:style-name="Листинг">public:</text:p>
      <text:p text:style-name="Листинг">//Конструктор класса.</text:p>
      <text:p text:style-name="Листинг"><text:tab/>complex(bool pr=true)</text:p>
      <text:p text:style-name="Листинг">{</text:p>
      <text:p text:style-name="Листинг"><text:tab/>if (pr)</text:p>
      <text:p text:style-name="Листинг"><text:tab/>{</text:p>
      <text:p text:style-name="Листинг"><text:tab/><text:tab/>cout&lt;&lt;"Введите действительную часть\t";</text:p>
      <text:p text:style-name="Листинг"><text:tab/><text:tab/>cin&gt;&gt;x;</text:p>
      <text:p text:style-name="Листинг"><text:tab/><text:tab/>cout&lt;&lt;"Введите мнимую часть\t";</text:p>
      <text:p text:style-name="Листинг"><text:tab/><text:tab/>cin&gt;&gt;y;</text:p>
      <text:p text:style-name="Листинг"><text:tab/><text:tab/>show_complex();</text:p>
      <text:p text:style-name="Листинг"><text:tab/>}};</text:p>
      <text:p text:style-name="P37">//Функция, перегружающая унарный оператор ++x,</text:p>
      <text:p text:style-name="P37">// в этом случае это метод без параметров.</text:p>
      <text:p text:style-name="Листинг"><text:tab/>complex operator++()</text:p>
      <text:p text:style-name="Листинг"><text:tab/>{</text:p>
      <text:p text:style-name="Листинг">//Увеличиваем действительную и мнимую часть на 1.</text:p>
      <text:p text:style-name="Листинг"><text:tab/><text:tab/>x++;</text:p>
      <text:p text:style-name="Листинг"><text:soft-page-break/><text:tab/><text:tab/>y++;</text:p>
      <text:p text:style-name="Листинг">//Возвращаем текущий класс в качестве результата </text:p>
      <text:p text:style-name="Листинг">//функции.</text:p>
      <text:p text:style-name="Листинг"><text:tab/>return *this;</text:p>
      <text:p text:style-name="Листинг"><text:tab/>}</text:p>
      <text:p text:style-name="P37">//Функция, перегружающая унарный оператор x++,</text:p>
      <text:p text:style-name="P37">// в этом случае это метод с абстрактным</text:p>
      <text:p text:style-name="P37">// параметром целого типа. Наличие</text:p>
      <text:p text:style-name="Листинг">// целого типа в скобках</text:p>
      <text:p text:style-name="Листинг">//говорит только о том, что что перегружается</text:p>
      <text:p text:style-name="Листинг">// оператор x++, а не ++x.</text:p>
      <text:p text:style-name="Листинг"><text:tab/>complex operator++(int)</text:p>
      <text:p text:style-name="Листинг"><text:tab/>{</text:p>
      <text:p text:style-name="Листинг">//Увеличиваем действительную и мнимую часть на 1.</text:p>
      <text:p text:style-name="Листинг"><text:tab/><text:tab/>x++;</text:p>
      <text:p text:style-name="Листинг"><text:tab/><text:tab/>return *this;</text:p>
      <text:p text:style-name="Листинг"><text:tab/>}</text:p>
      <text:p text:style-name="Листинг">//Метод вывода комплексного числа на экран.</text:p>
      <text:p text:style-name="Листинг"><text:tab/>void show_complex()</text:p>
      <text:p text:style-name="Листинг">{</text:p>
      <text:p text:style-name="Листинг"><text:tab/>if (y&gt;=0) </text:p>
      <text:p text:style-name="Листинг"><text:tab/>cout&lt;&lt;x&lt;&lt;"+"&lt;&lt;y&lt;&lt;"i"&lt;&lt;endl;</text:p>
      <text:p text:style-name="Листинг"><text:tab/>else </text:p>
      <text:p text:style-name="Листинг"><text:tab/>cout&lt;&lt;x&lt;&lt;y&lt;&lt;"i"&lt;&lt;endl;</text:p>
      <text:p text:style-name="Листинг">};</text:p>
      <text:p text:style-name="Листинг"><text:tab/>float x;</text:p>
      <text:p text:style-name="Листинг"><text:tab/>float y;</text:p>
      <text:p text:style-name="Листинг"><text:s/>};</text:p>
      <text:p text:style-name="Листинг">int main()</text:p>
      <text:p text:style-name="Листинг">{</text:p>
      <text:p text:style-name="Листинг">//Комплексное число chislo2;</text:p>
      <text:p text:style-name="Листинг"><text:tab/>complex chislo2;</text:p>
      <text:p text:style-name="Листинг">//Увеличиваем chislo2 на 1, вызвав метод complex</text:p>
      <text:p text:style-name="Листинг">// operator++().</text:p>
      <text:p text:style-name="Листинг"><text:tab/>++chislo2;</text:p>
      <text:p text:style-name="Листинг">//Вывод комплексного числа.</text:p>
      <text:p text:style-name="Листинг"><text:tab/>cout&lt;&lt;"++chislo2=";</text:p>
      <text:p text:style-name="Листинг"><text:tab/>chislo2.show_complex();</text:p>
      <text:p text:style-name="Листинг">//Увеличиваем chislo2 на 1, вызвав метод complex </text:p>
      <text:p text:style-name="Листинг">//operator++(int).</text:p>
      <text:p text:style-name="Листинг"><text:tab/>chislo2++;</text:p>
      <text:p text:style-name="Листинг">//Вывод комплексного числа.</text:p>
      <text:p text:style-name="Листинг"><text:tab/>cout&lt;&lt;"chislo2++=";</text:p>
      <text:p text:style-name="Листинг"><text:tab/>chislo2.show_complex();</text:p>
      <text:p text:style-name="Листинг"><text:soft-page-break/><text:tab/>return 1;</text:p>
      <text:p text:style-name="Листинг">}</text:p>
      <text:p text:style-name="Text_20_body">Результаты работы программы представлены ниже.</text:p>
      <text:p text:style-name="P6">Введите действительную часть<text:tab/>4</text:p>
      <text:p text:style-name="P5">Введите мнимую часть<text:tab/>5</text:p>
      <text:p text:style-name="P5">4+5i</text:p>
      <text:p text:style-name="P5">++chislo2=5+6i</text:p>
      <text:p text:style-name="P5">chislo2++=6+6i</text:p>
      <text:p text:style-name="P36">Как видно из результатов, были по-разному перегружены операторы <text:span text:style-name="T33">++x и x++</text:span>. </text:p>
      <text:p text:style-name="P36"><text:span text:style-name="T85">В качестве самостоятельной работы предлагается написать</text:span> класс <text:span text:style-name="T17">complex, </text:span><text:span text:style-name="T43">в котором перегружены</text:span> операци<text:span text:style-name="T85">и</text:span> <text:span text:style-name="T85">сложения, вычитания, </text:span>умножения и деления комплексных чисел, <text:span text:style-name="T85">а также реализована операция возведения в степень</text:span> (<text:a xlink:type="simple" xlink:href="http://kvant.mccme.ru/1982/03/kompleksnye_chisla.htm" text:style-name="Internet_20_link" text:visited-style-name="Visited_20_Internet_20_Link"><text:span text:style-name="Internet_20_link">http://kvant.mccme.ru/1982/03/kompleksnye_chisla.htm</text:span></text:a>).</text:p>
      <text:p text:style-name="Text_20_body">Рассмотрим еще один пример класса с использованием перегрузки.</text:p>
      <text:p text:style-name="P38">ЗАДАЧА <text:sequence text:ref-name="refЗАДАЧА3" text:name="ЗАДАЧА" text:formula="ooow:ЗАДАЧА+1" style:num-format="1">1.4</text:sequence>. Создать класс для работы с матрицами, перегрузив операции сложения, вычитания и умножения. <text:span text:style-name="T86">Обратите внимание, что в математике над матрицами определены операции сложения, вычитания и умножения матриц, а также умножения матрицы на число. </text:span></text:p>
      <text:p text:style-name="P41">Напишем простейшую версию программы</text:p>
      <text:p text:style-name="Листинг">#include &lt;iostream&gt;</text:p>
      <text:p text:style-name="Листинг">using namespace std;</text:p>
      <text:p text:style-name="Листинг">class matrix {</text:p>
      <text:p text:style-name="Листинг">public:</text:p>
      <text:p text:style-name="Листинг">//Конструктор </text:p>
      <text:p text:style-name="Листинг">matrix (int k, int p, bool pr=true);</text:p>
      <text:p text:style-name="Листинг">//Перегрузка операции + для выполнения операции</text:p>
      <text:p text:style-name="Листинг">// сложения матриц.</text:p>
      <text:p text:style-name="Листинг"/>
      <text:p text:style-name="Листинг">matrix operator+(matrix M);</text:p>
      <text:p text:style-name="P85">//Перегрузка операции - для выполнения операции</text:p>
      <text:p text:style-name="P85">// вычитания матриц.</text:p>
      <text:p text:style-name="Листинг">matrix operator-(matrix M);</text:p>
      <text:p text:style-name="P85">//Перегрузка операции * для выполнения операции</text:p>
      <text:p text:style-name="P85">// умножения матриц.</text:p>
      <text:p text:style-name="Листинг">matrix operator*(matrix M);</text:p>
      <text:p text:style-name="Листинг">//Перегрузка операции * для выполнения операции</text:p>
      <text:p text:style-name="Листинг">// умножения матрицы на вещественное число.</text:p>
      <text:p text:style-name="Листинг">matrix operator*(float M);</text:p>
      <text:p text:style-name="Листинг"/>
      <text:p text:style-name="Листинг">//Метод вывода матрицы на экран построчно.</text:p>
      <text:p text:style-name="Листинг">void show_matrix(); </text:p>
      <text:p text:style-name="Листинг">private:</text:p>
      <text:p text:style-name="Листинг"><text:soft-page-break/>//Двойной указатель для хранения матрицы.</text:p>
      <text:p text:style-name="Листинг">float **a;</text:p>
      <text:p text:style-name="Листинг">//Число строк в матрице.</text:p>
      <text:p text:style-name="Листинг">int n;</text:p>
      <text:p text:style-name="Листинг">//Число столбцов в матрице.</text:p>
      <text:p text:style-name="Листинг">int m;</text:p>
      <text:p text:style-name="Листинг">//Логическая переменная fl принимает значение</text:p>
      <text:p text:style-name="Листинг">// false, если матрицу </text:p>
      <text:p text:style-name="Листинг">//сформировать не удалось.</text:p>
      <text:p text:style-name="Листинг">bool fl;</text:p>
      <text:p text:style-name="Листинг">};</text:p>
      <text:p text:style-name="Листинг">//Главная функция.</text:p>
      <text:p text:style-name="Листинг">int main()</text:p>
      <text:p text:style-name="Листинг">{</text:p>
      <text:p text:style-name="Листинг">c1=a1+b1;</text:p>
      <text:p text:style-name="Листинг">cout&lt;&lt;"Матрица a1+b1"&lt;&lt;endl;</text:p>
      <text:p text:style-name="Листинг">c1.show_matrix();</text:p>
      <text:p text:style-name="Листинг">c1=b1*5;</text:p>
      <text:p text:style-name="Листинг">cout&lt;&lt;"Матрица 5*b1"&lt;&lt;endl;</text:p>
      <text:p text:style-name="Листинг">c1.show_matrix();</text:p>
      <text:p text:style-name="Листинг">c1=a1*b1-b1*a1*a1;</text:p>
      <text:p text:style-name="Листинг">cout&lt;&lt;"Матрица a1*b1-b1*a1*a1"&lt;&lt;endl;</text:p>
      <text:p text:style-name="Листинг">c1.show_matrix();</text:p>
      <text:p text:style-name="Листинг">}</text:p>
      <text:p text:style-name="Листинг">//Конструктор.</text:p>
      <text:p text:style-name="Листинг">matrix::matrix(int k, int p,bool pr)</text:p>
      <text:p text:style-name="Листинг">{</text:p>
      <text:p text:style-name="Листинг"><text:tab/>cout&lt;&lt;"Вызов Конструктора\n";</text:p>
      <text:p text:style-name="Листинг">int i,j;</text:p>
      <text:p text:style-name="Листинг">n=k;</text:p>
      <text:p text:style-name="Листинг">m=p;</text:p>
      <text:p text:style-name="Листинг">//При создании матрицы fl всегда true</text:p>
      <text:p text:style-name="Листинг">fl=true;</text:p>
      <text:p text:style-name="Листинг">a=new float*[n];</text:p>
      <text:p text:style-name="Листинг">for(i=0;i&lt;n;i++)</text:p>
      <text:p text:style-name="Листинг">a[i]=new float[m];</text:p>
      <text:p text:style-name="Листинг">if (pr)</text:p>
      <text:p text:style-name="Листинг">{</text:p>
      <text:p text:style-name="Листинг">cout&lt;&lt;"Введите матрицу"&lt;&lt;endl;</text:p>
      <text:p text:style-name="Листинг">for(i=0;i&lt;n;i++)</text:p>
      <text:p text:style-name="Листинг">for(j=0;j&lt;m;j++)</text:p>
      <text:p text:style-name="Листинг">cin&gt;&gt;a[i][j];</text:p>
      <text:p text:style-name="Листинг">}</text:p>
      <text:p text:style-name="Листинг">else</text:p>
      <text:p text:style-name="Листинг"><text:soft-page-break/>for(i=0;i&lt;n;i++)</text:p>
      <text:p text:style-name="Листинг">for(j=0;j&lt;m;j++)</text:p>
      <text:p text:style-name="Листинг">a[i][j]=0;</text:p>
      <text:p text:style-name="Листинг">}</text:p>
      <text:p text:style-name="Листинг"/>
      <text:p text:style-name="Листинг">//Перегрузка операции сложения матриц.</text:p>
      <text:p text:style-name="Листинг">matrix matrix::operator+(matrix M)</text:p>
      <text:p text:style-name="Листинг">{</text:p>
      <text:p text:style-name="Листинг">int i,j;</text:p>
      <text:p text:style-name="Листинг">//Временная матрица temp для хранения результата</text:p>
      <text:p text:style-name="Листинг">// сложения двух матриц.</text:p>
      <text:p text:style-name="Листинг">matrix temp(n,m,false);<text:tab/></text:p>
      <text:p text:style-name="Листинг">//Если обе матрицы одинакового размера, то</text:p>
      <text:p text:style-name="Листинг">if ((n==M.n)&amp;&amp;(m==M.m))</text:p>
      <text:p text:style-name="Листинг">{</text:p>
      <text:p text:style-name="Листинг">//формируем матрицу temp, как сумму матриц.</text:p>
      <text:p text:style-name="Листинг">for(i=0;i&lt;n;i++)</text:p>
      <text:p text:style-name="Листинг">for(j=0;j&lt;m;j++)</text:p>
      <text:p text:style-name="Листинг">temp.a[i][j]=a[i][j]+M.a[i][j];</text:p>
      <text:p text:style-name="Листинг"/>
      <text:p text:style-name="Листинг">}</text:p>
      <text:p text:style-name="Листинг">else</text:p>
      <text:p text:style-name="Листинг">//Если размеры матриц не совпадают, то fl=false</text:p>
      <text:p text:style-name="Листинг">// (результирующую матрицу сформировать не</text:p>
      <text:p text:style-name="Листинг">// удалось).</text:p>
      <text:p text:style-name="Листинг"/>
      <text:p text:style-name="Листинг">fl=false;</text:p>
      <text:p text:style-name="Листинг">//Возвращаем матрицу temp, как результат операции.</text:p>
      <text:p text:style-name="Листинг">return temp;</text:p>
      <text:p text:style-name="Листинг"/>
      <text:p text:style-name="Листинг">}</text:p>
      <text:p text:style-name="Листинг">//Перегрузка операции вычитания матриц.</text:p>
      <text:p text:style-name="Листинг">matrix matrix::operator-(matrix M)</text:p>
      <text:p text:style-name="Листинг">{</text:p>
      <text:p text:style-name="Листинг">int i,j;</text:p>
      <text:p text:style-name="Листинг">//Временная матрица temp для хранения результата</text:p>
      <text:p text:style-name="Листинг">// вычитания двух матриц.</text:p>
      <text:p text:style-name="Листинг">matrix temp(n,m,false);</text:p>
      <text:p text:style-name="Листинг">//Если обе матрицы одинакового размера, то</text:p>
      <text:p text:style-name="Листинг">if ((n==M.n)&amp;&amp;(m==M.m))</text:p>
      <text:p text:style-name="Листинг">{</text:p>
      <text:p text:style-name="Листинг">//формируем матрицу temp, как разность матриц.</text:p>
      <text:p text:style-name="Листинг">for(i=0;i&lt;n;i++)</text:p>
      <text:p text:style-name="Листинг">for(j=0;j&lt;m;j++)</text:p>
      <text:p text:style-name="Листинг"><text:soft-page-break/>temp.a[i][j]=a[i][j]-M.a[i][j];</text:p>
      <text:p text:style-name="Листинг">}</text:p>
      <text:p text:style-name="Листинг">else</text:p>
      <text:p text:style-name="Листинг">//Если размеры матриц не совпадают, то fl=false </text:p>
      <text:p text:style-name="Листинг">//(результирующую матрицу </text:p>
      <text:p text:style-name="Листинг">//сформировать не удалось).</text:p>
      <text:p text:style-name="Листинг">temp.fl=false;</text:p>
      <text:p text:style-name="Листинг">//Возвращаем матрицу temp, как результат операции.</text:p>
      <text:p text:style-name="Листинг">return temp;</text:p>
      <text:p text:style-name="Листинг">}</text:p>
      <text:p text:style-name="Листинг">//Перегрузка операции умножения матриц</text:p>
      <text:p text:style-name="Листинг">matrix matrix::operator*(matrix M)</text:p>
      <text:p text:style-name="Листинг">{</text:p>
      <text:p text:style-name="Листинг">int i,j,k;</text:p>
      <text:p text:style-name="Листинг">//Временная матрица temp для хранения результата </text:p>
      <text:p text:style-name="Листинг">//умножения двух матриц.</text:p>
      <text:p text:style-name="Листинг">matrix temp(n,M.m,false);</text:p>
      <text:p text:style-name="Листинг">//Если количество столбцов в первой матрицы</text:p>
      <text:p text:style-name="Листинг">// совпадает с количеством строк </text:p>
      <text:p text:style-name="Листинг">//во второй матрицы, то</text:p>
      <text:p text:style-name="Листинг">if ((m==M.n))</text:p>
      <text:p text:style-name="Листинг">{</text:p>
      <text:p text:style-name="Листинг">//выполняем умножение матриц</text:p>
      <text:p text:style-name="Листинг">for(i=0;i&lt;n;i++)</text:p>
      <text:p text:style-name="Листинг">for(j=0;j&lt;M.m;j++)</text:p>
      <text:p text:style-name="Листинг">for(k=0,temp.a[i][j]=0;k&lt;m;k++)</text:p>
      <text:p text:style-name="Листинг">temp.a[i][j]+=a[i][k]*M.a[k][j];</text:p>
      <text:p text:style-name="Листинг">}</text:p>
      <text:p text:style-name="P85">//Если количество столбцов в первой матрицы не</text:p>
      <text:p text:style-name="P85">// совпадает с количеством </text:p>
      <text:p text:style-name="P85">//строк во второй матрицы, то fl=false </text:p>
      <text:p text:style-name="P85">//(результирующую матрицу </text:p>
      <text:p text:style-name="Листинг">//сформировать не удалось).</text:p>
      <text:p text:style-name="Листинг">else</text:p>
      <text:p text:style-name="Листинг">temp.fl=false;</text:p>
      <text:p text:style-name="Листинг">//Возвращаем матрицу temp, как результат операции</text:p>
      <text:p text:style-name="Листинг">return temp;</text:p>
      <text:p text:style-name="Листинг">}</text:p>
      <text:p text:style-name="Листинг">//Перегрузка операции * для выполнения операции умножения матрицы на</text:p>
      <text:p text:style-name="Листинг">//вещественное число.</text:p>
      <text:p text:style-name="Листинг">matrix matrix::operator*(float M)</text:p>
      <text:p text:style-name="Листинг">{</text:p>
      <text:p text:style-name="Листинг">int i,j;</text:p>
      <text:p text:style-name="Листинг"><text:soft-page-break/>matrix temp(n,m,false);</text:p>
      <text:p text:style-name="Листинг">for(i=0;i&lt;n;i++)</text:p>
      <text:p text:style-name="Листинг">for(j=0;j&lt;m;j++)</text:p>
      <text:p text:style-name="Листинг">temp.a[i][j]=a[i][j]*M;</text:p>
      <text:p text:style-name="Листинг">//Возвращаем матрицу temp, как результат операции.</text:p>
      <text:p text:style-name="Листинг">return temp;</text:p>
      <text:p text:style-name="Листинг">}</text:p>
      <text:p text:style-name="Листинг"/>
      <text:p text:style-name="Листинг">//Метод вывода матрицы.</text:p>
      <text:p text:style-name="Листинг">void matrix::show_matrix()</text:p>
      <text:p text:style-name="Листинг">{</text:p>
      <text:p text:style-name="Листинг">int i,j;</text:p>
      <text:p text:style-name="Листинг">//Если матрица сформирована, то выводим ее на </text:p>
      <text:p text:style-name="Листинг">//экран.</text:p>
      <text:p text:style-name="Листинг">if (fl)</text:p>
      <text:p text:style-name="Листинг">{</text:p>
      <text:p text:style-name="Листинг"/>
      <text:p text:style-name="Листинг">for(i=0;i&lt;n;cout&lt;&lt;endl,i++)</text:p>
      <text:p text:style-name="Листинг">for(j=0;j&lt;m;j++)</text:p>
      <text:p text:style-name="Листинг">cout&lt;&lt;a[i][j]&lt;&lt;"\t";</text:p>
      <text:p text:style-name="Листинг">}</text:p>
      <text:p text:style-name="Листинг">//Если матрицу сформировать не удалось, то выводим</text:p>
      <text:p text:style-name="Листинг">// сообщение об этом на экран.</text:p>
      <text:p text:style-name="Листинг">else</text:p>
      <text:p text:style-name="Листинг">cout&lt;&lt;"Матрица не существ<text:span text:style-name="T87">у</text:span>ет"&lt;&lt;endl;</text:p>
      <text:p text:style-name="Листинг">}</text:p>
      <text:p text:style-name="P39"><text:span text:style-name="T6">Р</text:span><text:span text:style-name="T4">езультат работы программы.</text:span></text:p>
      <text:p text:style-name="P5">Вызов Конструктора</text:p>
      <text:p text:style-name="P5">Введите матрицу</text:p>
      <text:p text:style-name="P5">1 2 3</text:p>
      <text:p text:style-name="P5">2 3 4</text:p>
      <text:p text:style-name="P5">3 4 5</text:p>
      <text:p text:style-name="P5">Вызов Конструктора</text:p>
      <text:p text:style-name="P5">Введите матрицу</text:p>
      <text:p text:style-name="P5">-2 3 -4</text:p>
      <text:p text:style-name="P5">3 -4 5</text:p>
      <text:p text:style-name="P5">-4 5 -6</text:p>
      <text:p text:style-name="P5">Вызов Конструктора</text:p>
      <text:p text:style-name="P5">Вызов Конструктора</text:p>
      <text:p text:style-name="P5">Матрица a1+b1</text:p>
      <text:p text:style-name="P5">-1<text:tab/>5<text:tab/>-1<text:tab/></text:p>
      <text:p text:style-name="P5">5<text:tab/>-1<text:tab/>9<text:tab/></text:p>
      <text:p text:style-name="P5">-1<text:tab/>9<text:tab/>-1<text:tab/></text:p>
      <text:p text:style-name="P5">Вызов Конструктора</text:p>
      <text:p text:style-name="P5"><text:soft-page-break/>Матрица 5*b1</text:p>
      <text:p text:style-name="P5">-10<text:tab/>15<text:tab/>-20<text:tab/></text:p>
      <text:p text:style-name="P5">15<text:tab/>-20<text:tab/>25<text:tab/></text:p>
      <text:p text:style-name="P5">-20<text:tab/>25<text:tab/>-30<text:tab/></text:p>
      <text:p text:style-name="P5">Вызов Конструктора</text:p>
      <text:p text:style-name="P5">Вызов Конструктора</text:p>
      <text:p text:style-name="P5">Вызов Конструктора</text:p>
      <text:p text:style-name="P5">Вызов Конструктора</text:p>
      <text:p text:style-name="P7">Матрица <text:s/>a1*b1-b1*a1*a1</text:p>
      <text:p text:style-name="P5">64<text:tab/>115<text:tab/>126<text:tab/></text:p>
      <text:p text:style-name="P5">-103<text:tab/>-120<text:tab/>-193<text:tab/></text:p>
      <text:p text:style-name="P5">98<text:tab/>181<text:tab/>192<text:tab/></text:p>
      <text:p text:style-name="P40"><text:span text:style-name="T6">В</text:span><text:span text:style-name="T4">роде бы всё работает, единственное чего не хватает это деструктора, который освобождает память, занимаю матрицей. Давайте пробуем написать его довольно стандартным образом.</text:span></text:p>
      <text:p text:style-name="Листинг">#include &lt;iostream&gt;</text:p>
      <text:p text:style-name="Листинг">using namespace std;</text:p>
      <text:p text:style-name="Листинг">class matrix {</text:p>
      <text:p text:style-name="Листинг">public:</text:p>
      <text:p text:style-name="Листинг">//Конструктор </text:p>
      <text:p text:style-name="Листинг">matrix (int k, int p, bool pr=true);</text:p>
      <text:p text:style-name="Листинг">//Деструктор</text:p>
      <text:p text:style-name="Листинг">~matrix();</text:p>
      <text:p text:style-name="Листинг">//Перегрузка операции + для выполнения операции</text:p>
      <text:p text:style-name="Листинг">// сложения матриц.</text:p>
      <text:p text:style-name="Листинг"/>
      <text:p text:style-name="Листинг">matrix operator+(matrix M);</text:p>
      <text:p text:style-name="P85">//Перегрузка операции - для выполнения операции</text:p>
      <text:p text:style-name="P85">// вычитания матриц.</text:p>
      <text:p text:style-name="Листинг">matrix operator-(matrix M);</text:p>
      <text:p text:style-name="P85">//Перегрузка операции * для выполнения операции</text:p>
      <text:p text:style-name="P85">// умножения матриц.</text:p>
      <text:p text:style-name="Листинг">matrix operator*(matrix M);</text:p>
      <text:p text:style-name="Листинг">//Перегрузка операции * для выполнения операции</text:p>
      <text:p text:style-name="Листинг">// умножения матрицы на вещественное число.</text:p>
      <text:p text:style-name="Листинг">matrix operator*(float M);</text:p>
      <text:p text:style-name="Листинг">//Метод вывода матрицы на экран построчно.</text:p>
      <text:p text:style-name="Листинг">void show_matrix(); </text:p>
      <text:p text:style-name="Листинг">private:</text:p>
      <text:p text:style-name="Листинг">//Двойной указатель для хранения матрицы.</text:p>
      <text:p text:style-name="Листинг">float **a;</text:p>
      <text:p text:style-name="Листинг">//Число строк в матрице.</text:p>
      <text:p text:style-name="Листинг">int n;</text:p>
      <text:p text:style-name="Листинг">//Число столбцов в матрице.</text:p>
      <text:p text:style-name="Листинг"><text:soft-page-break/>int m;</text:p>
      <text:p text:style-name="Листинг">//Логическая переменная fl принимает значение</text:p>
      <text:p text:style-name="Листинг">// false, если матрицу </text:p>
      <text:p text:style-name="Листинг">//сформировать не удалось.</text:p>
      <text:p text:style-name="Листинг">bool fl;</text:p>
      <text:p text:style-name="Листинг">};</text:p>
      <text:p text:style-name="Листинг">//Главная функция.</text:p>
      <text:p text:style-name="Листинг">int main()</text:p>
      <text:p text:style-name="Листинг">{</text:p>
      <text:p text:style-name="Листинг">matrix a1(3,3), b1(3,3), c1(3,3,false);</text:p>
      <text:p text:style-name="Листинг">c1=a1+b1;</text:p>
      <text:p text:style-name="Листинг">cout&lt;&lt;"Матрица a1+b1"&lt;&lt;endl;</text:p>
      <text:p text:style-name="Листинг">c1.show_matrix();</text:p>
      <text:p text:style-name="Листинг"/>
      <text:p text:style-name="Листинг">c1=b1*5;</text:p>
      <text:p text:style-name="Листинг">cout&lt;&lt;"Матрица 5*b1"&lt;&lt;endl;</text:p>
      <text:p text:style-name="Листинг">c1.show_matrix();</text:p>
      <text:p text:style-name="Листинг">c1=a1*b1-b1*a1*a1;</text:p>
      <text:p text:style-name="Листинг">cout&lt;&lt;"Матрица a1*b1-b1*a1*a1"&lt;&lt;endl;</text:p>
      <text:p text:style-name="Листинг">c1.show_matrix();</text:p>
      <text:p text:style-name="Листинг">}</text:p>
      <text:p text:style-name="Листинг">//Конструктор.</text:p>
      <text:p text:style-name="Листинг">matrix::matrix(int k, int p,bool pr)</text:p>
      <text:p text:style-name="Листинг">{</text:p>
      <text:p text:style-name="Листинг"><text:tab/>cout&lt;&lt;"Вызов Конструктора\n";</text:p>
      <text:p text:style-name="Листинг">int i,j;</text:p>
      <text:p text:style-name="Листинг">n=k;</text:p>
      <text:p text:style-name="Листинг">m=p;</text:p>
      <text:p text:style-name="Листинг">//При создании матрицы fl всегда true</text:p>
      <text:p text:style-name="Листинг">fl=true;</text:p>
      <text:p text:style-name="Листинг">a=new float*[n];</text:p>
      <text:p text:style-name="Листинг">for(i=0;i&lt;n;i++)</text:p>
      <text:p text:style-name="Листинг">a[i]=new float[m];</text:p>
      <text:p text:style-name="Листинг">if (pr)</text:p>
      <text:p text:style-name="Листинг">{</text:p>
      <text:p text:style-name="Листинг">cout&lt;&lt;"Введите матрицу"&lt;&lt;endl;</text:p>
      <text:p text:style-name="Листинг">for(i=0;i&lt;n;i++)</text:p>
      <text:p text:style-name="Листинг">for(j=0;j&lt;m;j++)</text:p>
      <text:p text:style-name="Листинг">cin&gt;&gt;a[i][j];</text:p>
      <text:p text:style-name="Листинг">}</text:p>
      <text:p text:style-name="Листинг">else</text:p>
      <text:p text:style-name="Листинг">for(i=0;i&lt;n;i++)</text:p>
      <text:p text:style-name="Листинг">for(j=0;j&lt;m;j++)</text:p>
      <text:p text:style-name="Листинг">a[i][j]=0;</text:p>
      <text:p text:style-name="Листинг"><text:soft-page-break/>}</text:p>
      <text:p text:style-name="Листинг">matrix::~matrix()</text:p>
      <text:p text:style-name="Листинг">{int i;</text:p>
      <text:p text:style-name="Листинг"><text:tab/>cout&lt;&lt;"Вызов деструктора\n";</text:p>
      <text:p text:style-name="Листинг"><text:tab/>for(i=0;i&lt;n;i++)</text:p>
      <text:p text:style-name="Листинг"><text:tab/>delete[] a[i];</text:p>
      <text:p text:style-name="Листинг"><text:tab/>delete[] a;</text:p>
      <text:p text:style-name="Листинг"><text:tab/>cout&lt;&lt;"Очищена память\n";</text:p>
      <text:p text:style-name="Листинг"/>
      <text:p text:style-name="Листинг">}</text:p>
      <text:p text:style-name="Листинг">//Перегрузка операции сложения матриц.</text:p>
      <text:p text:style-name="Листинг">matrix matrix::operator+(matrix M)</text:p>
      <text:p text:style-name="Листинг">{</text:p>
      <text:p text:style-name="Листинг">int i,j;</text:p>
      <text:p text:style-name="Листинг">//Временная матрица temp для хранения результата</text:p>
      <text:p text:style-name="Листинг">// сложения двух матриц.</text:p>
      <text:p text:style-name="Листинг">matrix temp(n,m,false);<text:tab/></text:p>
      <text:p text:style-name="Листинг">//Если обе матрицы одинакового размера, то</text:p>
      <text:p text:style-name="Листинг">if ((n==M.n)&amp;&amp;(m==M.m))</text:p>
      <text:p text:style-name="Листинг">{</text:p>
      <text:p text:style-name="Листинг">//формируем матрицу temp, как сумму матриц.</text:p>
      <text:p text:style-name="Листинг">for(i=0;i&lt;n;i++)</text:p>
      <text:p text:style-name="Листинг">for(j=0;j&lt;m;j++)</text:p>
      <text:p text:style-name="Листинг">temp.a[i][j]=a[i][j]+M.a[i][j];</text:p>
      <text:p text:style-name="Листинг"/>
      <text:p text:style-name="Листинг">}</text:p>
      <text:p text:style-name="Листинг">else</text:p>
      <text:p text:style-name="Листинг">//Если размеры матриц не совпадают, то fl=false</text:p>
      <text:p text:style-name="Листинг">// (результирующую матрицу сформировать не</text:p>
      <text:p text:style-name="Листинг">// удалось).</text:p>
      <text:p text:style-name="Листинг">//temp.fl=false;</text:p>
      <text:p text:style-name="Листинг">fl=false;</text:p>
      <text:p text:style-name="Листинг">//Возвращаем матрицу temp, как результат операции.</text:p>
      <text:p text:style-name="Листинг">return temp;</text:p>
      <text:p text:style-name="Листинг"/>
      <text:p text:style-name="Листинг"/>
      <text:p text:style-name="Листинг">}</text:p>
      <text:p text:style-name="Листинг">//Перегрузка операции вычитания матриц.</text:p>
      <text:p text:style-name="Листинг">matrix matrix::operator-(matrix M)</text:p>
      <text:p text:style-name="Листинг">{</text:p>
      <text:p text:style-name="Листинг">int i,j;</text:p>
      <text:p text:style-name="Листинг">//Временная матрица temp для хранения результата</text:p>
      <text:p text:style-name="Листинг">// вычитания двух матриц.</text:p>
      <text:p text:style-name="Листинг">matrix temp(n,m,false);</text:p>
      <text:p text:style-name="Листинг"><text:soft-page-break/>//Если обе матрицы одинакового размера, то</text:p>
      <text:p text:style-name="Листинг">if ((n==M.n)&amp;&amp;(m==M.m))</text:p>
      <text:p text:style-name="Листинг">{</text:p>
      <text:p text:style-name="Листинг">//формируем матрицу temp, как разность матриц.</text:p>
      <text:p text:style-name="Листинг">for(i=0;i&lt;n;i++)</text:p>
      <text:p text:style-name="Листинг">for(j=0;j&lt;m;j++)</text:p>
      <text:p text:style-name="Листинг">temp.a[i][j]=a[i][j]-M.a[i][j];</text:p>
      <text:p text:style-name="Листинг">}</text:p>
      <text:p text:style-name="Листинг">else</text:p>
      <text:p text:style-name="Листинг">//Если размеры матриц не совпадают, то fl=false </text:p>
      <text:p text:style-name="Листинг">//(результирующую матрицу </text:p>
      <text:p text:style-name="Листинг">//сформировать не удалось).</text:p>
      <text:p text:style-name="Листинг">temp.fl=false;</text:p>
      <text:p text:style-name="Листинг">//Возвращаем матрицу temp, как результат операции.</text:p>
      <text:p text:style-name="Листинг">return temp;</text:p>
      <text:p text:style-name="Листинг">}</text:p>
      <text:p text:style-name="Листинг">//Перегрузка операции умножения матриц</text:p>
      <text:p text:style-name="Листинг">matrix matrix::operator*(matrix M)</text:p>
      <text:p text:style-name="Листинг">{</text:p>
      <text:p text:style-name="Листинг">int i,j,k;</text:p>
      <text:p text:style-name="Листинг">//Временная матрица temp для хранения результата </text:p>
      <text:p text:style-name="Листинг">//умножения двух матриц.</text:p>
      <text:p text:style-name="Листинг">matrix temp(n,M.m,false);</text:p>
      <text:p text:style-name="Листинг">//Если количество столбцов в первой матрицы</text:p>
      <text:p text:style-name="Листинг">// совпадает с количеством строк </text:p>
      <text:p text:style-name="Листинг">//во второй матрицы, то</text:p>
      <text:p text:style-name="Листинг">if ((m==M.n))</text:p>
      <text:p text:style-name="Листинг">{</text:p>
      <text:p text:style-name="Листинг">//выполняем умножение матриц</text:p>
      <text:p text:style-name="Листинг">for(i=0;i&lt;n;i++)</text:p>
      <text:p text:style-name="Листинг">for(j=0;j&lt;M.m;j++)</text:p>
      <text:p text:style-name="Листинг">for(k=0,temp.a[i][j]=0;k&lt;m;k++)</text:p>
      <text:p text:style-name="Листинг">temp.a[i][j]+=a[i][k]*M.a[k][j];</text:p>
      <text:p text:style-name="Листинг">}</text:p>
      <text:p text:style-name="P85">//Если количество столбцов в первой матрицы не </text:p>
      <text:p text:style-name="P85">//совпадает с количеством </text:p>
      <text:p text:style-name="P85">//строк во второй матрицы, то fl=false</text:p>
      <text:p text:style-name="P85">// (результирующую матрицу </text:p>
      <text:p text:style-name="Листинг">//сформировать не удалось).</text:p>
      <text:p text:style-name="Листинг">else</text:p>
      <text:p text:style-name="Листинг">temp.fl=false;</text:p>
      <text:p text:style-name="Листинг">//Возвращаем матрицу temp, как результат операции</text:p>
      <text:p text:style-name="Листинг">return temp;</text:p>
      <text:p text:style-name="Листинг">}</text:p>
      <text:p text:style-name="Листинг"><text:soft-page-break/>//Перегрузка операции * для выполнения операции умножения матрицы на</text:p>
      <text:p text:style-name="Листинг">//вещественное число.</text:p>
      <text:p text:style-name="Листинг">matrix matrix::operator*(float M)</text:p>
      <text:p text:style-name="Листинг">{</text:p>
      <text:p text:style-name="Листинг">int i,j;</text:p>
      <text:p text:style-name="Листинг">matrix temp(n,m,false);</text:p>
      <text:p text:style-name="Листинг">for(i=0;i&lt;n;i++)</text:p>
      <text:p text:style-name="Листинг">for(j=0;j&lt;m;j++)</text:p>
      <text:p text:style-name="Листинг">temp.a[i][j]=a[i][j]*M;</text:p>
      <text:p text:style-name="Листинг">//Возвращаем матрицу temp, как результат операции.</text:p>
      <text:p text:style-name="Листинг">return temp;</text:p>
      <text:p text:style-name="Листинг">}</text:p>
      <text:p text:style-name="Листинг"/>
      <text:p text:style-name="Листинг">//Метод вывода матрицы.</text:p>
      <text:p text:style-name="Листинг">void matrix::show_matrix()</text:p>
      <text:p text:style-name="Листинг">{</text:p>
      <text:p text:style-name="Листинг">int i,j;</text:p>
      <text:p text:style-name="Листинг">//Если матрица сформирована, то выводим ее на </text:p>
      <text:p text:style-name="Листинг">//экран.</text:p>
      <text:p text:style-name="Листинг">if (fl)</text:p>
      <text:p text:style-name="Листинг">{</text:p>
      <text:p text:style-name="Листинг"/>
      <text:p text:style-name="Листинг">for(i=0;i&lt;n;cout&lt;&lt;endl,i++)</text:p>
      <text:p text:style-name="Листинг">for(j=0;j&lt;m;j++)</text:p>
      <text:p text:style-name="Листинг">cout&lt;&lt;a[i][j]&lt;&lt;"\t";</text:p>
      <text:p text:style-name="Листинг">}</text:p>
      <text:p text:style-name="Листинг">//Если матрицу сформировать не удалось, то выводим</text:p>
      <text:p text:style-name="Листинг">// сообщение об этом на экран.</text:p>
      <text:p text:style-name="Листинг">else</text:p>
      <text:p text:style-name="Листинг">cout&lt;&lt;"Матрица не существует"&lt;&lt;endl;</text:p>
      <text:p text:style-name="Листинг">}</text:p>
      <text:p text:style-name="P45"><text:span text:style-name="T6">П</text:span><text:span text:style-name="T4">опробуем запустить, программа компилируется, результаты работы программы приведены ниже.</text:span></text:p>
      <text:p text:style-name="P5">Вызов Конструктора</text:p>
      <text:p text:style-name="P5">Введите матрицу</text:p>
      <text:p text:style-name="P5">1 2 3</text:p>
      <text:p text:style-name="P5">2 3 4</text:p>
      <text:p text:style-name="P5">3 4 5</text:p>
      <text:p text:style-name="P5">Вызов Конструктора</text:p>
      <text:p text:style-name="P5">Введите матрицу</text:p>
      <text:p text:style-name="P5">-2 3 -4</text:p>
      <text:p text:style-name="P5">3 -4 5</text:p>
      <text:p text:style-name="P5">-4 5 -6</text:p>
      <text:p text:style-name="P5"><text:soft-page-break/>Вызов Конструктора</text:p>
      <text:p text:style-name="P5">Вызов Конструктора</text:p>
      <text:p text:style-name="P5">Вызов деструктора</text:p>
      <text:p text:style-name="P5">Очищена память</text:p>
      <text:p text:style-name="P5">Вызов деструктора</text:p>
      <text:p text:style-name="P5">Очищена память</text:p>
      <text:p text:style-name="P5">Матрица a1+b1</text:p>
      <text:p text:style-name="P5">-1.57463e+21<text:tab/>3.08552e-41<text:tab/>-1.56394e+21<text:tab/></text:p>
      <text:p text:style-name="P5">9.80909e-45<text:tab/>9.18355e-41<text:tab/>0<text:tab/></text:p>
      <text:p text:style-name="P5">-1.57463e+21<text:tab/>3.08552e-41<text:tab/>-1.56394e+21<text:tab/></text:p>
      <text:p text:style-name="P5">Вызов Конструктора</text:p>
      <text:p text:style-name="P5">Segmentation fault (core dumped)</text:p>
      <text:p text:style-name="P91"><text:span text:style-name="T89">В </text:span><text:span text:style-name="T90">чём причина? Дело в том, что при выполнении оператора </text:span><text:span text:style-name="T95">c1=a1+b1</text:span><text:span text:style-name="T90"> (и подобных операторов присваивания), деструктор вместе с освобождением переменной temp </text:span><text:span text:style-name="T91">(возникает в операторе сложения)</text:span><text:span text:style-name="T90">, освобождает и память, занимаемую переменной </text:span><text:span text:style-name="T95">с1</text:span><text:span text:style-name="T90">, ведь это одна и та же память. </text:span><text:span text:style-name="T92">Что происходит при использовании оператора </text:span><text:span text:style-name="T95">c1=a1+b1</text:span><text:span text:style-name="T90"> (и</text:span><text:span text:style-name="T92">ли</text:span><text:span text:style-name="T90"> подобн</text:span><text:span text:style-name="T92">ого</text:span><text:span text:style-name="T90"> оператор</text:span><text:span text:style-name="T92">а</text:span><text:span text:style-name="T90"> присваивания)</text:span><text:span text:style-name="T92"> </text:span><text:span text:style-name="T90">. </text:span><text:span text:style-name="T91">Из оператора возвращает temp, и присвавается в </text:span><text:span text:style-name="T96">c1</text:span><text:span text:style-name="T91">, после чего а</text:span><text:span text:style-name="T90">дрес </text:span><text:span text:style-name="T95">temp</text:span><text:span text:style-name="T90"> и адрес </text:span><text:span text:style-name="T95">c1</text:span><text:span text:style-name="T90"> – это один и тот же адрес. </text:span><text:span text:style-name="T91">Но деструктор при выходе из оператора сложения уничтожает </text:span><text:span text:style-name="T96">temp.</text:span><text:span text:style-name="T93"> </text:span><text:span text:style-name="T92">У</text:span><text:span text:style-name="T93">ничтожени</text:span><text:span text:style-name="T92">е</text:span><text:span text:style-name="T93"> </text:span><text:span text:style-name="T97">temp</text:span><text:span text:style-name="T93"> – это и уничтожение реальной переменной из левой части оператора присваивания подобного </text:span><text:span text:style-name="T97">c1=a1+b1</text:span><text:span text:style-name="T93"> в main</text:span><text:span text:style-name="T90">. </text:span><text:span text:style-name="T94">Следовательно нельзя писать </text:span><text:span text:style-name="T98">c1=a1+b1</text:span><text:span text:style-name="T94"> при наличии деструктора. </text:span></text:p>
      <text:p text:style-name="P42">Поэтому для реализации перегрузки операций +, -, * над матрицами возможны два решения:</text:p>
      <text:list xml:id="list4208129018" text:style-name="L9">
        <text:list-item>
          <text:p text:style-name="P114"><text:span text:style-name="T4">Не использовать деструктор, минусы это решения в том, что освобождение памяти, занимаемой матрицами, произойдёт только после завершения программы и то ср</text:span><text:span text:style-name="T8">е</text:span><text:span text:style-name="T4">дствами вашей операционной системы.</text:span></text:p>
        </text:list-item>
        <text:list-item>
          <text:p text:style-name="P115">Использовать конструктор копирования. В этом случае у нас нет оператора присваивания и нет конфликта между temp и переменной в функции main.</text:p>
        </text:list-item>
      </text:list>
      <text:p text:style-name="Листинг">//Констурутор копирования</text:p>
      <text:p text:style-name="Листинг">matrix::matrix(const matrix &amp; A1)</text:p>
      <text:p text:style-name="Листинг">{</text:p>
      <text:p text:style-name="Листинг"><text:tab/>int i,j;</text:p>
      <text:p text:style-name="Листинг"><text:tab/>n=A1.n;</text:p>
      <text:p text:style-name="Листинг"><text:tab/>m=A1.m;</text:p>
      <text:p text:style-name="Листинг"><text:tab/>a=new float*[n];</text:p>
      <text:p text:style-name="Листинг"><text:soft-page-break/>for(i=0;i&lt;n;i++)</text:p>
      <text:p text:style-name="Листинг">a[i]=new float[m];</text:p>
      <text:p text:style-name="Листинг">for(i=0;i&lt;n;i++)</text:p>
      <text:p text:style-name="Листинг">for(j=0;j&lt;m;j++)</text:p>
      <text:p text:style-name="Листинг">a[i][j]=A1.a[i][j];</text:p>
      <text:p text:style-name="Листинг">fl=A1.fl;</text:p>
      <text:p text:style-name="Листинг">}</text:p>
      <text:p text:style-name="P46"><text:span text:style-name="T4">Полный текст программы </text:span><text:span text:style-name="T9">с использованием конструктора копирования </text:span><text:span text:style-name="T4">будет таким.</text:span></text:p>
      <text:p text:style-name="Листинг">#include &lt;iostream&gt;</text:p>
      <text:p text:style-name="Листинг">using namespace std;</text:p>
      <text:p text:style-name="Листинг">class matrix {</text:p>
      <text:p text:style-name="Листинг">public:</text:p>
      <text:p text:style-name="Листинг">//Конструктор </text:p>
      <text:p text:style-name="Листинг">matrix (int k, int p, bool pr=true);</text:p>
      <text:p text:style-name="Листинг">matrix (const matrix &amp; A1);</text:p>
      <text:p text:style-name="Листинг">//Деструктор</text:p>
      <text:p text:style-name="Листинг">~matrix();</text:p>
      <text:p text:style-name="Листинг">//Перегрузка операции + для выполнения операции</text:p>
      <text:p text:style-name="Листинг">// сложения матриц.</text:p>
      <text:p text:style-name="Листинг"/>
      <text:p text:style-name="Листинг">matrix operator+(matrix M);</text:p>
      <text:p text:style-name="P86">//Перегрузка операции - для выполнения операции</text:p>
      <text:p text:style-name="P86">// вычитания матриц.</text:p>
      <text:p text:style-name="Листинг">matrix operator-(matrix M);</text:p>
      <text:p text:style-name="P86">//Перегрузка операции * для выполнения операции</text:p>
      <text:p text:style-name="P86">// умножения матриц.</text:p>
      <text:p text:style-name="Листинг">matrix operator*(matrix M);</text:p>
      <text:p text:style-name="Листинг">//Перегрузка операции * для выполнения операции</text:p>
      <text:p text:style-name="Листинг">// умножения матрицы на вещественное число.</text:p>
      <text:p text:style-name="Листинг">matrix operator*(float M);</text:p>
      <text:p text:style-name="Листинг"/>
      <text:p text:style-name="Листинг">//Метод вывода матрицы на экран построчно.</text:p>
      <text:p text:style-name="Листинг">void show_matrix(); </text:p>
      <text:p text:style-name="Листинг">private:</text:p>
      <text:p text:style-name="Листинг">//Двойной указатель для хранения матрицы.</text:p>
      <text:p text:style-name="Листинг">float **a;</text:p>
      <text:p text:style-name="Листинг">//Число строк в матрице.</text:p>
      <text:p text:style-name="Листинг">int n;</text:p>
      <text:p text:style-name="Листинг">//Число столбцов в матрице.</text:p>
      <text:p text:style-name="Листинг">int m;</text:p>
      <text:p text:style-name="Листинг">//Логическая переменная fl принимает значение</text:p>
      <text:p text:style-name="Листинг">// false, если матрицу </text:p>
      <text:p text:style-name="Листинг">//сформировать не удалось.</text:p>
      <text:p text:style-name="Листинг"><text:soft-page-break/>bool fl;</text:p>
      <text:p text:style-name="Листинг">};</text:p>
      <text:p text:style-name="Листинг">//Главная функция.</text:p>
      <text:p text:style-name="Листинг">int main()</text:p>
      <text:p text:style-name="Листинг">{</text:p>
      <text:p text:style-name="Листинг">matrix a1(3,3), b1(3,3), c1(a1+b1);</text:p>
      <text:p text:style-name="Листинг">cout&lt;&lt;"Матрица a1"&lt;&lt;endl;</text:p>
      <text:p text:style-name="Листинг">a1.show_matrix();</text:p>
      <text:p text:style-name="Листинг">cout&lt;&lt;"Матрица a1+b1"&lt;&lt;endl;</text:p>
      <text:p text:style-name="Листинг">c1.show_matrix();</text:p>
      <text:p text:style-name="Листинг">matrix d1(b1*5);</text:p>
      <text:p text:style-name="Листинг">cout&lt;&lt;"Матрица 5*b1"&lt;&lt;endl;</text:p>
      <text:p text:style-name="Листинг">d1.show_matrix();</text:p>
      <text:p text:style-name="Листинг">matrix e1(a1*b1-b1*a1*a1);</text:p>
      <text:p text:style-name="Листинг">cout&lt;&lt;"Матрица a1*b1-b1*a1*a1"&lt;&lt;endl;</text:p>
      <text:p text:style-name="Листинг">e1.show_matrix();</text:p>
      <text:p text:style-name="Листинг">}</text:p>
      <text:p text:style-name="Листинг">//Конструктор.</text:p>
      <text:p text:style-name="Листинг">matrix::matrix(int k, int p,bool pr)</text:p>
      <text:p text:style-name="Листинг">{</text:p>
      <text:p text:style-name="Листинг"><text:tab/>cout&lt;&lt;"Вызов Конструктора\n";</text:p>
      <text:p text:style-name="Листинг">int i,j;</text:p>
      <text:p text:style-name="Листинг">n=k;</text:p>
      <text:p text:style-name="Листинг">m=p;</text:p>
      <text:p text:style-name="Листинг">//При создании матрицы fl всегда true</text:p>
      <text:p text:style-name="Листинг">fl=true;</text:p>
      <text:p text:style-name="Листинг">a=new float*[n];</text:p>
      <text:p text:style-name="Листинг">for(i=0;i&lt;n;i++)</text:p>
      <text:p text:style-name="Листинг">a[i]=new float[m];</text:p>
      <text:p text:style-name="Листинг"/>
      <text:p text:style-name="Листинг">if (pr)</text:p>
      <text:p text:style-name="Листинг">{</text:p>
      <text:p text:style-name="Листинг">cout&lt;&lt;"Введите матрицу"&lt;&lt;endl;</text:p>
      <text:p text:style-name="Листинг">for(i=0;i&lt;n;i++)</text:p>
      <text:p text:style-name="Листинг">for(j=0;j&lt;m;j++)</text:p>
      <text:p text:style-name="Листинг">cin&gt;&gt;a[i][j];</text:p>
      <text:p text:style-name="Листинг">}</text:p>
      <text:p text:style-name="Листинг">else</text:p>
      <text:p text:style-name="Листинг">for(i=0;i&lt;n;i++)</text:p>
      <text:p text:style-name="Листинг">for(j=0;j&lt;m;j++)</text:p>
      <text:p text:style-name="Листинг">a[i][j]=0;</text:p>
      <text:p text:style-name="Листинг">}</text:p>
      <text:p text:style-name="Листинг">//Констурутор копирования</text:p>
      <text:p text:style-name="Листинг">matrix::matrix(const matrix &amp; A1)</text:p>
      <text:p text:style-name="Листинг"><text:soft-page-break/>{</text:p>
      <text:p text:style-name="Листинг"><text:tab/>int i,j;</text:p>
      <text:p text:style-name="Листинг"><text:tab/>n=A1.n;</text:p>
      <text:p text:style-name="Листинг"><text:tab/>m=A1.m;</text:p>
      <text:p text:style-name="Листинг"><text:tab/>a=new float*[n];</text:p>
      <text:p text:style-name="Листинг">for(i=0;i&lt;n;i++)</text:p>
      <text:p text:style-name="Листинг">a[i]=new float[m];</text:p>
      <text:p text:style-name="Листинг">for(i=0;i&lt;n;i++)</text:p>
      <text:p text:style-name="Листинг">for(j=0;j&lt;m;j++)</text:p>
      <text:p text:style-name="Листинг">a[i][j]=A1.a[i][j];</text:p>
      <text:p text:style-name="Листинг">fl=A1.fl;</text:p>
      <text:p text:style-name="Листинг">}</text:p>
      <text:p text:style-name="Листинг">matrix::~matrix()</text:p>
      <text:p text:style-name="Листинг">{int i;</text:p>
      <text:p text:style-name="Листинг"><text:tab/>cout&lt;&lt;"Вызов деструктора\n";</text:p>
      <text:p text:style-name="Листинг"><text:tab/>for(i=0;i&lt;n;i++)</text:p>
      <text:p text:style-name="Листинг"><text:tab/>delete[] a[i];</text:p>
      <text:p text:style-name="Листинг"><text:tab/>delete[] a;</text:p>
      <text:p text:style-name="Листинг"><text:tab/>cout&lt;&lt;"Очищена память\n";</text:p>
      <text:p text:style-name="Листинг">}</text:p>
      <text:p text:style-name="Листинг">//Перегрузка операции сложения матриц.</text:p>
      <text:p text:style-name="Листинг">matrix matrix::operator+(matrix M)</text:p>
      <text:p text:style-name="Листинг">{</text:p>
      <text:p text:style-name="Листинг">int i,j;</text:p>
      <text:p text:style-name="Листинг">//Временная матрица temp для хранения результата</text:p>
      <text:p text:style-name="Листинг">// сложения двух матриц.</text:p>
      <text:p text:style-name="Листинг">matrix temp(n,m,false);<text:tab/></text:p>
      <text:p text:style-name="Листинг">//Если обе матрицы одинакового размера, то</text:p>
      <text:p text:style-name="Листинг">if ((n==M.n)&amp;&amp;(m==M.m))</text:p>
      <text:p text:style-name="Листинг">{</text:p>
      <text:p text:style-name="Листинг">//формируем матрицу temp, как сумму матриц.</text:p>
      <text:p text:style-name="Листинг">for(i=0;i&lt;n;i++)</text:p>
      <text:p text:style-name="Листинг">for(j=0;j&lt;m;j++)</text:p>
      <text:p text:style-name="Листинг">temp.a[i][j]=a[i][j]+M.a[i][j];</text:p>
      <text:p text:style-name="Листинг">//a[i][j]+=M.a[i][j];</text:p>
      <text:p text:style-name="Листинг">}</text:p>
      <text:p text:style-name="Листинг">else</text:p>
      <text:p text:style-name="Листинг">//Если размеры матриц не совпадают, то fl=false</text:p>
      <text:p text:style-name="Листинг">// (результирующую матрицу сформировать не</text:p>
      <text:p text:style-name="Листинг">// удалось).</text:p>
      <text:p text:style-name="Листинг">//temp.fl=false;</text:p>
      <text:p text:style-name="Листинг">fl=false;</text:p>
      <text:p text:style-name="Листинг">//Возвращаем матрицу temp, как результат операции.</text:p>
      <text:p text:style-name="Листинг">return temp;</text:p>
      <text:p text:style-name="Листинг"><text:soft-page-break/>}</text:p>
      <text:p text:style-name="Листинг">//Перегрузка операции вычитания матриц.</text:p>
      <text:p text:style-name="Листинг">matrix matrix::operator-(matrix M)</text:p>
      <text:p text:style-name="Листинг">{</text:p>
      <text:p text:style-name="Листинг">int i,j;</text:p>
      <text:p text:style-name="Листинг">//Временная матрица temp для хранения результата</text:p>
      <text:p text:style-name="Листинг">// вычитания двух матриц.</text:p>
      <text:p text:style-name="Листинг">matrix temp(n,m,false);</text:p>
      <text:p text:style-name="Листинг">//Если обе матрицы одинакового размера, то</text:p>
      <text:p text:style-name="Листинг">if ((n==M.n)&amp;&amp;(m==M.m))</text:p>
      <text:p text:style-name="Листинг">{</text:p>
      <text:p text:style-name="Листинг">//формируем матрицу temp, как разность матриц.</text:p>
      <text:p text:style-name="Листинг">for(i=0;i&lt;n;i++)</text:p>
      <text:p text:style-name="Листинг">for(j=0;j&lt;m;j++)</text:p>
      <text:p text:style-name="Листинг">temp.a[i][j]=a[i][j]-M.a[i][j];</text:p>
      <text:p text:style-name="Листинг">}</text:p>
      <text:p text:style-name="Листинг">else</text:p>
      <text:p text:style-name="Листинг">//Если размеры матриц не совпадают, то fl=false </text:p>
      <text:p text:style-name="Листинг">//(результирующую матрицу </text:p>
      <text:p text:style-name="Листинг">//сформировать не удалось).</text:p>
      <text:p text:style-name="Листинг">temp.fl=false;</text:p>
      <text:p text:style-name="Листинг">//Возвращаем матрицу temp, как результат операции.</text:p>
      <text:p text:style-name="Листинг">return temp;</text:p>
      <text:p text:style-name="Листинг">}</text:p>
      <text:p text:style-name="Листинг">//Перегрузка операции умножения матриц</text:p>
      <text:p text:style-name="Листинг">matrix matrix::operator*(matrix M)</text:p>
      <text:p text:style-name="Листинг">{</text:p>
      <text:p text:style-name="Листинг">int i,j,k;</text:p>
      <text:p text:style-name="Листинг">//Временная матрица temp для хранения результата </text:p>
      <text:p text:style-name="Листинг">//умножения двух матриц.</text:p>
      <text:p text:style-name="Листинг">matrix temp(n,M.m,false);</text:p>
      <text:p text:style-name="Листинг">//Если количество столбцов в первой матрицы</text:p>
      <text:p text:style-name="Листинг">// совпадает с количеством строк </text:p>
      <text:p text:style-name="Листинг">//во второй матрицы, то</text:p>
      <text:p text:style-name="Листинг">if ((m==M.n))</text:p>
      <text:p text:style-name="Листинг">{</text:p>
      <text:p text:style-name="Листинг">//выполняем умножение матриц</text:p>
      <text:p text:style-name="Листинг">for(i=0;i&lt;n;i++)</text:p>
      <text:p text:style-name="Листинг">for(j=0;j&lt;M.m;j++)</text:p>
      <text:p text:style-name="Листинг">for(k=0,temp.a[i][j]=0;k&lt;m;k++)</text:p>
      <text:p text:style-name="Листинг">temp.a[i][j]+=a[i][k]*M.a[k][j];</text:p>
      <text:p text:style-name="Листинг">}</text:p>
      <text:p text:style-name="P86">//Если количество столбцов в первой матрицы не</text:p>
      <text:p text:style-name="P86">// совпадает с количеством строк во второй</text:p>
      <text:p text:style-name="P86"><text:soft-page-break/>// матрицы, то fl=false (результирующую матрицу </text:p>
      <text:p text:style-name="Листинг">//сформировать не удалось).</text:p>
      <text:p text:style-name="Листинг">else</text:p>
      <text:p text:style-name="Листинг">temp.fl=false;</text:p>
      <text:p text:style-name="Листинг">//Возвращаем матрицу temp, как результат операции</text:p>
      <text:p text:style-name="Листинг">return temp;</text:p>
      <text:p text:style-name="Листинг">}</text:p>
      <text:p text:style-name="P86">//Перегрузка операции * для выполнения операции</text:p>
      <text:p text:style-name="P86">// умножения матрицы на вещественное число.</text:p>
      <text:p text:style-name="Листинг">matrix matrix::operator*(float M)</text:p>
      <text:p text:style-name="Листинг">{</text:p>
      <text:p text:style-name="Листинг">int i,j;</text:p>
      <text:p text:style-name="Листинг">matrix temp(n,m,false);</text:p>
      <text:p text:style-name="Листинг">for(i=0;i&lt;n;i++)</text:p>
      <text:p text:style-name="Листинг">for(j=0;j&lt;m;j++)</text:p>
      <text:p text:style-name="Листинг">temp.a[i][j]=a[i][j]*M;</text:p>
      <text:p text:style-name="Листинг">//Возвращаем матрицу temp, как результат операции.</text:p>
      <text:p text:style-name="Листинг">return temp;</text:p>
      <text:p text:style-name="Листинг">}</text:p>
      <text:p text:style-name="Листинг"/>
      <text:p text:style-name="Листинг">//Метод вывода матрицы.</text:p>
      <text:p text:style-name="Листинг">void matrix::show_matrix()</text:p>
      <text:p text:style-name="Листинг">{</text:p>
      <text:p text:style-name="Листинг">int i,j;</text:p>
      <text:p text:style-name="Листинг">//Если матрица сформирована, то выводим ее на </text:p>
      <text:p text:style-name="Листинг">//экран.</text:p>
      <text:p text:style-name="Листинг">if (fl)</text:p>
      <text:p text:style-name="Листинг">{</text:p>
      <text:p text:style-name="Листинг"/>
      <text:p text:style-name="Листинг">for(i=0;i&lt;n;cout&lt;&lt;endl,i++)</text:p>
      <text:p text:style-name="Листинг">for(j=0;j&lt;m;j++)</text:p>
      <text:p text:style-name="Листинг">cout&lt;&lt;a[i][j]&lt;&lt;"\t";</text:p>
      <text:p text:style-name="Листинг">}</text:p>
      <text:p text:style-name="Листинг">//Если матрицу сформировать не удалось, то выводим</text:p>
      <text:p text:style-name="Листинг">// сообщение об этом на экран.</text:p>
      <text:p text:style-name="Листинг">else</text:p>
      <text:p text:style-name="Листинг">cout&lt;&lt;"Матрица не существет"&lt;&lt;endl;</text:p>
      <text:p text:style-name="Листинг">}</text:p>
      <text:p text:style-name="P43">Результат</text:p>
      <text:p text:style-name="P5">Вызов Конструктора</text:p>
      <text:p text:style-name="P5">Введите матрицу</text:p>
      <text:p text:style-name="P5">1 2 3</text:p>
      <text:p text:style-name="P5">2 3 4</text:p>
      <text:p text:style-name="P5">3 4 5</text:p>
      <text:p text:style-name="P5"><text:soft-page-break/>Вызов Конструктора</text:p>
      <text:p text:style-name="P5">Введите матрицу</text:p>
      <text:p text:style-name="P5">4 5 6</text:p>
      <text:p text:style-name="P5">5 6 7</text:p>
      <text:p text:style-name="P5">6 7 8</text:p>
      <text:p text:style-name="P5">Вызов Конструктора</text:p>
      <text:p text:style-name="P5">Вызов деструктора</text:p>
      <text:p text:style-name="P5">Очищена память</text:p>
      <text:p text:style-name="P5">Матрица a1</text:p>
      <text:p text:style-name="P5">1<text:tab/>2<text:tab/>3<text:tab/></text:p>
      <text:p text:style-name="P5">2<text:tab/>3<text:tab/>4<text:tab/></text:p>
      <text:p text:style-name="P5">3<text:tab/>4<text:tab/>5<text:tab/></text:p>
      <text:p text:style-name="P5">Матрица a1+b1</text:p>
      <text:p text:style-name="P5">5<text:tab/>7<text:tab/>9<text:tab/></text:p>
      <text:p text:style-name="P5">7<text:tab/>9<text:tab/>11<text:tab/></text:p>
      <text:p text:style-name="P5">9<text:tab/>11<text:tab/>13<text:tab/></text:p>
      <text:p text:style-name="P5">Вызов Конструктора</text:p>
      <text:p text:style-name="P5">Матрица 5*b1</text:p>
      <text:p text:style-name="P5">20<text:tab/>25<text:tab/>30<text:tab/></text:p>
      <text:p text:style-name="P5">25<text:tab/>30<text:tab/>35<text:tab/></text:p>
      <text:p text:style-name="P5">30<text:tab/>35<text:tab/>40<text:tab/></text:p>
      <text:p text:style-name="P5">Вызов Конструктора</text:p>
      <text:p text:style-name="P5">Вызов Конструктора</text:p>
      <text:p text:style-name="P5">Вызов Конструктора</text:p>
      <text:p text:style-name="P5">Вызов Конструктора</text:p>
      <text:p text:style-name="P5">Вызов деструктора</text:p>
      <text:p text:style-name="P5">Очищена память</text:p>
      <text:p text:style-name="P5">Вызов деструктора</text:p>
      <text:p text:style-name="P5">Очищена память</text:p>
      <text:p text:style-name="P5">Вызов деструктора</text:p>
      <text:p text:style-name="P5">Очищена память</text:p>
      <text:p text:style-name="P5">Вызов деструктора</text:p>
      <text:p text:style-name="P5">Очищена память</text:p>
      <text:p text:style-name="P5">Вызов деструктора</text:p>
      <text:p text:style-name="P5">Очищена память</text:p>
      <text:p text:style-name="P5">Вызов деструктора</text:p>
      <text:p text:style-name="P5">Очищена память</text:p>
      <text:p text:style-name="P5">Матрица a1*b1-b1*a1*a1</text:p>
      <text:p text:style-name="P5">-280<text:tab/>-415<text:tab/>-550<text:tab/></text:p>
      <text:p text:style-name="P5">-325<text:tab/>-484<text:tab/>-643<text:tab/></text:p>
      <text:p text:style-name="P5">-370<text:tab/>-553<text:tab/>-736<text:tab/></text:p>
      <text:p text:style-name="P5">Вызов деструктора</text:p>
      <text:p text:style-name="P5">Очищена память</text:p>
      <text:p text:style-name="P5">Вызов деструктора</text:p>
      <text:p text:style-name="P5"><text:soft-page-break/>Очищена память</text:p>
      <text:p text:style-name="P5">Вызов деструктора</text:p>
      <text:p text:style-name="P5">Очищена память</text:p>
      <text:p text:style-name="P5">Вызов деструктора</text:p>
      <text:p text:style-name="P5">Очищена память</text:p>
      <text:p text:style-name="P5">Вызов деструктора</text:p>
      <text:p text:style-name="P5">Очищена память</text:p>
      <text:p text:style-name="P44">Понимание механизма работы декструктора, адресной арифметики и и оператора присваивания в классе matrix позволит избегать ошибок, описанных выше.</text:p>
      <text:p text:style-name="P47"><text:span text:style-name="T6">П</text:span><text:span text:style-name="T9">редложенное решение наверняка не является оптимальным, но оно работающее. </text:span><text:span text:style-name="T6">П</text:span>редлагается самостоятельно <text:span text:style-name="T99">написать лучше, </text:span>дополни<text:span text:style-name="T99">в</text:span> класс <text:span text:style-name="T88">matrix </text:span>метод<text:span text:style-name="T7">ами</text:span> вычисления определителя и обратной матрицы.</text:p>
      <text:h text:style-name="P95" text:outline-level="2"><text:bookmark-start text:name="__RefHeading___Toc165726329"/>Наследование<text:bookmark-end text:name="__RefHeading___Toc165726329"/></text:h>
      <text:p text:style-name="P22">Одной из основных особенностей ООП является возможность наследования. <text:span text:style-name="T12">Наследование</text:span><text:alphabetical-index-mark text:string-value=" наследование" text:key1="Класс"/> – это способ повторного использования программного обеспечения, при котором новые <text:span text:style-name="T12">производные</text:span> классы (наследники) создаются на базе уже существующих <text:span text:style-name="T12">базовых</text:span> классов (родителей). При создании новый класс является наследником членов и методов ранее определенного базового класса. Создаваемый путем наследования класс является <text:span text:style-name="T12">производным</text:span> (derived class) <text:alphabetical-index-mark text:string-value=" производный класс" text:key1="Класс" text:key2=" наследование"/>, который в свою очередь может выступать в качестве <text:span text:style-name="T12">базового</text:span> класса <text:alphabetical-index-mark text:string-value=" базовый класс" text:key1="Класс" text:key2=" наследование"/><text:s/>(based class) для создаваемых классов. Если имена методов производного и базового классов совпадают, то методы производного класса перегружают методы базового класса.</text:p>
      <text:p text:style-name="P22">При использовании наследования члены и методы кроме свойств public и private могут иметь свойство protected. Для одиночного класса описатели protected и private равносильны. Разница между protected и private проявляется при наследовании, закрытые члены и методы, объявленные в базовом классе, как protected, в производном могут использоваться, как открытые (public). <text:span text:style-name="T12">Защищенные</text:span>(protected) <text:alphabetical-index-mark text:string-value=" защищенные члены и методы" text:key1="Класс"/><text:s/>члены и методы <text:s/>являются чем-то промежуточным между public и private.</text:p>
      <text:p text:style-name="P22">При создании производного класса используется следующий синтаксис.</text:p>
      <text:p text:style-name="Листинг">class name_derived_class:</text:p>
      <text:p text:style-name="Листинг">type_inheritance base_class </text:p>
      <text:p text:style-name="Листинг">{</text:p>
      <text:p text:style-name="Листинг">// закрытые члены и методы класса</text:p>
      <text:p text:style-name="Листинг">... </text:p>
      <text:p text:style-name="Листинг">public:</text:p>
      <text:p text:style-name="Листинг">// открыте члены и методы класса</text:p>
      <text:p text:style-name="Листинг">...</text:p>
      <text:p text:style-name="Листинг">protected:</text:p>
      <text:p text:style-name="Листинг"><text:soft-page-break/>// защищенные члены и методы класса</text:p>
      <text:p text:style-name="Листинг">...</text:p>
      <text:p text:style-name="Листинг">};</text:p>
      <text:p text:style-name="P22">Здесь </text:p>
      <text:p text:style-name="P22"><text:span text:style-name="T66">name_derived_clas</text:span>s – имя создаваемого производного класса,</text:p>
      <text:p text:style-name="P22"><text:span text:style-name="T66">type_inheritance</text:span> – способ наследования, возможны следующие способы наследования <text:span text:style-name="T66">public</text:span>, <text:span text:style-name="T66">private</text:span> и <text:span text:style-name="T66">protected</text:span>.</text:p>
      <text:p text:style-name="P22"><text:span text:style-name="T66">base_class</text:span> – имя базового типа.</text:p>
      <text:p text:style-name="P22">Следует различать тип доступа к элементом в базовом классе и тип наследования<text:span text:style-name="T52">.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537235954848">
          <table:table-cell table:style-name="Таблица1.A1" office:value-type="string">
            <text:p text:style-name="P4">Способ доступа</text:p>
          </table:table-cell>
          <table:table-cell table:style-name="Таблица1.A1" office:value-type="string">
            <text:p text:style-name="P4">Спецификатор в базовом классе</text:p>
          </table:table-cell>
          <table:table-cell table:style-name="Таблица1.C1" office:value-type="string">
            <text:p text:style-name="P4">Доступ в производном классе</text:p>
          </table:table-cell>
        </table:table-row>
        <table:table-row table:style-name="TableLine94537234423184">
          <table:table-cell table:style-name="Таблица1.A2" office:value-type="string">
            <text:p text:style-name="P2">private</text:p>
          </table:table-cell>
          <table:table-cell table:style-name="Таблица1.A2" office:value-type="string">
            <text:p text:style-name="Table_20_Contents">private</text:p>
            <text:p text:style-name="Table_20_Contents">protected</text:p>
            <text:p text:style-name="Table_20_Contents">public</text:p>
          </table:table-cell>
          <table:table-cell table:style-name="Таблица1.C2" office:value-type="string">
            <text:p text:style-name="P3">нет</text:p>
            <text:p text:style-name="P90">private</text:p>
            <text:p text:style-name="P90">private</text:p>
          </table:table-cell>
        </table:table-row>
        <table:table-row table:style-name="TableLine94537234410176">
          <table:table-cell table:style-name="Таблица1.A2" office:value-type="string">
            <text:p text:style-name="P2">protected</text:p>
          </table:table-cell>
          <table:table-cell table:style-name="Таблица1.A2" office:value-type="string">
            <text:p text:style-name="P90">private</text:p>
            <text:p text:style-name="P90">protected</text:p>
            <text:p text:style-name="P90">public</text:p>
          </table:table-cell>
          <table:table-cell table:style-name="Таблица1.C2" office:value-type="string">
            <text:p text:style-name="P3">нет</text:p>
            <text:p text:style-name="P90">protected</text:p>
            <text:p text:style-name="P90">protected</text:p>
          </table:table-cell>
        </table:table-row>
        <table:table-row table:style-name="TableLine94537234428896">
          <table:table-cell table:style-name="Таблица1.A2" office:value-type="string">
            <text:p text:style-name="P2">public</text:p>
          </table:table-cell>
          <table:table-cell table:style-name="Таблица1.A2" office:value-type="string">
            <text:p text:style-name="P90">private</text:p>
            <text:p text:style-name="P90">protected</text:p>
            <text:p text:style-name="P90">public</text:p>
          </table:table-cell>
          <table:table-cell table:style-name="Таблица1.C2" office:value-type="string">
            <text:p text:style-name="P3">нет</text:p>
            <text:p text:style-name="P90">protected</text:p>
            <text:p text:style-name="P90">public</text:p>
          </table:table-cell>
        </table:table-row>
      </table:table>
      <text:p text:style-name="P22"/>
      <text:p text:style-name="P26">При порождении производного класса из базового, имеющего конструктор, <text:s/><text:span text:style-name="T13">конструктор базового типа необходимо вызывать из конструктора производного класса</text:span>. <text:span text:style-name="T46">Конструкторы не наследуются</text:span>, поэтому производный класс должен иметь собственные конструкторы. Если в <text:span text:style-name="T46">конструкторе производного класса отсутствует</text:span> явный вызов конструктора базового типа, то он вызывается <text:span text:style-name="T46">автоматически без параметров</text:span>. В случае нескольких уровней наследования конструкторы вызываются, начиная с верхнего уровня. В случае нескольких базовых типов их конструкторы вызываются в порядке объявления. </text:p>
      <text:p text:style-name="P22">Если в описании класса есть ссылка на описываемый позже класс, то его надо просто объявить с помощью оператора</text:p>
      <text:p text:style-name="Листинг">class new_class;</text:p>
      <text:p text:style-name="P22">Это описание аналогично описанию прототипов функции.</text:p>
      <text:p text:style-name="P22">Зачастую при наследовании появляются методы, которые в различных производных классах работают по различным алгоритмам, но имеют одинаковые выходные параметры и возвращаемое значение. Такие методы называются <text:span text:style-name="T12">виртуальными</text:span> <text:alphabetical-index-mark text:string-value=" виртуальные методы" text:key1="Класс" text:key2=" наследование"/>и описываются с помощью служебного слова virtual. </text:p>
      <text:p text:style-name="P22">В качестве примера приведем абстрактный базовый класс figure (фигура), на базе которого можно построить производные классы для реальных фигур (эллипс, окружность, квадрат, ромб, прямоугольник, треугольник и т.д.). На листинге приведен базовый класс <text:span text:style-name="T52">figure</text:span> и производ<text:soft-page-break/>ные классы _<text:span text:style-name="T52">circle</text:span> (окружность) и <text:span text:style-name="T52">RecTangle</text:span> (прямоугольник).</text:p>
      <text:p text:style-name="Листинг">#include &lt;iostream&gt;</text:p>
      <text:p text:style-name="Листинг">#include &lt;math.h&gt;</text:p>
      <text:p text:style-name="Листинг">#define PI 3.14159</text:p>
      <text:p text:style-name="Листинг">using namespace std;</text:p>
      <text:p text:style-name="Листинг">//Базовый класс figure.</text:p>
      <text:p text:style-name="Листинг">class figure</text:p>
      <text:p text:style-name="Листинг">{</text:p>
      <text:p text:style-name="Листинг">public:</text:p>
      <text:p text:style-name="Листинг">//n – количество сторон фигуры, для окружности</text:p>
      <text:p text:style-name="Листинг">// n=1.</text:p>
      <text:p text:style-name="Листинг">int n;</text:p>
      <text:p text:style-name="Листинг">//p – массив длин сторон фигуры, для окружности в</text:p>
      <text:p text:style-name="Листинг">// p хранится радиус.</text:p>
      <text:p text:style-name="Листинг">float *p;</text:p>
      <text:p text:style-name="Листинг">//Конструктор.</text:p>
      <text:p text:style-name="Листинг">figure();</text:p>
      <text:p text:style-name="Листинг">//Метод вычисления периметра фигуры.</text:p>
      <text:p text:style-name="Листинг">float perimetr();</text:p>
      <text:p text:style-name="Листинг">//Метод вычисления площади фигуры.</text:p>
      <text:p text:style-name="Листинг">virtual float square();</text:p>
      <text:p text:style-name="Листинг">//Метод вывода информации о фигуре: ее название,// периметр, площадь и т.д.</text:p>
      <text:p text:style-name="Листинг">virtual void show_parametri();</text:p>
      <text:p text:style-name="Листинг">};</text:p>
      <text:p text:style-name="Листинг">//Конструктор класса фигуры.</text:p>
      <text:p text:style-name="Листинг">figure::figure()</text:p>
      <text:p text:style-name="Листинг">{</text:p>
      <text:p text:style-name="Листинг">cout&lt;&lt;"Это абстрактный конструктор"&lt;&lt;endl;</text:p>
      <text:p text:style-name="Листинг">}</text:p>
      <text:p text:style-name="Листинг">//Метод вычисления периметра, он будет перегружаться только в классе </text:p>
      <text:p text:style-name="Листинг">//_circle.</text:p>
      <text:p text:style-name="Листинг">float figure::perimetr()</text:p>
      <text:p text:style-name="Листинг">{</text:p>
      <text:p text:style-name="Листинг">int i;</text:p>
      <text:p text:style-name="Листинг">float psum;</text:p>
      <text:p text:style-name="Листинг">for(psum=0,i=0;i&lt;n;psum+=p[i],i++);</text:p>
      <text:p text:style-name="Листинг">return psum;</text:p>
      <text:p text:style-name="Листинг">}</text:p>
      <text:p text:style-name="Листинг">//Метод вычисления площади, пока он абстрактный, в</text:p>
      <text:p text:style-name="Листинг">// каждом классе будет</text:p>
      <text:p text:style-name="Листинг">//перегружаться реальным методом.</text:p>
      <text:p text:style-name="Листинг">float figure::square()</text:p>
      <text:p text:style-name="Листинг"><text:soft-page-break/>{</text:p>
      <text:p text:style-name="Листинг">cout&lt;&lt;"Нет площади абстрактной фигулы"&lt;&lt;endl;</text:p>
      <text:p text:style-name="Листинг">return 0;</text:p>
      <text:p text:style-name="Листинг">}</text:p>
      <text:p text:style-name="Листинг">//Метод вывода информации о фигуре будет </text:p>
      <text:p text:style-name="Листинг">//перегружаться в каждом производном классе.</text:p>
      <text:p text:style-name="Листинг"/>
      <text:p text:style-name="Листинг">void figure::show_parametri()</text:p>
      <text:p text:style-name="Листинг">{</text:p>
      <text:p text:style-name="Листинг">cout&lt;&lt;"Абстрактная фигура"&lt;&lt;endl;</text:p>
      <text:p text:style-name="Листинг">}</text:p>
      <text:p text:style-name="Листинг">//Производный класс _circle (окружность),</text:p>
      <text:p text:style-name="Листинг">// основанный на классе figure.</text:p>
      <text:p text:style-name="Листинг">class _circle:public figure</text:p>
      <text:p text:style-name="Листинг">{</text:p>
      <text:p text:style-name="Листинг">public:</text:p>
      <text:p text:style-name="Листинг">//Конструтор</text:p>
      <text:p text:style-name="Листинг">_circle();</text:p>
      <text:p text:style-name="Листинг">//Перегружаемые методы //perimetr(),square(),show_parametri().</text:p>
      <text:p text:style-name="Листинг">float perimetr();</text:p>
      <text:p text:style-name="Листинг">virtual float square();</text:p>
      <text:p text:style-name="Листинг">virtual void show_parametri();</text:p>
      <text:p text:style-name="Листинг">};</text:p>
      <text:p text:style-name="Листинг">//Производный класс RecTangle (прямоугольник),</text:p>
      <text:p text:style-name="Листинг">// основанный на классе </text:p>
      <text:p text:style-name="Листинг">//figure.</text:p>
      <text:p text:style-name="Листинг">class RecTangle:public figure</text:p>
      <text:p text:style-name="Листинг">{</text:p>
      <text:p text:style-name="Листинг">public:</text:p>
      <text:p text:style-name="Листинг">//Конструктор.</text:p>
      <text:p text:style-name="Листинг">RecTangle();</text:p>
      <text:p text:style-name="Листинг">//Перегружаемые методы square(),show_parametri().</text:p>
      <text:p text:style-name="Листинг">virtual float square();</text:p>
      <text:p text:style-name="Листинг">virtual void show_parametri();</text:p>
      <text:p text:style-name="Листинг">};</text:p>
      <text:p text:style-name="Листинг">//Главная функция.</text:p>
      <text:p text:style-name="Листинг">int main()</text:p>
      <text:p text:style-name="Листинг">{</text:p>
      <text:p text:style-name="Листинг">_circle RR;</text:p>
      <text:p text:style-name="Листинг">RR.show_parametri();</text:p>
      <text:p text:style-name="Листинг">RecTangle PP;</text:p>
      <text:p text:style-name="Листинг">PP.show_parametri();</text:p>
      <text:p text:style-name="Листинг">return 0;</text:p>
      <text:p text:style-name="Листинг"><text:soft-page-break/>}</text:p>
      <text:p text:style-name="Листинг">//Конструктор класса _circle.</text:p>
      <text:p text:style-name="Листинг">_circle::_circle()</text:p>
      <text:p text:style-name="Листинг">{</text:p>
      <text:p text:style-name="Листинг">cout&lt;&lt;"Это конструктор класса _circle"&lt;&lt;endl;</text:p>
      <text:p text:style-name="Листинг">cout&lt;&lt;"Параметры окружности"&lt;&lt;endl;</text:p>
      <text:p text:style-name="Листинг">//В качестве сторон окружности выступает </text:p>
      <text:p text:style-name="Листинг">//единственный параметр радиус.</text:p>
      <text:p text:style-name="Листинг">n=1;</text:p>
      <text:p text:style-name="Листинг">p=new float[n];</text:p>
      <text:p text:style-name="Листинг">cout&lt;&lt;"Введите радиус";</text:p>
      <text:p text:style-name="Листинг">cin&gt;&gt;p[0];</text:p>
      <text:p text:style-name="Листинг">}</text:p>
      <text:p text:style-name="Листинг">//Метод вычисления периметра окружности.</text:p>
      <text:p text:style-name="Листинг">float _circle::perimetr()</text:p>
      <text:p text:style-name="Листинг">{</text:p>
      <text:p text:style-name="Листинг">return 2*PI*p[0];</text:p>
      <text:p text:style-name="Листинг">}</text:p>
      <text:p text:style-name="Листинг">//Метод вычисления площади окружности.</text:p>
      <text:p text:style-name="Листинг">float _circle::square()</text:p>
      <text:p text:style-name="Листинг">{</text:p>
      <text:p text:style-name="Листинг">return PI*p[0]*p[0];</text:p>
      <text:p text:style-name="Листинг">}</text:p>
      <text:p text:style-name="Листинг">//Метод вывода параметров окружности.</text:p>
      <text:p text:style-name="Листинг">void _circle::show_parametri()</text:p>
      <text:p text:style-name="Листинг">{</text:p>
      <text:p text:style-name="Листинг">//Вывод сообщения о том, что это окружность.</text:p>
      <text:p text:style-name="Листинг">cout&lt;&lt;"Это окружность"&lt;&lt;endl;</text:p>
      <text:p text:style-name="Листинг">//Вывод радиуса окружности.</text:p>
      <text:p text:style-name="Листинг">cout&lt;&lt;"Радиус="&lt;&lt;p[0]&lt;&lt;endl;</text:p>
      <text:p text:style-name="Листинг">//Вывод периметра окружности.</text:p>
      <text:p text:style-name="Листинг">cout&lt;&lt;"Периметр="&lt;&lt;perimetr()&lt;&lt;endl;</text:p>
      <text:p text:style-name="Листинг">//Вывод площади окружности.</text:p>
      <text:p text:style-name="Листинг">cout&lt;&lt;"Площадь круга="&lt;&lt;square()&lt;&lt;endl;</text:p>
      <text:p text:style-name="Листинг">}</text:p>
      <text:p text:style-name="Листинг">//Конструктор класса RecTangle.</text:p>
      <text:p text:style-name="Листинг">RecTangle::RecTangle()</text:p>
      <text:p text:style-name="Листинг">{</text:p>
      <text:p text:style-name="Листинг">cout&lt;&lt;"Это конструктор класса Rectangle"&lt;&lt;endl;</text:p>
      <text:p text:style-name="Листинг">cout&lt;&lt;"Параметры прямоугольника "&lt;&lt;endl;</text:p>
      <text:p text:style-name="Листинг">//Количество сторон =4.</text:p>
      <text:p text:style-name="Листинг">n=4;</text:p>
      <text:p text:style-name="Листинг">p=new float[n];</text:p>
      <text:p text:style-name="Листинг">//Ввод длин сторон прямоугольника.</text:p>
      <text:p text:style-name="Листинг"><text:soft-page-break/>cout&lt;&lt;"Введите длины сторон";</text:p>
      <text:p text:style-name="Листинг">cin&gt;&gt;p[0]&gt;&gt;p[1];</text:p>
      <text:p text:style-name="Листинг">p[2]=p[0];</text:p>
      <text:p text:style-name="Листинг">p[3]=p[1];</text:p>
      <text:p text:style-name="Листинг">}</text:p>
      <text:p text:style-name="Листинг">//Метод вычисления площади прямоугольника.</text:p>
      <text:p text:style-name="Листинг">float RecTangle::square()</text:p>
      <text:p text:style-name="Листинг">{</text:p>
      <text:p text:style-name="Листинг">return p[0]*p[1];</text:p>
      <text:p text:style-name="Листинг">}</text:p>
      <text:p text:style-name="Листинг">//Метод вывода параметров прямоугольника.</text:p>
      <text:p text:style-name="Листинг">void RecTangle::show_parametri()</text:p>
      <text:p text:style-name="Листинг">{</text:p>
      <text:p text:style-name="Листинг">//Вывод сообщения о том, что это прямоугольник.</text:p>
      <text:p text:style-name="Листинг">cout&lt;&lt;"Это прямоугольник"&lt;&lt;endl;</text:p>
      <text:p text:style-name="Листинг">//Вывод длин сторон прямоугольника.</text:p>
      <text:p text:style-name="Листинг">cout&lt;&lt;"a="&lt;&lt;p[0]&lt;&lt;" b="&lt;&lt;p[1]&lt;&lt;endl;</text:p>
      <text:p text:style-name="Листинг">//Вывод периметра прямоугольника. Обратите внимание,</text:p>
      <text:p text:style-name="Листинг">// что в классе RecTangle вызывается метод perimetr()</text:p>
      <text:p text:style-name="Листинг">// базового класса (figure).</text:p>
      <text:p text:style-name="Листинг">cout&lt;&lt;"Периметр="&lt;&lt;perimetr()&lt;&lt;endl;</text:p>
      <text:p text:style-name="Листинг">//Вывод площади прямоугольника.</text:p>
      <text:p text:style-name="Листинг">cout&lt;&lt;"Площадь="&lt;&lt;square()&lt;&lt;endl;</text:p>
      <text:p text:style-name="Листинг">}</text:p>
      <text:p text:style-name="Text_20_body">Ниже приведены результаты работы программы, рекомендуем читателю их изучить внимательно, чтобы понять механизм взаимодействия между производными и базовыми классами.</text:p>
      <text:p text:style-name="P5">Это абстрактный конструктор</text:p>
      <text:p text:style-name="P5">Это конструктор класса _circle</text:p>
      <text:p text:style-name="P5">Параметры окружности</text:p>
      <text:p text:style-name="P5">Введите радиус 6</text:p>
      <text:p text:style-name="P5">Это окружность</text:p>
      <text:p text:style-name="P5">Радиус=6</text:p>
      <text:p text:style-name="P5">Периметр=37.6991</text:p>
      <text:p text:style-name="P5">Площадь круга=113.097</text:p>
      <text:p text:style-name="P5">Это абстрактный конструктор</text:p>
      <text:p text:style-name="P5">Это конструктор класса Rectangle</text:p>
      <text:p text:style-name="P5">Параметры прямоугольника </text:p>
      <text:p text:style-name="P5">Введите длины сторон 3 7</text:p>
      <text:p text:style-name="P5">Это прямоугольник</text:p>
      <text:p text:style-name="P5">a=3 b=7</text:p>
      <text:p text:style-name="P5">Периметр=20</text:p>
      <text:p text:style-name="P5"><text:soft-page-break/>Площадь=21</text:p>
      <text:p text:style-name="Text_20_body">На этом наше первое знакомство с классами заканчивается. Использование классов позволит писать более компактные программы. Классы рационально использовать при разработке больших комплексов программ, что облегчит их отладку.</text:p>
      <text:h text:style-name="P97" text:outline-level="2">Библиотека STL</text:h>
      <text:p text:style-name="Text_20_body">Наибольшей частью стандартной библиотеки С++ является библиотека STL (Standard Template Library – Стандартная Библиотека Шаблонов). Библиотека STL содержит пять основных видов компонентов:</text:p>
      <text:list xml:id="list4098897270" text:style-name="L10">
        <text:list-item>
          <text:p text:style-name="P116"><text:span text:style-name="T44">контейнер (container)</text:span>: управляет набором объектов в памяти. </text:p>
        </text:list-item>
        <text:list-item>
          <text:p text:style-name="P116"><text:span text:style-name="T44">итератор (iterator)</text:span>: обеспечивает для алгоритма средство доступа к содержимому контейнера. </text:p>
        </text:list-item>
        <text:list-item>
          <text:p text:style-name="P116"><text:span text:style-name="T44">алгоритм (algorithm)</text:span>: определяет вычислительную процедуру. </text:p>
        </text:list-item>
        <text:list-item>
          <text:p text:style-name="P116"><text:span text:style-name="T44">функциональный объект (function object)</text:span>: инкапсулирует функцию в объекте для использования другими компонентами. </text:p>
        </text:list-item>
        <text:list-item>
          <text:p text:style-name="P117"><text:span text:style-name="T44">адаптер (adaptor)</text:span>: адаптирует компонент для обеспечения различного интерфейса. </text:p>
        </text:list-item>
      </text:list>
      <text:p text:style-name="P50">Полноценное изучение библиотеки <text:span text:style-name="T66">STL</text:span> выходит за рамки курса «Технологии программирования». Сейчас мы рассмотрим небольшую <text:span text:style-name="T100">часть библиотеки. </text:span></text:p>
      <text:p text:style-name="P50"><text:span text:style-name="T102">В связи с том, что этот материал </text:span><text:span text:style-name="T10">завершается не только знакомство с ООП, но и с программированием на С++ мы будем рассматривать элементы библиотеки STL на примерах.</text:span></text:p>
      <text:h text:style-name="Heading_20_3" text:outline-level="3">Массивы std::array</text:h>
      <text:p text:style-name="P51"><text:span text:style-name="T101">Конструкция std:array – это одна из альтернатив классическим массивам C и C++. </text:span><text:span text:style-name="T103">Необходимо помнить, <text:s/>что std::array – это массив фиксированной длины.</text:span></text:p>
      <text:p text:style-name="P48">Для работы шаблоном (классом) <text:span text:style-name="T66">array</text:span> необходимо подключить библиотеку <text:span text:style-name="T66">array</text:span></text:p>
      <text:p text:style-name="Листинг">#include &lt;array&gt;</text:p>
      <text:p text:style-name="P49">Инициализация массива <text:span text:style-name="T103">и некоторые операции над ним.</text:span></text:p>
      <text:p text:style-name="P82">#include &lt;iostream&gt;</text:p>
      <text:p text:style-name="P82">#include &lt;array&gt;</text:p>
      <text:p text:style-name="P82">#include &lt;algorithm&gt;</text:p>
      <text:p text:style-name="P82">using namespace std;</text:p>
      <text:p text:style-name="P82">int main(int argc, char **argv)</text:p>
      <text:p text:style-name="P82">{</text:p>
      <text:p text:style-name="P84">//Размер массива n, для array размер массива</text:p>
      <text:p text:style-name="P84">// должен быть ко<text:span text:style-name="T104">н</text:span>стантой.</text:p>
      <text:p text:style-name="P82"><text:tab/>const int n=5;</text:p>
      <text:p text:style-name="P82">//<text:span text:style-name="T104">Определяем </text:span><text:span text:style-name="T105">массив фиксированной длины</text:span></text:p>
      <text:p text:style-name="P82"><text:soft-page-break/><text:tab/>array &lt;double,n&gt; x;</text:p>
      <text:p text:style-name="P82"><text:tab/>cout&lt;&lt;"Введите элементы массива"&lt;&lt;endl;</text:p>
      <text:p text:style-name="P82"><text:tab/>for(int i=0;i&lt;x.size();i++)</text:p>
      <text:p text:style-name="P82"><text:tab/>cin&gt;&gt;x[i];</text:p>
      <text:p text:style-name="P82"><text:tab/>cout&lt;&lt;"Исходный массив"&lt;&lt;endl;</text:p>
      <text:p text:style-name="P82">//<text:span text:style-name="T105">Цикл, который перебирает все элементы массива x</text:span></text:p>
      <text:p text:style-name="P82"><text:tab/>for(double z:x)</text:p>
      <text:p text:style-name="P82"><text:tab/>cout&lt;&lt;z&lt;&lt;" ";</text:p>
      <text:p text:style-name="P82"><text:tab/>cout&lt;&lt;endl;</text:p>
      <text:p text:style-name="P82">//<text:span text:style-name="T105">Сортировка массива по возрастанию</text:span></text:p>
      <text:p text:style-name="P82"><text:tab/>sort(x.begin(),x.end());</text:p>
      <text:p text:style-name="P82"><text:tab/>cout&lt;&lt;"Отсортированный по возрастанию массив"&lt;&lt;endl;</text:p>
      <text:p text:style-name="P82"><text:tab/>for(double z:x)</text:p>
      <text:p text:style-name="P82"><text:tab/>cout&lt;&lt;z&lt;&lt;" ";</text:p>
      <text:p text:style-name="P82"><text:tab/>cout&lt;&lt;endl;</text:p>
      <text:p text:style-name="P83">//<text:span text:style-name="T105">Сортировка массива по убыванию</text:span></text:p>
      <text:p text:style-name="P82"><text:tab/>sort(x.rbegin(),x.rend());</text:p>
      <text:p text:style-name="P82"><text:tab/>cout&lt;&lt;"Отсортированный по убыванию массив"&lt;&lt;endl;</text:p>
      <text:p text:style-name="P82"><text:tab/>for(double z:x)</text:p>
      <text:p text:style-name="P82"><text:tab/>cout&lt;&lt;z&lt;&lt;" ";</text:p>
      <text:p text:style-name="P82"><text:tab/>cout&lt;&lt;endl;</text:p>
      <text:p text:style-name="P82"><text:tab/>return 0;</text:p>
      <text:p text:style-name="P82">}</text:p>
      <text:p text:style-name="Text_20_body">Результат</text:p>
      <text:p text:style-name="P5">Введите элементы массива</text:p>
      <text:p text:style-name="P5">1.2 -0.98 3.45 12.1 9.87</text:p>
      <text:p text:style-name="P5">Исходный массив</text:p>
      <text:p text:style-name="P5">1.2 -0.98 3.45 12.1 9.87 </text:p>
      <text:p text:style-name="P5">Отсортированный по возрастанию массив</text:p>
      <text:p text:style-name="P5">-0.98 1.2 3.45 9.87 12.1 </text:p>
      <text:p text:style-name="P5">Отсортированный по убыванию массив</text:p>
      <text:p text:style-name="P5">12.1 9.87 3.45 1.2 -0.98 </text:p>
      <text:p text:style-name="P13">Рассмотрим некоторые методы класса 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537236296848">
          <table:table-cell table:style-name="Таблица2.A1" office:value-type="string">
            <text:p text:style-name="P14">Метод</text:p>
          </table:table-cell>
          <table:table-cell table:style-name="Таблица2.B1" office:value-type="string">
            <text:p text:style-name="P17">Описание</text:p>
          </table:table-cell>
        </table:table-row>
        <table:table-row table:style-name="TableLine94537235025408">
          <table:table-cell table:style-name="Таблица2.A2" office:value-type="string">
            <text:p text:style-name="P92">begin()</text:p>
          </table:table-cell>
          <table:table-cell table:style-name="Таблица2.B2" office:value-type="string">
            <text:p text:style-name="P17">Указатель на первый элемент массива</text:p>
          </table:table-cell>
        </table:table-row>
        <table:table-row table:style-name="TableLine94537235036384">
          <table:table-cell table:style-name="Таблица2.A2" office:value-type="string">
            <text:p text:style-name="P92">end()</text:p>
          </table:table-cell>
          <table:table-cell table:style-name="Таблица2.B2" office:value-type="string">
            <text:p text:style-name="P17">Указатель на элемент, следующий за последним</text:p>
          </table:table-cell>
        </table:table-row>
        <table:table-row table:style-name="TableLine94537235034864">
          <table:table-cell table:style-name="Таблица2.A2" office:value-type="string">
            <text:p text:style-name="P92">rbegin()</text:p>
          </table:table-cell>
          <table:table-cell table:style-name="Таблица2.B2" office:value-type="string">
            <text:p text:style-name="P17">Указатель на первый элемент в обратной последовательности</text:p>
          </table:table-cell>
        </table:table-row>
        <table:table-row table:style-name="TableLine94537235040528">
          <table:table-cell table:style-name="Таблица2.A2" office:value-type="string">
            <text:p text:style-name="P92">rend()</text:p>
          </table:table-cell>
          <table:table-cell table:style-name="Таблица2.B2" office:value-type="string">
            <text:p text:style-name="P17">Указатель на элемент, следующий за последним в обратной последовательности</text:p>
          </table:table-cell>
        </table:table-row>
        <table:table-row table:style-name="TableLine94537235057072">
          <table:table-cell table:style-name="Таблица2.A2" office:value-type="string">
            <text:p text:style-name="P92">size()</text:p>
          </table:table-cell>
          <table:table-cell table:style-name="Таблица2.B2" office:value-type="string">
            <text:p text:style-name="P12">Размер массива</text:p>
          </table:table-cell>
        </table:table-row>
        <table:table-row table:style-name="TableLine94537235044848">
          <table:table-cell table:style-name="Таблица2.A2" office:value-type="string">
            <text:p text:style-name="P92">sort(t1,t2)</text:p>
          </table:table-cell>
          <table:table-cell table:style-name="Таблица2.B2" office:value-type="string">
            <text:p text:style-name="P12">Сортировка массива по возрастанию, t1 – указатель на первый элемент массива, t2 – указатель на элемент, следующий за последним</text:p>
          </table:table-cell>
        </table:table-row>
        <table:table-row table:style-name="TableLine94537235042320">
          <table:table-cell table:style-name="Таблица2.A2" office:value-type="string">
            <text:p text:style-name="P93">at(i)</text:p>
          </table:table-cell>
          <table:table-cell table:style-name="Таблица2.B2" office:value-type="string">
            <text:p text:style-name="P9">Элемент массива с номером i</text:p>
          </table:table-cell>
        </table:table-row>
      </table:table>
      <text:p text:style-name="P10">Рассмотрим, как создается матрица</text:p>
      <text:p text:style-name="Листинг">#include &lt;iostream&gt;</text:p>
      <text:p text:style-name="Листинг">#include &lt;array&gt;</text:p>
      <text:p text:style-name="Листинг">#include &lt;algorithm&gt;</text:p>
      <text:p text:style-name="Листинг"><text:soft-page-break/>using namespace std;</text:p>
      <text:p text:style-name="Листинг">int main(int argc, char **argv)</text:p>
      <text:p text:style-name="Листинг">{</text:p>
      <text:p text:style-name="Листинг"><text:tab/>const int n=5, m=4;</text:p>
      <text:p text:style-name="P5">//<text:span text:style-name="T107">Создаем матрицу размерности m на n</text:span></text:p>
      <text:p text:style-name="Листинг"><text:tab/>array&lt;array &lt;double,n&gt;,m&gt; x;</text:p>
      <text:p text:style-name="Листинг"><text:tab/>cout&lt;&lt;"Введите элементы матрицы"&lt;&lt;endl;</text:p>
      <text:p text:style-name="Листинг"><text:tab/>for(int j=0;j&lt;m;j++)</text:p>
      <text:p text:style-name="Листинг"><text:tab/>for(int i=0;i&lt;n;i++)</text:p>
      <text:p text:style-name="Листинг"><text:tab/>cin&gt;&gt;x[j][i];</text:p>
      <text:p text:style-name="Листинг"><text:tab/>cout&lt;&lt;"Матрица X"&lt;&lt;endl;</text:p>
      <text:p text:style-name="Листинг"><text:tab/>for(int j=0;j&lt;m;cout&lt;&lt;endl,j++)</text:p>
      <text:p text:style-name="Листинг"><text:tab/>for(int i=0;i&lt;n;i++)</text:p>
      <text:p text:style-name="Листинг"><text:tab/>cout&lt;&lt;x.at(j).at(i)&lt;&lt;" ";</text:p>
      <text:p text:style-name="Листинг"><text:tab/></text:p>
      <text:p text:style-name="Листинг"><text:tab/>return 0;</text:p>
      <text:p text:style-name="Листинг">}</text:p>
      <text:p text:style-name="Text_20_body">Результат </text:p>
      <text:p text:style-name="P5">Введите элементы матрицы</text:p>
      <text:p text:style-name="P5">1 2 3 4.5 5.6</text:p>
      <text:p text:style-name="P5">-1.2 3 4 5 6</text:p>
      <text:p text:style-name="P5">0.1 -0.1 3.4 5.6 -7.8</text:p>
      <text:p text:style-name="P5">2.1 2.3 4.6 -5.67 -9.123</text:p>
      <text:p text:style-name="P5">Матрица X</text:p>
      <text:p text:style-name="P5">1 2 3 4.5 5.6 </text:p>
      <text:p text:style-name="P5">-1.2 3 4 5 6 </text:p>
      <text:p text:style-name="P5">0.1 -0.1 3.4 5.6 -7.8 </text:p>
      <text:p text:style-name="P5">2.1 2.3 4.6 -5.67 -9.123</text:p>
      <text:h text:style-name="P99" text:outline-level="3">Массивы std::<text:span text:style-name="T108">vector</text:span></text:h>
      <text:p text:style-name="P52">Принципиальным массива, создаваемого классом <text:span text:style-name="T66">vector</text:span> от массива, генерируемого с помощью класса <text:span text:style-name="T66">array</text:span> является возможность измнения размера массива. Класс <text:span text:style-name="T66">vector</text:span> позволяет создать динамический массив.</text:p>
      <text:p text:style-name="P53">Кроме того, что мы знаем о классе array, рассмотрим необходимый минимум информации о классе vector.</text:p>
      <text:list xml:id="list946479307" text:style-name="L11">
        <text:list-item>
          <text:p text:style-name="P118">Размер массива, создаваемого на базе класса <text:span text:style-name="T66">vector</text:span>, может определяться не только константой, но и целочисленной переменной.</text:p>
        </text:list-item>
        <text:list-item>
          <text:p text:style-name="P119">При инициализации вектора можно не определять размер. Например так <text:span text:style-name="T66">vector &lt;double&gt; x</text:span>;</text:p>
        </text:list-item>
        <text:list-item>
          <text:p text:style-name="P120">В классе <text:span text:style-name="T66">vector</text:span> определён конструктор копирования, что позволяет создавать <text:span text:style-name="T109">массив, как копию другого <text:line-break/></text:span><text:span text:style-name="T66">vector &lt;double&gt; y(x);//</text:span><text:span text:style-name="T68">Массив y – копия x.</text:span></text:p>
        </text:list-item>
        <text:list-item>
          <text:p text:style-name="P121">Можно инициализировать все элементы массива одним значением</text:p>
          <text:p text:style-name="P123">//<text:span text:style-name="T110">Создаем массив вещественных чисел z из 100</text:span></text:p>
          <text:p text:style-name="P123"><text:span text:style-name="T110">//элементов, все элементы которого</text:span> равны 0.3743</text:p>
          <text:p text:style-name="P122">vector &lt;double&gt; z(100,0.3743);</text:p>
        </text:list-item>
        <text:list-item>
          <text:p text:style-name="P118">Для изменения размера массива есть метод <text:span text:style-name="T61">resize(n)</text:span>.</text:p>
        </text:list-item>
      </text:list>
      <text:p text:style-name="P56">Рассмотрим пример</text:p>
      <text:p text:style-name="Листинг">#include &lt;iostream&gt;</text:p>
      <text:p text:style-name="Листинг">#include &lt;vector&gt;</text:p>
      <text:p text:style-name="Листинг">#include &lt;algorithm&gt;</text:p>
      <text:p text:style-name="Листинг">using namespace std;</text:p>
      <text:p text:style-name="Листинг">int main(int argc, char **argv)</text:p>
      <text:p text:style-name="Листинг">{</text:p>
      <text:p text:style-name="Листинг"><text:tab/>int n;</text:p>
      <text:p text:style-name="Листинг">//X – массив нулевой длины</text:p>
      <text:p text:style-name="Листинг"><text:tab/>vector &lt;double&gt; x;</text:p>
      <text:p text:style-name="Листинг">//Определяем размер массива.</text:p>
      <text:p text:style-name="Листинг"><text:tab/>cout&lt;&lt;"n=";cin&gt;&gt;n;</text:p>
      <text:p text:style-name="Листинг">//<text:span text:style-name="T111">Переопределяем размер <text:s/>массива x</text:span></text:p>
      <text:p text:style-name="Листинг"><text:tab/>x.resize(n);</text:p>
      <text:p text:style-name="Листинг">//Ввод массива x</text:p>
      <text:p text:style-name="Листинг"><text:tab/>cout&lt;&lt;"Введите элементы массива"&lt;&lt;endl;</text:p>
      <text:p text:style-name="Листинг"><text:tab/>for(int i=0;i&lt;n;i++)</text:p>
      <text:p text:style-name="Листинг"><text:tab/>cin&gt;&gt;x[i];</text:p>
      <text:p text:style-name="Листинг">//<text:span text:style-name="T112">Создаем массив y – копию массива x</text:span></text:p>
      <text:p text:style-name="Листинг"><text:tab/>vector &lt;double&gt; y(x);</text:p>
      <text:p text:style-name="Листинг">//<text:span text:style-name="T111">Увеличиваем размер массива </text:span><text:span text:style-name="T112">y</text:span></text:p>
      <text:p text:style-name="Листинг"><text:tab/>y.resize(n+3);</text:p>
      <text:p text:style-name="Листинг">//В последний элемент массива x <text:span text:style-name="T112">пишем</text:span> число 100.</text:p>
      <text:p text:style-name="Листинг"><text:tab/>y[n+2]=100;</text:p>
      <text:p text:style-name="Листинг">//<text:span text:style-name="T112">Вывод массива y</text:span></text:p>
      <text:p text:style-name="Листинг"><text:tab/>cout&lt;&lt;"Исходный массив"&lt;&lt;endl;</text:p>
      <text:p text:style-name="Листинг">//Цикл для поэлементного вывода y</text:p>
      <text:p text:style-name="Листинг"><text:tab/>for(double z:y)</text:p>
      <text:p text:style-name="Листинг"><text:tab/>cout&lt;&lt;z&lt;&lt;" ";</text:p>
      <text:p text:style-name="Листинг"><text:tab/>cout&lt;&lt;endl;</text:p>
      <text:p text:style-name="Листинг">//Сортировка массива y по возрастанию</text:p>
      <text:p text:style-name="Листинг"><text:tab/>sort(y.begin(),y.end());</text:p>
      <text:p text:style-name="Листинг"><text:tab/>cout&lt;&lt;"Отсортированный по возрастанию массив"</text:p>
      <text:p text:style-name="Листинг"><text:tab/>&lt;&lt;endl;</text:p>
      <text:p text:style-name="Листинг"><text:tab/>for(double z:y)</text:p>
      <text:p text:style-name="Листинг"><text:tab/>cout&lt;&lt;z&lt;&lt;" ";</text:p>
      <text:p text:style-name="Листинг"><text:tab/>cout&lt;&lt;endl;</text:p>
      <text:p text:style-name="Листинг">//Сортировка массива y по убыванию</text:p>
      <text:p text:style-name="Листинг"><text:tab/>sort(y.rbegin(),y.rend());</text:p>
      <text:p text:style-name="Листинг"><text:soft-page-break/><text:tab/>cout&lt;&lt;"Отсортированный по убыванию массив"</text:p>
      <text:p text:style-name="Листинг"><text:tab/>&lt;&lt;endl;</text:p>
      <text:p text:style-name="Листинг"><text:tab/>for(double z:y)</text:p>
      <text:p text:style-name="Листинг"><text:tab/>cout&lt;&lt;z&lt;&lt;" ";</text:p>
      <text:p text:style-name="Листинг"><text:tab/>cout&lt;&lt;endl;</text:p>
      <text:p text:style-name="Листинг"><text:tab/>return 0;</text:p>
      <text:p text:style-name="Листинг">}</text:p>
      <text:p text:style-name="P55">Результат</text:p>
      <text:p text:style-name="P5">n=5</text:p>
      <text:p text:style-name="P5">Введите элементы массива</text:p>
      <text:p text:style-name="P5">1 -2 3 -4 6.87</text:p>
      <text:p text:style-name="P5">Исходный массив</text:p>
      <text:p text:style-name="P5">1 -2 3 -4 6.87 0 0 100 </text:p>
      <text:p text:style-name="P5">Отсортированный по возрастанию массив</text:p>
      <text:p text:style-name="P5">-4 -2 0 0 1 3 6.87 100 </text:p>
      <text:p text:style-name="P5">Отсортированный по убыванию массив</text:p>
      <text:p text:style-name="P5">100 6.87 3 1 0 0 -2 -4 </text:p>
      <text:p text:style-name="P54"><text:span text:style-name="T11">Н</text:span><text:span text:style-name="T106">екоторые методы класса </text:span><text:span text:style-name="T69">vector</text:span><text:span text:style-name="T110">. </text:span><text:span text:style-name="T111">Подробнее </text:span><text:a xlink:type="simple" xlink:href="https://docs.microsoft.com/ru-ru/cpp/standard-library/vector-class?view=msvc-160&amp;viewFallbackFrom=vs-2017" text:style-name="Internet_20_link" text:visited-style-name="Visited_20_Internet_20_Link"><text:span text:style-name="T111">https://docs.microsoft.com/ru-ru/cpp/standard-library/vector-class?view=msvc-160&amp;viewFallbackFrom=vs-2017</text:span></text:a><text:span text:style-name="T111"> 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537235366096">
          <table:table-cell table:style-name="Таблица3.A1" office:value-type="string">
            <text:p text:style-name="P16">Метод</text:p>
          </table:table-cell>
          <table:table-cell table:style-name="Таблица3.B1" office:value-type="string">
            <text:p text:style-name="P18">Описание</text:p>
          </table:table-cell>
        </table:table-row>
        <table:table-row table:style-name="TableLine94537235538752">
          <table:table-cell table:style-name="Таблица3.A2" office:value-type="string">
            <text:p text:style-name="P21">begin()</text:p>
          </table:table-cell>
          <table:table-cell table:style-name="Таблица3.B2" office:value-type="string">
            <text:p text:style-name="P18">Указатель на первый элемент массива</text:p>
          </table:table-cell>
        </table:table-row>
        <table:table-row table:style-name="TableLine94537235540912">
          <table:table-cell table:style-name="Таблица3.A2" office:value-type="string">
            <text:p text:style-name="P21">end()</text:p>
          </table:table-cell>
          <table:table-cell table:style-name="Таблица3.B2" office:value-type="string">
            <text:p text:style-name="P18">Указатель на элемент, следующий за последним</text:p>
          </table:table-cell>
        </table:table-row>
        <table:table-row table:style-name="TableLine94537235542400">
          <table:table-cell table:style-name="Таблица3.A2" office:value-type="string">
            <text:p text:style-name="P21">rbegin()</text:p>
          </table:table-cell>
          <table:table-cell table:style-name="Таблица3.B2" office:value-type="string">
            <text:p text:style-name="P18">Указатель на первый элемент в обратной последовательности</text:p>
          </table:table-cell>
        </table:table-row>
        <table:table-row table:style-name="TableLine94537235544512">
          <table:table-cell table:style-name="Таблица3.A2" office:value-type="string">
            <text:p text:style-name="P21">rend()</text:p>
          </table:table-cell>
          <table:table-cell table:style-name="Таблица3.B2" office:value-type="string">
            <text:p text:style-name="P18">Указатель на элемент, следующий за последним в обратной последовательности</text:p>
          </table:table-cell>
        </table:table-row>
        <table:table-row table:style-name="TableLine94537235546672">
          <table:table-cell table:style-name="Таблица3.A2" office:value-type="string">
            <text:p text:style-name="P21">size()</text:p>
          </table:table-cell>
          <table:table-cell table:style-name="Таблица3.B2" office:value-type="string">
            <text:p text:style-name="P15">Размер массива</text:p>
          </table:table-cell>
        </table:table-row>
        <table:table-row table:style-name="TableLine94537235548112">
          <table:table-cell table:style-name="Таблица3.A2" office:value-type="string">
            <text:p text:style-name="P21"><text:span text:style-name="T111">void </text:span>sort(t1,t2)</text:p>
          </table:table-cell>
          <table:table-cell table:style-name="Таблица3.B2" office:value-type="string">
            <text:p text:style-name="P15">Сортировка массива по возрастанию, t1 – указатель на первый элемент массива, t2 – указатель на элемент, следующий за последним</text:p>
          </table:table-cell>
        </table:table-row>
        <table:table-row table:style-name="TableLine94537235550272">
          <table:table-cell table:style-name="Таблица3.A2" office:value-type="string">
            <text:p text:style-name="P20">at(i)</text:p>
          </table:table-cell>
          <table:table-cell table:style-name="Таблица3.B2" office:value-type="string">
            <text:p text:style-name="P11">Элемент массива с номером i</text:p>
          </table:table-cell>
        </table:table-row>
        <table:table-row table:style-name="TableLine94537235552432">
          <table:table-cell table:style-name="Таблица3.A2" office:value-type="string">
            <text:p text:style-name="P19">void pop_back();</text:p>
          </table:table-cell>
          <table:table-cell table:style-name="Таблица3.B2" office:value-type="string">
            <text:p text:style-name="P11">Удаляет элемент в конце вектора</text:p>
          </table:table-cell>
        </table:table-row>
        <table:table-row table:style-name="TableLine94537235555312">
          <table:table-cell table:style-name="Таблица3.A2" office:value-type="string">
            <text:p text:style-name="P19">void push_back(const T&amp; value);</text:p>
          </table:table-cell>
          <table:table-cell table:style-name="Таблица3.B2" office:value-type="string">
            <text:p text:style-name="P11">Добавляет элемент в конец вектора</text:p>
          </table:table-cell>
        </table:table-row>
        <table:table-row table:style-name="TableLine94537235556752">
          <table:table-cell table:style-name="Таблица3.A2" office:value-type="string">
            <text:p text:style-name="P19">iterator insert(const_iterator position, const Type&amp; value);</text:p>
          </table:table-cell>
          <table:table-cell table:style-name="Таблица3.B2" office:value-type="string">
            <text:p text:style-name="P11">Вставляет элемент или несколько элементов или диапазон элементов в указанную позиции в вектор.</text:p>
          </table:table-cell>
        </table:table-row>
      </table:table>
      <text:p text:style-name="P57">Пример использования</text:p>
      <text:p text:style-name="Листинг">#include &lt;vector&gt;</text:p>
      <text:p text:style-name="Листинг">#include &lt;iostream&gt;</text:p>
      <text:p text:style-name="Листинг">int main( )</text:p>
      <text:p text:style-name="Листинг"><text:soft-page-break/>{</text:p>
      <text:p text:style-name="Листинг"><text:s text:c="3"/>using namespace std;</text:p>
      <text:p text:style-name="Листинг">//<text:span text:style-name="T113">Создаём пустой вектор(массив) вещественных чисел</text:span></text:p>
      <text:p text:style-name="Листинг"><text:s text:c="3"/>vector &lt;double&gt; v1;</text:p>
      <text:p text:style-name="Листинг">//<text:span text:style-name="T113">Заплоняем вектор значениями.</text:span></text:p>
      <text:p text:style-name="Листинг">//<text:span text:style-name="T113">Вставляем число 10.1 в конец массива</text:span></text:p>
      <text:p text:style-name="Листинг"><text:s text:c="3"/>v1.push_back( 10.1);</text:p>
      <text:p text:style-name="Листинг">//<text:span text:style-name="T113">Вставляем число 20.2 в конец массива</text:span></text:p>
      <text:p text:style-name="Листинг"><text:s text:c="3"/>v1.push_back( 20.2 );</text:p>
      <text:p text:style-name="Листинг">//<text:span text:style-name="T113">Вставляем число 30.3 в конец массива</text:span></text:p>
      <text:p text:style-name="Листинг"><text:s text:c="3"/>v1.push_back( 30.3 );</text:p>
      <text:p text:style-name="Листинг">//<text:span text:style-name="T113">Вывод массива</text:span></text:p>
      <text:p text:style-name="Листинг"><text:s text:c="3"/>cout &lt;&lt; "v1 =" ;</text:p>
      <text:p text:style-name="Листинг"><text:s text:c="3"/>for (int i = 0 ; i &lt; v1.size( ) ; i++ )</text:p>
      <text:p text:style-name="Листинг"><text:s text:c="6"/>cout &lt;&lt; " " &lt;&lt; v1[i];</text:p>
      <text:p text:style-name="Листинг"><text:s text:c="3"/>cout &lt;&lt; endl;</text:p>
      <text:p text:style-name="Листинг">//<text:span text:style-name="T113">Вставляем число 40.4 после первого элемента</text:span></text:p>
      <text:p text:style-name="Листинг"><text:s text:c="3"/>v1.insert( v1.begin( ) + 1, 40.4 );</text:p>
      <text:p text:style-name="Листинг">//<text:span text:style-name="T113">Вывод массива</text:span></text:p>
      <text:p text:style-name="Листинг"><text:s text:c="3"/>cout &lt;&lt; "v1 =";</text:p>
      <text:p text:style-name="Листинг"><text:s text:c="3"/>for ( double i:v1 )</text:p>
      <text:p text:style-name="Листинг"><text:s text:c="6"/>cout &lt;&lt; " " &lt;&lt; i;</text:p>
      <text:p text:style-name="Листинг"><text:s text:c="3"/>cout &lt;&lt; endl;</text:p>
      <text:p text:style-name="P87">//<text:span text:style-name="T113">После второго элемента </text:span><text:span text:style-name="T114">массива </text:span><text:span text:style-name="T113">вставляем </text:span><text:span text:style-name="T49">четыре</text:span></text:p>
      <text:p text:style-name="P87"><text:span text:style-name="T113">// </text:span><text:span text:style-name="T50">копии</text:span><text:span text:style-name="T113"> числа 50.5</text:span></text:p>
      <text:p text:style-name="Листинг"><text:s text:c="3"/>v1.insert( v1.begin() + 2, 4, 50.5 );</text:p>
      <text:p text:style-name="Листинг">//<text:span text:style-name="T113">Вывод массива</text:span></text:p>
      <text:p text:style-name="Листинг"><text:s text:c="3"/>cout &lt;&lt; "v1 =";</text:p>
      <text:p text:style-name="Листинг"><text:s text:c="3"/>for ( double i: v1 )</text:p>
      <text:p text:style-name="Листинг"><text:s text:c="6"/>cout &lt;&lt; " " &lt;&lt; i;</text:p>
      <text:p text:style-name="Листинг"><text:s text:c="3"/>cout &lt;&lt; endl;</text:p>
      <text:p text:style-name="Листинг">//<text:span text:style-name="T113">Создаем массив v2, </text:span><text:span text:style-name="T114">как</text:span><text:span text:style-name="T113"> копию v1</text:span></text:p>
      <text:p text:style-name="Листинг"><text:s text:c="3"/>const auto v2 = v1;</text:p>
      <text:p text:style-name="P87">//В массив v1 после второго числа вставляем третье</text:p>
      <text:p text:style-name="P87">// и пятое число из массива v2</text:p>
      <text:p text:style-name="Листинг"><text:s text:c="3"/>v1.insert( v1.begin( )+1, v2.begin( )+2, v2.begin( )+4 );</text:p>
      <text:p text:style-name="Листинг">//<text:span text:style-name="T113">Вывод массива v1</text:span></text:p>
      <text:p text:style-name="Листинг"><text:s text:c="3"/>cout &lt;&lt; "v1 =";</text:p>
      <text:p text:style-name="Листинг"><text:s text:c="3"/>for (double i:v1)</text:p>
      <text:p text:style-name="Листинг"><text:s text:c="6"/>cout &lt;&lt; " " &lt;&lt; i;</text:p>
      <text:p text:style-name="Листинг"><text:s text:c="3"/>cout &lt;&lt; endl;</text:p>
      <text:p text:style-name="Листинг"/>
      <text:p text:style-name="Листинг">}</text:p>
      <text:p text:style-name="P58"><text:soft-page-break/>Результат</text:p>
      <text:p text:style-name="P5">v1 = 10 20 30</text:p>
      <text:p text:style-name="P5">v1 = 10 40 20 30</text:p>
      <text:p text:style-name="P5">v1 = 10 40 50 50 50 50 20 30</text:p>
      <text:p text:style-name="P5">v1 = 10 50 50 40 50 50 50 50 20 30</text:p>
      <text:h text:style-name="Heading_20_3" text:outline-level="3">Обработка матриц</text:h>
      <text:p text:style-name="P59">Конечно можно <text:span text:style-name="T116">попробовать </text:span>матрицы, основанные на классе <text:span text:style-name="T66">vector</text:span>, создать аналогично матрицам, которые мы получали на базе класса <text:span text:style-name="T66">array</text:span>.</text:p>
      <text:p text:style-name="P87">#include &lt;iostream&gt;</text:p>
      <text:p text:style-name="P87">#include &lt;<text:span text:style-name="T115">vector</text:span>&gt;</text:p>
      <text:p text:style-name="P87">#include &lt;algorithm&gt;</text:p>
      <text:p text:style-name="P87">using namespace std;</text:p>
      <text:p text:style-name="P87">int main(int argc, char **argv)</text:p>
      <text:p text:style-name="P87">{</text:p>
      <text:p text:style-name="P87"><text:tab/>const int n=5, m=4;</text:p>
      <text:p text:style-name="P8">//<text:span text:style-name="T107">Создаем матрицу размерности m на n</text:span></text:p>
      <text:p text:style-name="P87"><text:tab/><text:span text:style-name="T114">vector</text:span>&lt;<text:span text:style-name="T114">vector</text:span> &lt;double,n&gt;,m&gt; x;</text:p>
      <text:p text:style-name="P87"><text:tab/>cout&lt;&lt;"Введите элементы матрицы"&lt;&lt;endl;</text:p>
      <text:p text:style-name="P87"><text:tab/>for(int j=0;j&lt;m;j++)</text:p>
      <text:p text:style-name="P87"><text:tab/>for(int i=0;i&lt;n;i++)</text:p>
      <text:p text:style-name="P87"><text:tab/>cin&gt;&gt;x[j][i];</text:p>
      <text:p text:style-name="P87"><text:tab/>cout&lt;&lt;"Матрица X"&lt;&lt;endl;</text:p>
      <text:p text:style-name="P87"><text:tab/>for(int j=0;j&lt;m;cout&lt;&lt;endl,j++)</text:p>
      <text:p text:style-name="P87"><text:tab/>for(int i=0;i&lt;n;i++)</text:p>
      <text:p text:style-name="P87"><text:tab/>cout&lt;&lt;x.at(j).at(i)&lt;&lt;" ";</text:p>
      <text:p text:style-name="P87"><text:tab/></text:p>
      <text:p text:style-name="P87"><text:tab/>return 0;</text:p>
      <text:p text:style-name="P60">}</text:p>
      <text:p text:style-name="P61">Но эта конструкция оказалась нерабочей. Конструкторы не идентичны. <text:span text:style-name="T117">Так </text:span><text:span text:style-name="T70">vector &lt;double,n&gt; x[m];</text:span><text:span text:style-name="T117"> тоже не работает</text:span></text:p>
      <text:p text:style-name="Листинг">#include &lt;iostream&gt; <text:s text:c="2"/></text:p>
      <text:p text:style-name="Листинг">#include &lt;vector&gt; <text:s text:c="4"/></text:p>
      <text:p text:style-name="Листинг">using namespace std; <text:s/></text:p>
      <text:p text:style-name="Листинг">int main()</text:p>
      <text:p text:style-name="Листинг">{</text:p>
      <text:p text:style-name="P62">// Создание переменных отвечающих за размер</text:p>
      <text:p text:style-name="P62">// <text:span text:style-name="T117">матрицы</text:span></text:p>
      <text:p text:style-name="P62"><text:s text:c="4"/>int n, m;</text:p>
      <text:p text:style-name="Листинг"><text:s text:c="4"/>cout&lt;&lt;"Введите размеры матрицы\n";</text:p>
      <text:p text:style-name="Листинг"><text:s text:c="4"/>cin &gt;&gt; n &gt;&gt; m; </text:p>
      <text:p text:style-name="Листинг">//<text:span text:style-name="T117">Создание матрицы с помощью класса vector</text:span></text:p>
      <text:p text:style-name="Листинг"><text:s text:c="4"/>vector&lt;vector&lt;double&gt;&gt;a(n,vector&lt;double&gt;(m)); </text:p>
      <text:p text:style-name="Листинг"><text:soft-page-break/><text:tab/>cout&lt;&lt;"Введите матрицу\n";</text:p>
      <text:p text:style-name="Листинг"><text:s text:c="4"/>for (int i = 0; i &lt; n; i++) </text:p>
      <text:p text:style-name="Листинг"><text:s text:c="8"/>for (int j = 0; j &lt; m; j++)</text:p>
      <text:p text:style-name="Листинг"><text:s text:c="11"/>cin &gt;&gt; a[i][j];</text:p>
      <text:p text:style-name="Листинг"><text:s text:c="16"/>cout&lt;&lt;endl&lt;&lt;endl;</text:p>
      <text:p text:style-name="Листинг"><text:s text:c="3"/>for (int i = 0; i &lt; n; i++)</text:p>
      <text:p text:style-name="Листинг"><text:s text:c="4"/>{</text:p>
      <text:p text:style-name="Листинг"><text:s text:c="8"/>for (int j = 0; j &lt; m; j++)</text:p>
      <text:p text:style-name="Листинг"><text:s text:c="12"/>cout &lt;&lt; a[i][j] &lt;&lt; ' ';</text:p>
      <text:p text:style-name="Листинг"><text:s text:c="8"/>cout &lt;&lt; endl;</text:p>
      <text:p text:style-name="Листинг"><text:s text:c="4"/>}</text:p>
      <text:p text:style-name="Листинг"><text:s text:c="4"/>return 0;</text:p>
      <text:p text:style-name="Листинг">}</text:p>
      <text:p text:style-name="P63">Возникает вопрос почему такие проблемы с матрицами и на базе класса <text:span text:style-name="T66">array</text:span> и на базе класса <text:span text:style-name="T66">vector</text:span>. Эти классы не ориентированны на обработку матриц и, видимо, большого смысла использовать их для матриц не будет, каждый надо будет сооружать очередной «костыль».</text:p>
      <text:h text:style-name="P100" text:outline-level="3">Класс рациональных дробей</text:h>
      <text:p text:style-name="P64">Начиная со стандарта С++11 появился класс ratio, предназначенный для р<text:span text:style-name="T118">аботы с обыкновенными дробями.</text:span></text:p>
      <text:p text:style-name="P65">Членами класса ratio являются <text:span text:style-name="T66">num</text:span> (numerator, числитель) и <text:span text:style-name="T66">den</text:span> (denominator, знаменатель) целого типа.</text:p>
      <text:p text:style-name="P65">Конструктор имеет вид</text:p>
      <text:p text:style-name="Листинг">ratio(n,d)</text:p>
      <text:p text:style-name="P65"><text:span text:style-name="T61">n, d</text:span> – целочисленные значения.</text:p>
      <text:p text:style-name="P64"><text:span text:style-name="T119">При обращении к конструктору с сократимой дробью она автоматически приводится к несократимому виду. Например из </text:span><text:span text:style-name="T119"><draw:frame draw:style-name="fr1" draw:name="Объект1" text:anchor-type="as-char" svg:width="0.71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9"><text:s/>получается </text:span><text:span text:style-name="T119"><draw:frame draw:style-name="fr1" draw:name="Объект2" text:anchor-type="as-char" svg:width="0.497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19">. Также при всех операциях автоматически происходит сокращение дробей.</text:span></text:p>
      <text:p text:style-name="P66">Для выполнения арифметических операций определены следующие функции над дробями класса ratio [https://www.cyberforum.ru/blogs/378385/blog2418.html,https://www.cplusplus.com/reference/ratio/].</text:p>
      <text:p text:style-name="P66"><text:span text:style-name="T66">ratio_add(drob1, drob2)</text:span> – сложение дробей;</text:p>
      <text:p text:style-name="P66"><text:span text:style-name="T66">ratio_subtract(drob1, drob2)</text:span> – вычитание дробей;</text:p>
      <text:p text:style-name="P66"><text:span text:style-name="T66">ratio_multiply(drob1, drob2)</text:span> – умножение дробей;</text:p>
      <text:p text:style-name="P66"><text:span text:style-name="T66">ratio_divide(drob1, drob2)</text:span> – деление дробей.</text:p>
      <text:p text:style-name="P66">Все вышеперечисленные функции возвращают значение типа <text:span text:style-name="T66">rati</text:span>o, параметры <text:span text:style-name="T66">drob1</text:span>, <text:span text:style-name="T66">drob2</text:span> также имеют тип <text:span text:style-name="T66">ratio</text:span>.</text:p>
      <text:p text:style-name="P66">Также определены функции, выполняющие роль операций отношения:</text:p>
      <text:p text:style-name="P66"><text:span text:style-name="T66">ratio_equal(drob1, drob2)</text:span> – равно;</text:p>
      <text:p text:style-name="P66"><text:soft-page-break/><text:span text:style-name="T66">ratio_not_equal(drob1, drob2)</text:span> – не равно;</text:p>
      <text:p text:style-name="P66"><text:span text:style-name="T66">ratio_less(drob1, drob2)</text:span> – меньше;</text:p>
      <text:p text:style-name="P66"><text:span text:style-name="T66">ratio_less_equal(drob1, drob2)</text:span> – меньше либо равно;</text:p>
      <text:p text:style-name="P66"><text:span text:style-name="T66">ratio_greater(drob1, drob2)</text:span> – больше;</text:p>
      <text:p text:style-name="P66"><text:span text:style-name="T66">ratio_greater_equal(drob1, drob2)</text:span> – <text:s/>больше либо равно.</text:p>
      <text:p text:style-name="P66">Функции этого блока возвращают логическое значение, параметры <text:span text:style-name="T66">drob1</text:span>, <text:span text:style-name="T66">drob2</text:span> имеют тип <text:span text:style-name="T66">ratio</text:span>.</text:p>
      <text:p text:style-name="P67">Пример работы с классом ratio</text:p>
      <text:p text:style-name="Листинг">#include &lt;iostream&gt;</text:p>
      <text:p text:style-name="Листинг">#include &lt;ratio&gt;</text:p>
      <text:p text:style-name="Листинг">using namespace std;</text:p>
      <text:p text:style-name="Листинг">int main () {</text:p>
      <text:p text:style-name="Листинг">//<text:span text:style-name="T120">Определяем drob1, drob2.</text:span></text:p>
      <text:p text:style-name="Листинг"><text:s text:c="2"/>typedef ratio&lt;10,20&gt; drob1;</text:p>
      <text:p text:style-name="Листинг"><text:s text:c="2"/>typedef ratio&lt;20,30&gt; drob2;</text:p>
      <text:p text:style-name="Листинг">//Умножение дробей</text:p>
      <text:p text:style-name="Листинг"><text:s text:c="2"/>typedef ratio_multiply&lt;drob1,drob2&gt; result_mul;</text:p>
      <text:p text:style-name="Листинг">//<text:span text:style-name="T120">Вывод результатов</text:span></text:p>
      <text:p text:style-name="Листинг"><text:s text:c="2"/>cout &lt;&lt; drob1::num&lt;&lt;"/"&lt;&lt;drob1::den&lt;&lt;"*"&lt;&lt;drob2::num&lt;&lt;"/"</text:p>
      <text:p text:style-name="Листинг">&lt;&lt;drob2::den&lt;&lt;"=";</text:p>
      <text:p text:style-name="Листинг"><text:s text:c="2"/>cout&lt;&lt;result_mul::num &lt;&lt; "/" &lt;&lt; result_mul::den&lt;&lt;endl;</text:p>
      <text:p text:style-name="Листинг">//<text:span text:style-name="T120">Деление дробей</text:span></text:p>
      <text:p text:style-name="Листинг"><text:s text:c="2"/>typedef ratio_divide&lt;drob1,drob2&gt; result_div;</text:p>
      <text:p text:style-name="Листинг">//<text:span text:style-name="T120">Вывод результатов</text:span></text:p>
      <text:p text:style-name="P88"><text:s text:c="2"/>cout &lt;&lt; drob1::num&lt;&lt;"/"&lt;&lt;drob1::den&lt;&lt;"/"&lt;&lt;drob2::num&lt;&lt;"/"</text:p>
      <text:p text:style-name="P88">&lt;&lt;drob2::den&lt;&lt;"=";</text:p>
      <text:p text:style-name="Листинг"><text:s text:c="2"/>cout &lt;&lt; result_div::num &lt;&lt; "/" &lt;&lt; result_div::den&lt;&lt;endl;</text:p>
      <text:p text:style-name="Листинг">//<text:span text:style-name="T120">Сложение дробей</text:span></text:p>
      <text:p text:style-name="Листинг"><text:s text:c="2"/>typedef ratio_add&lt;drob1,drob2&gt; result_add;</text:p>
      <text:p text:style-name="Листинг">//<text:span text:style-name="T120">Вывод результатов</text:span></text:p>
      <text:p text:style-name="P88"><text:s text:c="2"/>cout &lt;&lt; drob1::num&lt;&lt;"/"&lt;&lt;drob1::den&lt;&lt;"+"&lt;&lt;drob2::num&lt;&lt;"/"</text:p>
      <text:p text:style-name="P88">&lt;&lt;drob2::den&lt;&lt;"=";</text:p>
      <text:p text:style-name="Листинг"><text:s text:c="2"/>cout &lt;&lt; result_add::num &lt;&lt; "/" &lt;&lt; result_add::den&lt;&lt;endl;</text:p>
      <text:p text:style-name="Листинг">//<text:span text:style-name="T120">Вычитание дробей</text:span></text:p>
      <text:p text:style-name="Листинг"><text:s text:c="2"/>typedef ratio_subtract&lt;drob1,drob2&gt; result_sub;</text:p>
      <text:p text:style-name="Листинг">//<text:span text:style-name="T120">Вывод результатов</text:span></text:p>
      <text:p text:style-name="P88"><text:s text:c="2"/>cout &lt;&lt; <text:soft-page-break/>drob1::num&lt;&lt;"/"&lt;&lt;drob1::den&lt;&lt;"-"&lt;&lt;drob2::num&lt;&lt;"/"</text:p>
      <text:p text:style-name="P88">&lt;&lt;drob2::den&lt;&lt;"=";</text:p>
      <text:p text:style-name="Листинг"><text:s text:c="2"/>cout &lt;&lt; result_sub::num &lt;&lt; "/" &lt;&lt; result_sub::den&lt;&lt;endl;</text:p>
      <text:p text:style-name="Листинг">//<text:span text:style-name="T120">Сравнение дробей на равенство</text:span></text:p>
      <text:p text:style-name="Листинг"><text:s text:c="2"/>cout&lt;&lt;"Сравнение на равенство"&lt;&lt;endl;</text:p>
      <text:p text:style-name="P88"><text:s text:c="2"/>cout &lt;&lt; drob1::num&lt;&lt;"/"&lt;&lt;drob1::den&lt;&lt;"="&lt;&lt;drob2::num&lt;&lt;"/"</text:p>
      <text:p text:style-name="P88">&lt;&lt;drob2::den&lt;&lt;"=";</text:p>
      <text:p text:style-name="Листинг"><text:s text:c="2"/>if (ratio_equal&lt;drob1,drob2&gt;::value) cout&lt;&lt;"истина\n"; else cout&lt;&lt;"ложь\n";</text:p>
      <text:p text:style-name="Листинг">//<text:span text:style-name="T120">Сравнение дробей на меньше</text:span></text:p>
      <text:p text:style-name="Листинг"><text:s text:c="2"/>cout&lt;&lt;"Сравнение на меньше"&lt;&lt;endl;</text:p>
      <text:p text:style-name="P88"><text:s text:c="2"/>cout &lt;&lt; drob1::num&lt;&lt;"/"&lt;&lt;drob1::den&lt;&lt;"&lt;"&lt;&lt;drob2::num&lt;&lt;"/"</text:p>
      <text:p text:style-name="P88">&lt;&lt;drob2::den&lt;&lt;"=";</text:p>
      <text:p text:style-name="Листинг"><text:s text:c="2"/>if (ratio_less&lt;drob1,drob2&gt;::value) cout&lt;&lt;"истина\n"; else cout&lt;&lt;"ложь\n";</text:p>
      <text:p text:style-name="Листинг">return 0;</text:p>
      <text:p text:style-name="Листинг">}</text:p>
      <text:p text:style-name="Text_20_body">В коде использовался оператор <text:span text:style-name="T66">typedef</text:span>, который служит для определения новых типов данных. Реально – это не создание нового типа данных, а определение нового имени существующему типу. Стандартный вид оператора <text:span text:style-name="T66">typedef</text:span> следующий:</text:p>
      <text:p text:style-name="Листинг">typedef тип имя;</text:p>
      <text:p text:style-name="P68">где <text:span text:style-name="T66">тип</text:span> — это любой существующий тип данных, а <text:span text:style-name="T66">имя</text:span> - это новое имя для данного типа. Новое имя определяется в дополнение к существующему имени типа, а не замещает его. Например, можно создать новое имя для <text:span text:style-name="T66">float</text:span>, используя</text:p>
      <text:p text:style-name="P5"><text:s/><text:span text:style-name="T61">typedef float balance;</text:span></text:p>
      <text:p text:style-name="P67">Результаты </text:p>
      <text:p text:style-name="P5">1/2*2/3=1/3</text:p>
      <text:p text:style-name="P5">1/2/2/3=3/4</text:p>
      <text:p text:style-name="P5">1/2+2/3=7/6</text:p>
      <text:p text:style-name="P5">1/2-2/3=-1/6</text:p>
      <text:p text:style-name="P5">Сравнение на равенство</text:p>
      <text:p text:style-name="P5">1/2=2/3=ложь</text:p>
      <text:p text:style-name="P5">Сравнение на меньше</text:p>
      <text:p text:style-name="P5">1/2&lt;2/3=истина</text:p>
      <text:p text:style-name="P69">Если внимательно посмотреть на класс ratio, то видно, что это по существу заготовка шаблона класса. Над классом ratio определены ряд функций, которые реализуют арифметические операции и операции отношения. Для реальной работы с дробями надо переписать класс, перегру<text:soft-page-break/>зив операции отношения, арифметические операции и реализовав над дробью элементарные функции.</text:p>
      <text:p text:style-name="P69">Рассмотренными классами не ограничивается библиотека STL. Библиотеки STL посвящены книги, монографии и учебники. Среди них можно выделить книгу разработчика С++ Бьёрна Страуструпа (Бьёрн Страуструп. Язык программирования С++) и книгу Леена Аммерааля (Леен Аммерааль. STL для программистов на С++). Наше введение в объектно-ориентированное программирование на С++ и вообще знакомство в С/С++ на этом заканчиваетс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adornments="Обычный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3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Helvetica" svg:font-family="Helvetica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Times" svg:font-family="Times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style:font-name="Times New Roman" fo:font-family="'Times New Roman'" style:font-style-name="Normal" style:font-family-generic="roman" style:font-pitch="variable" fo:font-size="12pt" style:font-size-asian="10.5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hyphenation-ladder-count="no-limit" fo:text-indent="1cm" style:auto-text-indent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.499cm" style:auto-text-indent="false" style:page-number="auto" text:number-lines="false" text:line-number="0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/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style:font-name="Andale Mono" fo:font-family="'Andale Mono'" style:font-family-generic="modern" style:font-pitch="fixed" fo:font-size="12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style:style style:name="Формула" style:family="paragraph" style:parent-style-name="Standard" style:next-style-name="Standard" style:class="text" style:master-page-name="">
      <loext:graphic-properties draw:fill="none" draw:fill-color="#99ccff"/>
      <style:paragraph-properties fo:margin-top="0.499cm" fo:margin-bottom="0.499cm" style:contextual-spacing="false" fo:text-align="start" style:justify-single-word="false" style:page-number="auto" fo:background-color="transparent" style:shadow="none">
        <style:tab-stops>
          <style:tab-stop style:position="3cm"/>
          <style:tab-stop style:position="15cm"/>
        </style:tab-stops>
      </style:paragraph-properties>
      <style:text-properties style:font-size-asian="10.5pt"/>
    </style:style>
    <style:style style:name="Базовый_20_без_20_отступа" style:display-name="Базов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ЗАДАЧА" style:family="paragraph" style:parent-style-name="Standard" style:next-style-name="Standard" style:class="text">
      <loext:graphic-properties draw:fill="none" draw:fill-color="#99ccff"/>
      <style:paragraph-properties fo:background-color="transparent" fo:padding="0.049cm" fo:border="0.06pt solid #000000" style:shadow="none"/>
      <style:text-properties fo:font-size="14pt" style:font-size-asian="10.5pt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2" fo:font-family="'Courier New'" style:font-style-name="Normal" style:font-family-generic="modern" style:font-pitch="fixed" fo:font-size="14pt" fo:font-style="normal" style:font-size-asian="10.5pt"/>
    </style:style>
    <style:style style:name="Безымянный1" style:family="paragraph" style:parent-style-name="Standard" style:class="text">
      <style:paragraph-properties fo:padding="0.049cm" fo:border="0.06pt solid #000000" style:shadow="none"/>
      <style:text-properties style:font-size-asian="10.5pt"/>
    </style:style>
    <style:style style:name="Формулировка_20_задачи" style:display-name="Формулировка задачи" style:family="paragraph" style:parent-style-name="ЗАДАЧА" style:next-style-name="Standard" style:class="text">
      <style:paragraph-properties fo:padding="0.049cm" fo:border="0.06pt solid #000000" style:shadow="none"/>
      <style:text-properties fo:font-size="13pt" fo:font-weight="normal" style:font-size-asian="10.5pt"/>
    </style:style>
    <style:style style:name="Рис." style:family="paragraph" style:parent-style-name="Caption"/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margin-top="0cm" fo:margin-bottom="0cm" style:contextual-spacing="false" fo:text-indent="0cm" style:auto-text-indent="false" style:shadow="none"/>
    </style:style>
    <style:style style:name="Обычный_20_без_20_отступа" style:display-name="Обычн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Листинг_5f_резултат" style:display-name="Листинг_резултат" style:family="paragraph" style:parent-style-name="Листинг" style:next-style-name="Text_20_body">
      <style:text-properties fo:font-weight="bold" style:font-size-asian="10.5pt"/>
    </style:style>
    <style:style style:name="Полпись_5f_листинг" style:display-name="Полпись_листинг" style:family="paragraph" style:parent-style-name="Листинг" style:next-style-name="Text_20_body">
      <style:text-properties fo:font-weight="bold" style:font-size-asian="10.5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4.45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fo:font-family="'Courier New'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Andale Mono" fo:font-family="'Andale Mono'" style:font-family-generic="modern" style:font-pitch="fixed" style:font-name-asian="Andale Mono" style:font-family-asian="'Andale Mono'" style:font-family-generic-asian="modern" style:font-pitch-asian="fixed" style:font-name-complex="Andale Mono" style:font-family-complex="'Andale Mono'" style:font-family-generic-complex="modern" style:font-pitch-complex="fixed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Definition" style:family="text"/>
    <style:style style:name="Index_20_Link" style:display-name="Index Link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>
      <style:text-properties style:font-name="Symbol1" fo:font-family="Symbol" style:font-family-generic="roman" style:font-pitch="variable" fo:language="en" fo:country="US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/>
    <style:style style:name="WW8Num6z0" style:family="text"/>
    <style:style style:name="WW8Num2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min-label-distance="0.381cm"/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3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3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1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3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0pt" fo:language="ru" fo:country="RU" officeooo:paragraph-rsid="0032c675" style:font-size-asian="10pt" style:font-size-complex="10pt"/>
    </style:style>
    <style:style style:name="MT1" style:family="text">
      <style:text-properties style:font-name="Times New Roman" fo:font-style="italic" officeooo:rsid="00b17876" style:font-style-asian="italic" style:font-style-complex="italic"/>
    </style:style>
    <style:style style:name="MT2" style:family="text">
      <style:text-properties style:font-name="Times New Roman" fo:font-style="italic" officeooo:rsid="004dbb07" style:font-style-asian="italic" style:font-style-complex="italic"/>
    </style:style>
    <style:style style:name="MT3" style:family="text">
      <style:text-properties style:font-name="Times New Roman" fo:font-style="italic" officeooo:rsid="0032c675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3.032cm" fo:margin-right="2.01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Алексеев Е.Р. </text:span><text:span text:style-name="MT2">Технологии программирования. </text:span><text:span text:style-name="MT1">Объектно ориентированное программирование на С++</text:span><text:span text:style-name="MT3"><text:tab/></text:span><text:page-number text:select-page="current">74</text:page-number></text:p>
      </style:header>
    </style:master-page>
    <style:master-page style:name="HTML" style:page-layout-name="Mpm2" draw:style-name="Mdp2"/>
    <style:master-page style:name="Footnote" style:page-layout-name="Mpm3" draw:style-name="Mdp2"/>
    <style:master-page style:name="First_20_Page" style:display-name="First Page" style:page-layout-name="Mpm4" draw:style-name="Mdp2" style:next-style-name="Standard"/>
    <style:master-page style:name="Index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creation-date>2010-08-07T09:34:51</meta:creation-date>
    <meta:editing-cycles>1183</meta:editing-cycles>
    <meta:editing-duration>P8DT8H12M22S</meta:editing-duration>
    <meta:initial-creator>evgeniy MyOOo.ru</meta:initial-creator>
    <dc:date>2021-10-01T12:56:51.738413870</dc:date>
    <meta:printed-by>oksana </meta:printed-by>
    <meta:print-date>2010-08-20T17:28:10</meta:print-date>
    <meta:document-statistic meta:table-count="3" meta:image-count="0" meta:object-count="2" meta:page-count="74" meta:paragraph-count="2830" meta:word-count="10065" meta:character-count="78028" meta:non-whitespace-character-count="69833"/>
    <meta:user-defined meta:name="Info 1"/>
    <meta:user-defined meta:name="Info 2"/>
    <meta:user-defined meta:name="Info 3"/>
    <meta:user-defined meta:name="Info 4"/>
    <meta:template xlink:type="simple" xlink:actuate="onRequest" xlink:title="chapter_template" xlink:href="../../../../../../media/AER8/DATA/Глава%201/Глава%20Octave%20(шаблон)/6/chapter_template.ott" meta:date="2010-08-07T09:34:51"/>
  </office:meta>
</office:document-meta>
</file>

<file path=Object 1/content.xml><?xml version="1.0" encoding="utf-8"?>
<math xmlns="http://www.w3.org/1998/Math/MathML" display="block">
  <semantics>
    <mfrac>
      <mn>10</mn>
      <mn>20</mn>
    </mfrac>
    <annotation encoding="StarMath 5.0">10 over 20</annotation>
  </semantics>
</math>
</file>

<file path=Object 2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